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10.2653in" table:align="left" style:writing-mode="lr-tb"/>
    </style:style>
    <style:style style:name="Table17.A" style:family="table-column">
      <style:table-column-properties style:column-width="1.0007in"/>
    </style:style>
    <style:style style:name="Table17.B" style:family="table-column">
      <style:table-column-properties style:column-width="3.3271in"/>
    </style:style>
    <style:style style:name="Table17.C" style:family="table-column">
      <style:table-column-properties style:column-width="5.9375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33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54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10.3313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7.5757in"/>
    </style:style>
    <style:style style:name="Table22.A1" style:family="table-cell">
      <style:table-cell-properties style:vertical-align="middle" fo:padding="0.0194in" fo:border="none"/>
    </style:style>
    <style:style style:name="Table23" style:family="table">
      <style:table-properties style:width="10.331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6.3924in"/>
    </style:style>
    <style:style style:name="Table23.A1" style:family="table-cell">
      <style:table-cell-properties style:vertical-align="middle" fo:padding="0.0194in" fo:border="none"/>
    </style:style>
    <style:style style:name="Table24" style:family="table">
      <style:table-properties style:width="10.3313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7.0708in"/>
    </style:style>
    <style:style style:name="Table24.A1" style:family="table-cell">
      <style:table-cell-properties style:vertical-align="middle" fo:padding="0.0194in" fo:border="none"/>
    </style:style>
    <style:style style:name="Table25" style:family="table">
      <style:table-properties style:width="10.3313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7.0653in"/>
    </style:style>
    <style:style style:name="Table25.A1" style:family="table-cell">
      <style:table-cell-properties style:vertical-align="middle" fo:padding="0.0194in" fo:border="none"/>
    </style:style>
    <style:style style:name="Table26" style:family="table">
      <style:table-properties style:width="10.3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6.0278in"/>
    </style:style>
    <style:style style:name="Table26.A1" style:family="table-cell">
      <style:table-cell-properties style:vertical-align="middle" fo:padding="0.0194in" fo:border="none"/>
    </style:style>
    <style:style style:name="Table27" style:family="table">
      <style:table-properties style:width="10.3313in" table:align="left" style:writing-mode="lr-tb"/>
    </style:style>
    <style:style style:name="Table27.A" style:family="table-column">
      <style:table-column-properties style:column-width="1.0007in"/>
    </style:style>
    <style:style style:name="Table27.B" style:family="table-column">
      <style:table-column-properties style:column-width="3.3271in"/>
    </style:style>
    <style:style style:name="Table27.C" style:family="table-column">
      <style:table-column-properties style:column-width="6.0035in"/>
    </style:style>
    <style:style style:name="Table27.A1" style:family="table-cell">
      <style:table-cell-properties style:vertical-align="middle" fo:padding="0.0194in" fo:border="none"/>
    </style:style>
    <style:style style:name="Table28" style:family="table">
      <style:table-properties style:width="10.3313in" table:align="left" style:writing-mode="lr-tb"/>
    </style:style>
    <style:style style:name="Table28.A" style:family="table-column">
      <style:table-column-properties style:column-width="1.0007in"/>
    </style:style>
    <style:style style:name="Table28.B" style:family="table-column">
      <style:table-column-properties style:column-width="3.2042in"/>
    </style:style>
    <style:style style:name="Table28.C" style:family="table-column">
      <style:table-column-properties style:column-width="6.1264in"/>
    </style:style>
    <style:style style:name="Table28.A1" style:family="table-cell">
      <style:table-cell-properties style:vertical-align="middle" fo:padding="0.0194in" fo:border="none"/>
    </style:style>
    <style:style style:name="Table29" style:family="table">
      <style:table-properties style:width="10.3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7.1944in"/>
    </style:style>
    <style:style style:name="Table29.A1" style:family="table-cell">
      <style:table-cell-properties style:vertical-align="middle" fo:padding="0.0194in" fo:border="none"/>
    </style:style>
    <style:style style:name="Table30" style:family="table">
      <style:table-properties style:width="10.2181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7.2743in"/>
    </style:style>
    <style:style style:name="Table30.A1" style:family="table-cell">
      <style:table-cell-properties style:vertical-align="middle" fo:padding="0.0194in" fo:border="none"/>
    </style:style>
    <style:style style:name="Table31" style:family="table">
      <style:table-properties style:width="10.23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7.2722in"/>
    </style:style>
    <style:style style:name="Table31.A1" style:family="table-cell">
      <style:table-cell-properties style:vertical-align="middle" fo:padding="0.0194in" fo:border="none"/>
    </style:style>
    <style:style style:name="Table32" style:family="table">
      <style:table-properties style:width="10.2653in" table:align="left" style:writing-mode="lr-tb"/>
    </style:style>
    <style:style style:name="Table32.A" style:family="table-column">
      <style:table-column-properties style:column-width="1.0007in"/>
    </style:style>
    <style:style style:name="Table32.B" style:family="table-column">
      <style:table-column-properties style:column-width="9.2646in"/>
    </style:style>
    <style:style style:name="Table32.A1" style:family="table-cell">
      <style:table-cell-properties style:vertical-align="middle" fo:padding="0.0194in" fo:border="none"/>
    </style:style>
    <style:style style:name="Table33" style:family="table">
      <style:table-properties style:width="10.2465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7.1569in"/>
    </style:style>
    <style:style style:name="Table33.A1" style:family="table-cell">
      <style:table-cell-properties style:vertical-align="middle" fo:padding="0.0194in" fo:border="none"/>
    </style:style>
    <style:style style:name="Table34" style:family="table">
      <style:table-properties style:width="10.2465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6.6826in"/>
    </style:style>
    <style:style style:name="Table34.A1" style:family="table-cell">
      <style:table-cell-properties style:vertical-align="middle" fo:padding="0.0194in" fo:border="none"/>
    </style:style>
    <style:style style:name="Table35" style:family="table">
      <style:table-properties style:width="10.2653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6.5556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10.3313in" table:align="left" style:writing-mode="lr-tb"/>
    </style:style>
    <style:style style:name="Table39.A" style:family="table-column">
      <style:table-column-properties style:column-width="1.0007in"/>
    </style:style>
    <style:style style:name="Table39.B" style:family="table-column">
      <style:table-column-properties style:column-width="3.5167in"/>
    </style:style>
    <style:style style:name="Table39.C" style:family="table-column">
      <style:table-column-properties style:column-width="5.8139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10.3313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7.9389in"/>
    </style:style>
    <style:style style:name="Table41.A1" style:family="table-cell">
      <style:table-cell-properties style:vertical-align="middle" fo:padding="0.0194in" fo:border="none"/>
    </style:style>
    <style:style style:name="Table42" style:family="table">
      <style:table-properties style:width="10.3313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7.4597in"/>
    </style:style>
    <style:style style:name="Table42.A1" style:family="table-cell">
      <style:table-cell-properties style:vertical-align="middle" fo:padding="0.0194in" fo:border="none"/>
    </style:style>
    <style:style style:name="Table43" style:family="table">
      <style:table-properties style:width="10.3125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7.3431in"/>
    </style:style>
    <style:style style:name="Table43.A1" style:family="table-cell">
      <style:table-cell-properties style:vertical-align="middle" fo:padding="0.0194in" fo:border="none"/>
    </style:style>
    <style:style style:name="Table44" style:family="table">
      <style:table-properties style:width="10.3125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6.8854in"/>
    </style:style>
    <style:style style:name="Table44.A1" style:family="table-cell">
      <style:table-cell-properties style:vertical-align="middle" fo:padding="0.0194in" fo:border="none"/>
    </style:style>
    <style:style style:name="Table45" style:family="table">
      <style:table-properties style:width="10.3125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6.8458in"/>
    </style:style>
    <style:style style:name="Table45.A1" style:family="table-cell">
      <style:table-cell-properties style:vertical-align="middle" fo:padding="0.0194in" fo:border="none"/>
    </style:style>
    <style:style style:name="Table46" style:family="table">
      <style:table-properties style:width="10.3125in" table:align="left" style:writing-mode="lr-tb"/>
    </style:style>
    <style:style style:name="Table46.A" style:family="table-column">
      <style:table-column-properties style:column-width="1.0007in"/>
    </style:style>
    <style:style style:name="Table46.B" style:family="table-column">
      <style:table-column-properties style:column-width="1.7458in"/>
    </style:style>
    <style:style style:name="Table46.C" style:family="table-column">
      <style:table-column-properties style:column-width="7.566in"/>
    </style:style>
    <style:style style:name="Table46.A1" style:family="table-cell">
      <style:table-cell-properties style:vertical-align="middle" fo:padding="0.0194in" fo:border="none"/>
    </style:style>
    <style:style style:name="Table47" style:family="table">
      <style:table-properties style:width="10.3313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6.7069in"/>
    </style:style>
    <style:style style:name="Table47.A1" style:family="table-cell">
      <style:table-cell-properties style:vertical-align="middle" fo:padding="0.0194in" fo:border="none"/>
    </style:style>
    <style:style style:name="Table48" style:family="table">
      <style:table-properties style:width="10.3125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7.2021in"/>
    </style:style>
    <style:style style:name="Table48.A1" style:family="table-cell">
      <style:table-cell-properties style:vertical-align="middle" fo:padding="0.0194in" fo:border="none"/>
    </style:style>
    <style:style style:name="Table49" style:family="table">
      <style:table-properties style:width="10.3125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7.4736in"/>
    </style:style>
    <style:style style:name="Table49.A1" style:family="table-cell">
      <style:table-cell-properties style:vertical-align="middle" fo:padding="0.0194in" fo:border="none"/>
    </style:style>
    <style:style style:name="Table50" style:family="table">
      <style:table-properties style:width="10.3125in" table:align="left" style:writing-mode="lr-tb"/>
    </style:style>
    <style:style style:name="Table50.A" style:family="table-column">
      <style:table-column-properties style:column-width="1.0007in"/>
    </style:style>
    <style:style style:name="Table50.B" style:family="table-column">
      <style:table-column-properties style:column-width="9.3118in"/>
    </style:style>
    <style:style style:name="Table50.A1" style:family="table-cell">
      <style:table-cell-properties style:vertical-align="middle" fo:padding="0.0194in" fo:border="none"/>
    </style:style>
    <style:style style:name="Table51" style:family="table">
      <style:table-properties style:width="2.4493in" table:align="left" style:writing-mode="lr-tb"/>
    </style:style>
    <style:style style:name="Table51.A" style:family="table-column">
      <style:table-column-properties style:column-width="1.0007in"/>
    </style:style>
    <style:style style:name="Table51.B" style:family="table-column">
      <style:table-column-properties style:column-width="1.4486in"/>
    </style:style>
    <style:style style:name="Table51.A1" style:family="table-cell">
      <style:table-cell-properties style:vertical-align="middle" fo:padding="0.0194in" fo:border="none"/>
    </style:style>
    <style:style style:name="Table52" style:family="table">
      <style:table-properties style:width="2.3035in" table:align="left" style:writing-mode="lr-tb"/>
    </style:style>
    <style:style style:name="Table52.A" style:family="table-column">
      <style:table-column-properties style:column-width="1.0007in"/>
    </style:style>
    <style:style style:name="Table52.B" style:family="table-column">
      <style:table-column-properties style:column-width="1.3028in"/>
    </style:style>
    <style:style style:name="Table52.A1" style:family="table-cell">
      <style:table-cell-properties style:vertical-align="middle" fo:padding="0.0194in" fo:border="none"/>
    </style:style>
    <style:style style:name="Table53" style:family="table">
      <style:table-properties style:width="6.0021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2.3861in"/>
    </style:style>
    <style:style style:name="Table53.A1" style:family="table-cell">
      <style:table-cell-properties style:vertical-align="middle" fo:padding="0.0194in" fo:border="none"/>
    </style:style>
    <style:style style:name="Table54" style:family="table">
      <style:table-properties style:width="7.0868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3.2799in"/>
    </style:style>
    <style:style style:name="Table54.A1" style:family="table-cell">
      <style:table-cell-properties style:vertical-align="middle" fo:padding="0.0194in" fo:border="none"/>
    </style:style>
    <style:style style:name="Table55" style:family="table">
      <style:table-properties style:width="7.0868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4.5931in"/>
    </style:style>
    <style:style style:name="Table55.A1" style:family="table-cell">
      <style:table-cell-properties style:vertical-align="middle" fo:padding="0.0194in" fo:border="none"/>
    </style:style>
    <style:style style:name="Table56" style:family="table">
      <style:table-properties style:width="6.8354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3.6882in"/>
    </style:style>
    <style:style style:name="Table56.A1" style:family="table-cell">
      <style:table-cell-properties style:vertical-align="middle" fo:padding="0.0194in" fo:border="none"/>
    </style:style>
    <style:style style:name="Table57" style:family="table">
      <style:table-properties style:width="7.0868in" table:align="left" style:writing-mode="lr-tb"/>
    </style:style>
    <style:style style:name="Table57.A" style:family="table-column">
      <style:table-column-properties style:column-width="1.0007in"/>
    </style:style>
    <style:style style:name="Table57.B" style:family="table-column">
      <style:table-column-properties style:column-width="2.1486in"/>
    </style:style>
    <style:style style:name="Table57.C" style:family="table-column">
      <style:table-column-properties style:column-width="3.9375in"/>
    </style:style>
    <style:style style:name="Table57.A1" style:family="table-cell">
      <style:table-cell-properties style:vertical-align="middle" fo:padding="0.0194in" fo:border="none"/>
    </style:style>
    <style:style style:name="Table58" style:family="table">
      <style:table-properties style:width="7.0868in" table:align="left" style:writing-mode="lr-tb"/>
    </style:style>
    <style:style style:name="Table58.A" style:family="table-column">
      <style:table-column-properties style:column-width="1.0007in"/>
    </style:style>
    <style:style style:name="Table58.B" style:family="table-column">
      <style:table-column-properties style:column-width="2.1278in"/>
    </style:style>
    <style:style style:name="Table58.C" style:family="table-column">
      <style:table-column-properties style:column-width="3.9583in"/>
    </style:style>
    <style:style style:name="Table58.A1" style:family="table-cell">
      <style:table-cell-properties style:vertical-align="middle" fo:padding="0.0194in" fo:border="none"/>
    </style:style>
    <style:style style:name="Table59" style:family="table">
      <style:table-properties style:width="7.0868in" table:align="left" style:writing-mode="lr-tb"/>
    </style:style>
    <style:style style:name="Table59.A" style:family="table-column">
      <style:table-column-properties style:column-width="1.0007in"/>
    </style:style>
    <style:style style:name="Table59.B" style:family="table-column">
      <style:table-column-properties style:column-width="1.6965in"/>
    </style:style>
    <style:style style:name="Table59.C" style:family="table-column">
      <style:table-column-properties style:column-width="4.3896in"/>
    </style:style>
    <style:style style:name="Table59.A1" style:family="table-cell">
      <style:table-cell-properties style:vertical-align="middle" fo:padding="0.0194in" fo:border="none"/>
    </style:style>
    <style:style style:name="Table60" style:family="table">
      <style:table-properties style:width="7.0868in" table:align="left" style:writing-mode="lr-tb"/>
    </style:style>
    <style:style style:name="Table60.A" style:family="table-column">
      <style:table-column-properties style:column-width="1.0007in"/>
    </style:style>
    <style:style style:name="Table60.B" style:family="table-column">
      <style:table-column-properties style:column-width="1.8424in"/>
    </style:style>
    <style:style style:name="Table60.C" style:family="table-column">
      <style:table-column-properties style:column-width="4.2438in"/>
    </style:style>
    <style:style style:name="Table60.A1" style:family="table-cell">
      <style:table-cell-properties style:vertical-align="middle" fo:padding="0.0194in" fo:border="none"/>
    </style:style>
    <style:style style:name="Table61" style:family="table">
      <style:table-properties style:width="7.0868in" table:align="left" style:writing-mode="lr-tb"/>
    </style:style>
    <style:style style:name="Table61.A" style:family="table-column">
      <style:table-column-properties style:column-width="1.0007in"/>
    </style:style>
    <style:style style:name="Table61.B" style:family="table-column">
      <style:table-column-properties style:column-width="1.7854in"/>
    </style:style>
    <style:style style:name="Table61.C" style:family="table-column">
      <style:table-column-properties style:column-width="4.3007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7.0868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3.391in"/>
    </style:style>
    <style:style style:name="Table63.A1" style:family="table-cell">
      <style:table-cell-properties style:vertical-align="middle" fo:padding="0.0194in" fo:border="none"/>
    </style:style>
    <style:style style:name="Table64" style:family="table">
      <style:table-properties style:width="6.2417in" table:align="left" style:writing-mode="lr-tb"/>
    </style:style>
    <style:style style:name="Table64.A" style:family="table-column">
      <style:table-column-properties style:column-width="1.0007in"/>
    </style:style>
    <style:style style:name="Table64.B" style:family="table-column">
      <style:table-column-properties style:column-width="1.8549in"/>
    </style:style>
    <style:style style:name="Table64.C" style:family="table-column">
      <style:table-column-properties style:column-width="3.3861in"/>
    </style:style>
    <style:style style:name="Table64.A1" style:family="table-cell">
      <style:table-cell-properties style:vertical-align="middle" fo:padding="0.0194in" fo:border="none"/>
    </style:style>
    <style:style style:name="Table65" style:family="table">
      <style:table-properties style:width="2.0951in" table:align="left" style:writing-mode="lr-tb"/>
    </style:style>
    <style:style style:name="Table65.A" style:family="table-column">
      <style:table-column-properties style:column-width="1.0007in"/>
    </style:style>
    <style:style style:name="Table65.B" style:family="table-column">
      <style:table-column-properties style:column-width="1.0944in"/>
    </style:style>
    <style:style style:name="Table65.A1" style:family="table-cell">
      <style:table-cell-properties style:vertical-align="middle" fo:padding="0.0194in" fo:border="none"/>
    </style:style>
    <style:style style:name="Table66" style:family="table">
      <style:table-properties style:width="1.9701in" table:align="left" style:writing-mode="lr-tb"/>
    </style:style>
    <style:style style:name="Table66.A" style:family="table-column">
      <style:table-column-properties style:column-width="1.0007in"/>
    </style:style>
    <style:style style:name="Table66.B" style:family="table-column">
      <style:table-column-properties style:column-width="0.9694in"/>
    </style:style>
    <style:style style:name="Table66.A1" style:family="table-cell">
      <style:table-cell-properties style:vertical-align="middle" fo:padding="0.0194in" fo:border="none"/>
    </style:style>
    <style:style style:name="Table67" style:family="table">
      <style:table-properties style:width="4.9604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2.3861in"/>
    </style:style>
    <style:style style:name="Table67.A1" style:family="table-cell">
      <style:table-cell-properties style:vertical-align="middle" fo:padding="0.0194in" fo:border="none"/>
    </style:style>
    <style:style style:name="Table68" style:family="table">
      <style:table-properties style:width="2.1576in" table:align="left" style:writing-mode="lr-tb"/>
    </style:style>
    <style:style style:name="Table68.A" style:family="table-column">
      <style:table-column-properties style:column-width="1.0007in"/>
    </style:style>
    <style:style style:name="Table68.B" style:family="table-column">
      <style:table-column-properties style:column-width="1.1569in"/>
    </style:style>
    <style:style style:name="Table68.A1" style:family="table-cell">
      <style:table-cell-properties style:vertical-align="middle" fo:padding="0.0194in" fo:border="none"/>
    </style:style>
    <style:style style:name="Table69" style:family="table">
      <style:table-properties style:width="4.7625in" table:align="left" style:writing-mode="lr-tb"/>
    </style:style>
    <style:style style:name="Table69.A" style:family="table-column">
      <style:table-column-properties style:column-width="1.0007in"/>
    </style:style>
    <style:style style:name="Table69.B" style:family="table-column">
      <style:table-column-properties style:column-width="1.3757in"/>
    </style:style>
    <style:style style:name="Table69.C" style:family="table-column">
      <style:table-column-properties style:column-width="2.3861in"/>
    </style:style>
    <style:style style:name="Table69.A1" style:family="table-cell">
      <style:table-cell-properties style:vertical-align="middle" fo:padding="0.0194in" fo:border="none"/>
    </style:style>
    <style:style style:name="Table70" style:family="table">
      <style:table-properties style:width="7.0868in" table:align="left" style:writing-mode="lr-tb"/>
    </style:style>
    <style:style style:name="Table70.A" style:family="table-column">
      <style:table-column-properties style:column-width="1.0007in"/>
    </style:style>
    <style:style style:name="Table70.B" style:family="table-column">
      <style:table-column-properties style:column-width="1.9236in"/>
    </style:style>
    <style:style style:name="Table70.C" style:family="table-column">
      <style:table-column-properties style:column-width="4.1625in"/>
    </style:style>
    <style:style style:name="Table70.A1" style:family="table-cell">
      <style:table-cell-properties style:vertical-align="middle" fo:padding="0.0194in" fo:border="none"/>
    </style:style>
    <style:style style:name="Table71" style:family="table">
      <style:table-properties style:width="7.0868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5.1375in"/>
    </style:style>
    <style:style style:name="Table71.A1" style:family="table-cell">
      <style:table-cell-properties style:vertical-align="middle" fo:padding="0.0194in" fo:border="none"/>
    </style:style>
    <style:style style:name="Table72" style:family="table">
      <style:table-properties style:width="2.0535in" table:align="left" style:writing-mode="lr-tb"/>
    </style:style>
    <style:style style:name="Table72.A" style:family="table-column">
      <style:table-column-properties style:column-width="1.0007in"/>
    </style:style>
    <style:style style:name="Table72.B" style:family="table-column">
      <style:table-column-properties style:column-width="1.0528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7.0868in" table:align="left" style:writing-mode="lr-tb"/>
    </style:style>
    <style:style style:name="Table75.A" style:family="table-column">
      <style:table-column-properties style:column-width="1.0007in"/>
    </style:style>
    <style:style style:name="Table75.B" style:family="table-column">
      <style:table-column-properties style:column-width="1.0188in"/>
    </style:style>
    <style:style style:name="Table75.C" style:family="table-column">
      <style:table-column-properties style:column-width="5.0674in"/>
    </style:style>
    <style:style style:name="Table75.A1" style:family="table-cell">
      <style:table-cell-properties style:vertical-align="middle" fo:padding="0.0194in" fo:border="none"/>
    </style:style>
    <style:style style:name="Table76" style:family="table">
      <style:table-properties style:width="2.2097in" table:align="left" style:writing-mode="lr-tb"/>
    </style:style>
    <style:style style:name="Table76.A" style:family="table-column">
      <style:table-column-properties style:column-width="1.0007in"/>
    </style:style>
    <style:style style:name="Table76.B" style:family="table-column">
      <style:table-column-properties style:column-width="1.209in"/>
    </style:style>
    <style:style style:name="Table76.A1" style:family="table-cell">
      <style:table-cell-properties style:vertical-align="middle" fo:padding="0.0194in" fo:border="none"/>
    </style:style>
    <style:style style:name="Table77" style:family="table">
      <style:table-properties style:width="2.2097in" table:align="left" style:writing-mode="lr-tb"/>
    </style:style>
    <style:style style:name="Table77.A" style:family="table-column">
      <style:table-column-properties style:column-width="1.0007in"/>
    </style:style>
    <style:style style:name="Table77.B" style:family="table-column">
      <style:table-column-properties style:column-width="1.209in"/>
    </style:style>
    <style:style style:name="Table77.A1" style:family="table-cell">
      <style:table-cell-properties style:vertical-align="middle" fo:padding="0.0194in" fo:border="none"/>
    </style:style>
    <style:style style:name="Table78" style:family="table">
      <style:table-properties style:width="1.9597in" table:align="left" style:writing-mode="lr-tb"/>
    </style:style>
    <style:style style:name="Table78.A" style:family="table-column">
      <style:table-column-properties style:column-width="1.0007in"/>
    </style:style>
    <style:style style:name="Table78.B" style:family="table-column">
      <style:table-column-properties style:column-width="0.959in"/>
    </style:style>
    <style:style style:name="Table78.A1" style:family="table-cell">
      <style:table-cell-properties style:vertical-align="middle" fo:padding="0.0194in" fo:border="none"/>
    </style:style>
    <style:style style:name="Table79" style:family="table">
      <style:table-properties style:width="5.3563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2.3236in"/>
    </style:style>
    <style:style style:name="Table79.A1" style:family="table-cell">
      <style:table-cell-properties style:vertical-align="middle" fo:padding="0.0194in" fo:border="none"/>
    </style:style>
    <style:style style:name="Table80" style:family="table">
      <style:table-properties style:width="3.7417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1.6778in"/>
    </style:style>
    <style:style style:name="Table80.A1" style:family="table-cell">
      <style:table-cell-properties style:vertical-align="middle" fo:padding="0.0194in" fo:border="none"/>
    </style:style>
    <style:style style:name="Table81" style:family="table">
      <style:table-properties style:width="3.95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1.7819in"/>
    </style:style>
    <style:style style:name="Table81.A1" style:family="table-cell">
      <style:table-cell-properties style:vertical-align="middle" fo:padding="0.0194in" fo:border="none"/>
    </style:style>
    <style:style style:name="Table82" style:family="table">
      <style:table-properties style:width="4.0542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1.8236in"/>
    </style:style>
    <style:style style:name="Table82.A1" style:family="table-cell">
      <style:table-cell-properties style:vertical-align="middle" fo:padding="0.0194in" fo:border="none"/>
    </style:style>
    <style:style style:name="Table83" style:family="table">
      <style:table-properties style:width="2.0535in" table:align="left" style:writing-mode="lr-tb"/>
    </style:style>
    <style:style style:name="Table83.A" style:family="table-column">
      <style:table-column-properties style:column-width="1.0007in"/>
    </style:style>
    <style:style style:name="Table83.B" style:family="table-column">
      <style:table-column-properties style:column-width="1.0528in"/>
    </style:style>
    <style:style style:name="Table83.A1" style:family="table-cell">
      <style:table-cell-properties style:vertical-align="middle" fo:padding="0.0194in" fo:border="none"/>
    </style:style>
    <style:style style:name="Table84" style:family="table">
      <style:table-properties style:width="7.0868in" table:align="left" style:writing-mode="lr-tb"/>
    </style:style>
    <style:style style:name="Table84.A" style:family="table-column">
      <style:table-column-properties style:column-width="1.0007in"/>
    </style:style>
    <style:style style:name="Table84.B" style:family="table-column">
      <style:table-column-properties style:column-width="2.7507in"/>
    </style:style>
    <style:style style:name="Table84.C" style:family="table-column">
      <style:table-column-properties style:column-width="3.3354in"/>
    </style:style>
    <style:style style:name="Table84.A1" style:family="table-cell">
      <style:table-cell-properties style:vertical-align="middle" fo:padding="0.0194in" fo:border="none"/>
    </style:style>
    <style:style style:name="Table85" style:family="table">
      <style:table-properties style:width="2.0847in" table:align="left" style:writing-mode="lr-tb"/>
    </style:style>
    <style:style style:name="Table85.A" style:family="table-column">
      <style:table-column-properties style:column-width="1.0007in"/>
    </style:style>
    <style:style style:name="Table85.B" style:family="table-column">
      <style:table-column-properties style:column-width="1.084in"/>
    </style:style>
    <style:style style:name="Table85.A1" style:family="table-cell">
      <style:table-cell-properties style:vertical-align="middle" fo:padding="0.0194in" fo:border="none"/>
    </style:style>
    <style:style style:name="Table86" style:family="table">
      <style:table-properties style:width="1.9701in" table:align="left" style:writing-mode="lr-tb"/>
    </style:style>
    <style:style style:name="Table86.A" style:family="table-column">
      <style:table-column-properties style:column-width="1.0007in"/>
    </style:style>
    <style:style style:name="Table86.B" style:family="table-column">
      <style:table-column-properties style:column-width="0.9694in"/>
    </style:style>
    <style:style style:name="Table86.A1" style:family="table-cell">
      <style:table-cell-properties style:vertical-align="middle" fo:padding="0.0194in" fo:border="none"/>
    </style:style>
    <style:style style:name="Table87" style:family="table">
      <style:table-properties style:width="7.0868in" table:align="left" style:writing-mode="lr-tb"/>
    </style:style>
    <style:style style:name="Table87.A" style:family="table-column">
      <style:table-column-properties style:column-width="1.0007in"/>
    </style:style>
    <style:style style:name="Table87.B" style:family="table-column">
      <style:table-column-properties style:column-width="1.2465in"/>
    </style:style>
    <style:style style:name="Table87.C" style:family="table-column">
      <style:table-column-properties style:column-width="4.8396in"/>
    </style:style>
    <style:style style:name="Table87.A1" style:family="table-cell">
      <style:table-cell-properties style:vertical-align="middle" fo:padding="0.0194in" fo:border="none"/>
    </style:style>
    <style:style style:name="Table88" style:family="table">
      <style:table-properties style:width="7.0868in" table:align="left" style:writing-mode="lr-tb"/>
    </style:style>
    <style:style style:name="Table88.A" style:family="table-column">
      <style:table-column-properties style:column-width="1.0007in"/>
    </style:style>
    <style:style style:name="Table88.B" style:family="table-column">
      <style:table-column-properties style:column-width="1.7854in"/>
    </style:style>
    <style:style style:name="Table88.C" style:family="table-column">
      <style:table-column-properties style:column-width="4.3007in"/>
    </style:style>
    <style:style style:name="Table88.A1" style:family="table-cell">
      <style:table-cell-properties style:vertical-align="middle" fo:padding="0.0194in" fo:border="none"/>
    </style:style>
    <style:style style:name="Table89" style:family="table">
      <style:table-properties style:width="7.0868in" table:align="left" style:writing-mode="lr-tb"/>
    </style:style>
    <style:style style:name="Table89.A" style:family="table-column">
      <style:table-column-properties style:column-width="1.0007in"/>
    </style:style>
    <style:style style:name="Table89.B" style:family="table-column">
      <style:table-column-properties style:column-width="2.2972in"/>
    </style:style>
    <style:style style:name="Table89.C" style:family="table-column">
      <style:table-column-properties style:column-width="3.7889in"/>
    </style:style>
    <style:style style:name="Table89.A1" style:family="table-cell">
      <style:table-cell-properties style:vertical-align="middle" fo:padding="0.0194in" fo:border="none"/>
    </style:style>
    <style:style style:name="Table90" style:family="table">
      <style:table-properties style:width="2.0743in" table:align="left" style:writing-mode="lr-tb"/>
    </style:style>
    <style:style style:name="Table90.A" style:family="table-column">
      <style:table-column-properties style:column-width="1.0007in"/>
    </style:style>
    <style:style style:name="Table90.B" style:family="table-column">
      <style:table-column-properties style:column-width="1.0736in"/>
    </style:style>
    <style:style style:name="Table90.A1" style:family="table-cell">
      <style:table-cell-properties style:vertical-align="middle" fo:padding="0.0194in" fo:border="none"/>
    </style:style>
    <style:style style:name="Table91" style:family="table">
      <style:table-properties style:width="7.0868in" table:align="left" style:writing-mode="lr-tb"/>
    </style:style>
    <style:style style:name="Table91.A" style:family="table-column">
      <style:table-column-properties style:column-width="1.0007in"/>
    </style:style>
    <style:style style:name="Table91.B" style:family="table-column">
      <style:table-column-properties style:column-width="2.6465in"/>
    </style:style>
    <style:style style:name="Table91.C" style:family="table-column">
      <style:table-column-properties style:column-width="3.4396in"/>
    </style:style>
    <style:style style:name="Table91.A1" style:family="table-cell">
      <style:table-cell-properties style:vertical-align="middle" fo:padding="0.0194in" fo:border="none"/>
    </style:style>
    <style:style style:name="Table92" style:family="table">
      <style:table-properties style:width="7.0868in" table:align="left" style:writing-mode="lr-tb"/>
    </style:style>
    <style:style style:name="Table92.A" style:family="table-column">
      <style:table-column-properties style:column-width="1.0007in"/>
    </style:style>
    <style:style style:name="Table92.B" style:family="table-column">
      <style:table-column-properties style:column-width="2.6833in"/>
    </style:style>
    <style:style style:name="Table92.C" style:family="table-column">
      <style:table-column-properties style:column-width="3.4028in"/>
    </style:style>
    <style:style style:name="Table92.A1" style:family="table-cell">
      <style:table-cell-properties style:vertical-align="middle" fo:padding="0.0194in" fo:border="none"/>
    </style:style>
    <style:style style:name="Table93" style:family="table">
      <style:table-properties style:width="7.0868in" table:align="left" style:writing-mode="lr-tb"/>
    </style:style>
    <style:style style:name="Table93.A" style:family="table-column">
      <style:table-column-properties style:column-width="1.0007in"/>
    </style:style>
    <style:style style:name="Table93.B" style:family="table-column">
      <style:table-column-properties style:column-width="1.6868in"/>
    </style:style>
    <style:style style:name="Table93.C" style:family="table-column">
      <style:table-column-properties style:column-width="4.3993in"/>
    </style:style>
    <style:style style:name="Table93.A1" style:family="table-cell">
      <style:table-cell-properties style:vertical-align="middle" fo:padding="0.0194in" fo:border="none"/>
    </style:style>
    <style:style style:name="Table94" style:family="table">
      <style:table-properties style:width="7.0868in" table:align="left" style:writing-mode="lr-tb"/>
    </style:style>
    <style:style style:name="Table94.A" style:family="table-column">
      <style:table-column-properties style:column-width="1.0007in"/>
    </style:style>
    <style:style style:name="Table94.B" style:family="table-column">
      <style:table-column-properties style:column-width="1.4896in"/>
    </style:style>
    <style:style style:name="Table94.C" style:family="table-column">
      <style:table-column-properties style:column-width="4.5965in"/>
    </style:style>
    <style:style style:name="Table94.A1" style:family="table-cell">
      <style:table-cell-properties style:vertical-align="middle" fo:padding="0.0194in" fo:border="none"/>
    </style:style>
    <style:style style:name="Table95" style:family="table">
      <style:table-properties style:width="5.7104in" table:align="left" style:writing-mode="lr-tb"/>
    </style:style>
    <style:style style:name="Table95.A" style:family="table-column">
      <style:table-column-properties style:column-width="1.0007in"/>
    </style:style>
    <style:style style:name="Table95.B" style:family="table-column">
      <style:table-column-properties style:column-width="1.9382in"/>
    </style:style>
    <style:style style:name="Table95.C" style:family="table-column">
      <style:table-column-properties style:column-width="2.7715in"/>
    </style:style>
    <style:style style:name="Table95.A1" style:family="table-cell">
      <style:table-cell-properties style:vertical-align="middle" fo:padding="0.0194in" fo:border="none"/>
    </style:style>
    <style:style style:name="Table96" style:family="table">
      <style:table-properties style:width="4.3458in" table:align="left" style:writing-mode="lr-tb"/>
    </style:style>
    <style:style style:name="Table96.A" style:family="table-column">
      <style:table-column-properties style:column-width="1.0007in"/>
    </style:style>
    <style:style style:name="Table96.B" style:family="table-column">
      <style:table-column-properties style:column-width="1.3965in"/>
    </style:style>
    <style:style style:name="Table96.C" style:family="table-column">
      <style:table-column-properties style:column-width="1.9486in"/>
    </style:style>
    <style:style style:name="Table96.A1" style:family="table-cell">
      <style:table-cell-properties style:vertical-align="middle" fo:padding="0.0194in" fo:border="none"/>
    </style:style>
    <style:style style:name="Table97" style:family="table">
      <style:table-properties style:width="7.0868in" table:align="left" style:writing-mode="lr-tb"/>
    </style:style>
    <style:style style:name="Table97.A" style:family="table-column">
      <style:table-column-properties style:column-width="1.0007in"/>
    </style:style>
    <style:style style:name="Table97.B" style:family="table-column">
      <style:table-column-properties style:column-width="1.5861in"/>
    </style:style>
    <style:style style:name="Table97.C" style:family="table-column">
      <style:table-column-properties style:column-width="4.5in"/>
    </style:style>
    <style:style style:name="Table97.A1" style:family="table-cell">
      <style:table-cell-properties style:vertical-align="middle" fo:padding="0.0194in" fo:border="none"/>
    </style:style>
    <style:style style:name="Table98" style:family="table">
      <style:table-properties style:width="7.0868in" table:align="left" style:writing-mode="lr-tb"/>
    </style:style>
    <style:style style:name="Table98.A" style:family="table-column">
      <style:table-column-properties style:column-width="1.0007in"/>
    </style:style>
    <style:style style:name="Table98.B" style:family="table-column">
      <style:table-column-properties style:column-width="2.1819in"/>
    </style:style>
    <style:style style:name="Table98.C" style:family="table-column">
      <style:table-column-properties style:column-width="3.9042in"/>
    </style:style>
    <style:style style:name="Table98.A1" style:family="table-cell">
      <style:table-cell-properties style:vertical-align="middle" fo:padding="0.0194in" fo:border="none"/>
    </style:style>
    <style:style style:name="Table99" style:family="table">
      <style:table-properties style:width="7.0868in" table:align="left" style:writing-mode="lr-tb"/>
    </style:style>
    <style:style style:name="Table99.A" style:family="table-column">
      <style:table-column-properties style:column-width="1.0007in"/>
    </style:style>
    <style:style style:name="Table99.B" style:family="table-column">
      <style:table-column-properties style:column-width="2.3069in"/>
    </style:style>
    <style:style style:name="Table99.C" style:family="table-column">
      <style:table-column-properties style:column-width="3.7792in"/>
    </style:style>
    <style:style style:name="Table99.A1" style:family="table-cell">
      <style:table-cell-properties style:vertical-align="middle" fo:padding="0.0194in" fo:border="none"/>
    </style:style>
    <style:style style:name="Table100" style:family="table">
      <style:table-properties style:width="7.0868in" table:align="left" style:writing-mode="lr-tb"/>
    </style:style>
    <style:style style:name="Table100.A" style:family="table-column">
      <style:table-column-properties style:column-width="1.0007in"/>
    </style:style>
    <style:style style:name="Table100.B" style:family="table-column">
      <style:table-column-properties style:column-width="2.3069in"/>
    </style:style>
    <style:style style:name="Table100.C" style:family="table-column">
      <style:table-column-properties style:column-width="3.7792in"/>
    </style:style>
    <style:style style:name="Table100.A1" style:family="table-cell">
      <style:table-cell-properties style:vertical-align="middle" fo:padding="0.0194in" fo:border="none"/>
    </style:style>
    <style:style style:name="Table101" style:family="table">
      <style:table-properties style:width="7.0868in" table:align="left" style:writing-mode="lr-tb"/>
    </style:style>
    <style:style style:name="Table101.A" style:family="table-column">
      <style:table-column-properties style:column-width="1.0007in"/>
    </style:style>
    <style:style style:name="Table101.B" style:family="table-column">
      <style:table-column-properties style:column-width="2.5069in"/>
    </style:style>
    <style:style style:name="Table101.C" style:family="table-column">
      <style:table-column-properties style:column-width="3.5792in"/>
    </style:style>
    <style:style style:name="Table101.A1" style:family="table-cell">
      <style:table-cell-properties style:vertical-align="middle" fo:padding="0.0194in" fo:border="none"/>
    </style:style>
    <style:style style:name="Table102" style:family="table">
      <style:table-properties style:width="2.416in" table:align="left" style:writing-mode="lr-tb"/>
    </style:style>
    <style:style style:name="Table102.A" style:family="table-column">
      <style:table-column-properties style:column-width="1.0007in"/>
    </style:style>
    <style:style style:name="Table102.B" style:family="table-column">
      <style:table-column-properties style:column-width="1.4153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2.0535in" table:align="left" style:writing-mode="lr-tb"/>
    </style:style>
    <style:style style:name="Table104.A" style:family="table-column">
      <style:table-column-properties style:column-width="1.0007in"/>
    </style:style>
    <style:style style:name="Table104.B" style:family="table-column">
      <style:table-column-properties style:column-width="1.0528in"/>
    </style:style>
    <style:style style:name="Table104.A1" style:family="table-cell">
      <style:table-cell-properties style:vertical-align="middle" fo:padding="0.0194in" fo:border="none"/>
    </style:style>
    <style:style style:name="Table105" style:family="table">
      <style:table-properties style:width="7.0868in" table:align="left" style:writing-mode="lr-tb"/>
    </style:style>
    <style:style style:name="Table105.A" style:family="table-column">
      <style:table-column-properties style:column-width="1.0007in"/>
    </style:style>
    <style:style style:name="Table105.B" style:family="table-column">
      <style:table-column-properties style:column-width="1.7944in"/>
    </style:style>
    <style:style style:name="Table105.C" style:family="table-column">
      <style:table-column-properties style:column-width="4.2917in"/>
    </style:style>
    <style:style style:name="Table105.A1" style:family="table-cell">
      <style:table-cell-properties style:vertical-align="middle" fo:padding="0.0194in" fo:border="none"/>
    </style:style>
    <style:style style:name="Table106" style:family="table">
      <style:table-properties style:width="7.0868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5.2417in"/>
    </style:style>
    <style:style style:name="Table106.A1" style:family="table-cell">
      <style:table-cell-properties style:vertical-align="middle" fo:padding="0.0194in" fo:border="none"/>
    </style:style>
    <style:style style:name="Table107" style:family="table">
      <style:table-properties style:width="7.0868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3.9063in"/>
    </style:style>
    <style:style style:name="Table107.A1" style:family="table-cell">
      <style:table-cell-properties style:vertical-align="middle" fo:padding="0.0194in" fo:border="none"/>
    </style:style>
    <style:style style:name="Table108" style:family="table">
      <style:table-properties style:width="7.0868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4.2257in"/>
    </style:style>
    <style:style style:name="Table108.A1" style:family="table-cell">
      <style:table-cell-properties style:vertical-align="middle" fo:padding="0.0194in" fo:border="none"/>
    </style:style>
    <style:style style:name="Table109" style:family="table">
      <style:table-properties style:width="7.0868in" table:align="left" style:writing-mode="lr-tb"/>
    </style:style>
    <style:style style:name="Table109.A" style:family="table-column">
      <style:table-column-properties style:column-width="1.0007in"/>
    </style:style>
    <style:style style:name="Table109.B" style:family="table-column">
      <style:table-column-properties style:column-width="1.8431in"/>
    </style:style>
    <style:style style:name="Table109.C" style:family="table-column">
      <style:table-column-properties style:column-width="4.2431in"/>
    </style:style>
    <style:style style:name="Table109.A1" style:family="table-cell">
      <style:table-cell-properties style:vertical-align="middle" fo:padding="0.0194in" fo:border="none"/>
    </style:style>
    <style:style style:name="Table110" style:family="table">
      <style:table-properties style:width="4.3979in" table:align="left" style:writing-mode="lr-tb"/>
    </style:style>
    <style:style style:name="Table110.A" style:family="table-column">
      <style:table-column-properties style:column-width="1.0007in"/>
    </style:style>
    <style:style style:name="Table110.B" style:family="table-column">
      <style:table-column-properties style:column-width="2.2194in"/>
    </style:style>
    <style:style style:name="Table110.C" style:family="table-column">
      <style:table-column-properties style:column-width="1.1778in"/>
    </style:style>
    <style:style style:name="Table110.A1" style:family="table-cell">
      <style:table-cell-properties style:vertical-align="middle" fo:padding="0.0194in" fo:border="none"/>
    </style:style>
    <style:style style:name="Table111" style:family="table">
      <style:table-properties style:width="7.0868in" table:align="left" style:writing-mode="lr-tb"/>
    </style:style>
    <style:style style:name="Table111.A" style:family="table-column">
      <style:table-column-properties style:column-width="1.0007in"/>
    </style:style>
    <style:style style:name="Table111.B" style:family="table-column">
      <style:table-column-properties style:column-width="1.4319in"/>
    </style:style>
    <style:style style:name="Table111.C" style:family="table-column">
      <style:table-column-properties style:column-width="4.6542in"/>
    </style:style>
    <style:style style:name="Table111.A1" style:family="table-cell">
      <style:table-cell-properties style:vertical-align="middle" fo:padding="0.0194in" fo:border="none"/>
    </style:style>
    <style:style style:name="Table112" style:family="table">
      <style:table-properties style:width="4.3458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1.2924in"/>
    </style:style>
    <style:style style:name="Table112.A1" style:family="table-cell">
      <style:table-cell-properties style:vertical-align="middle" fo:padding="0.0194in" fo:border="none"/>
    </style:style>
    <style:style style:name="Table113" style:family="table">
      <style:table-properties style:width="5.2313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1.7194in"/>
    </style:style>
    <style:style style:name="Table113.A1" style:family="table-cell">
      <style:table-cell-properties style:vertical-align="middle" fo:padding="0.0194in" fo:border="none"/>
    </style:style>
    <style:style style:name="Table114" style:family="table">
      <style:table-properties style:width="7.0868in" table:align="left" style:writing-mode="lr-tb"/>
    </style:style>
    <style:style style:name="Table114.A" style:family="table-column">
      <style:table-column-properties style:column-width="1.0007in"/>
    </style:style>
    <style:style style:name="Table114.B" style:family="table-column">
      <style:table-column-properties style:column-width="1.5535in"/>
    </style:style>
    <style:style style:name="Table114.C" style:family="table-column">
      <style:table-column-properties style:column-width="4.5326in"/>
    </style:style>
    <style:style style:name="Table114.A1" style:family="table-cell">
      <style:table-cell-properties style:vertical-align="middle" fo:padding="0.0194in" fo:border="none"/>
    </style:style>
    <style:style style:name="Table115" style:family="table">
      <style:table-properties style:width="7.0868in" table:align="left" style:writing-mode="lr-tb"/>
    </style:style>
    <style:style style:name="Table115.A" style:family="table-column">
      <style:table-column-properties style:column-width="1.0007in"/>
    </style:style>
    <style:style style:name="Table115.B" style:family="table-column">
      <style:table-column-properties style:column-width="1.3333in"/>
    </style:style>
    <style:style style:name="Table115.C" style:family="table-column">
      <style:table-column-properties style:column-width="4.7528in"/>
    </style:style>
    <style:style style:name="Table115.A1" style:family="table-cell">
      <style:table-cell-properties style:vertical-align="middle" fo:padding="0.0194in" fo:border="none"/>
    </style:style>
    <style:style style:name="Table116" style:family="table">
      <style:table-properties style:width="7.0868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3.4854in"/>
    </style:style>
    <style:style style:name="Table116.A1" style:family="table-cell">
      <style:table-cell-properties style:vertical-align="middle" fo:padding="0.0194in" fo:border="none"/>
    </style:style>
    <style:style style:name="Table117" style:family="table">
      <style:table-properties style:width="2.5743in" table:align="left" style:writing-mode="lr-tb"/>
    </style:style>
    <style:style style:name="Table117.A" style:family="table-column">
      <style:table-column-properties style:column-width="1.0007in"/>
    </style:style>
    <style:style style:name="Table117.B" style:family="table-column">
      <style:table-column-properties style:column-width="1.5736in"/>
    </style:style>
    <style:style style:name="Table117.A1" style:family="table-cell">
      <style:table-cell-properties style:vertical-align="middle" fo:padding="0.0194in" fo:border="none"/>
    </style:style>
    <style:style style:name="Table118" style:family="table">
      <style:table-properties style:width="2.241in" table:align="left" style:writing-mode="lr-tb"/>
    </style:style>
    <style:style style:name="Table118.A" style:family="table-column">
      <style:table-column-properties style:column-width="1.0007in"/>
    </style:style>
    <style:style style:name="Table118.B" style:family="table-column">
      <style:table-column-properties style:column-width="1.2403in"/>
    </style:style>
    <style:style style:name="Table118.A1" style:family="table-cell">
      <style:table-cell-properties style:vertical-align="middle" fo:padding="0.0194in" fo:border="none"/>
    </style:style>
    <style:style style:name="Table119" style:family="table">
      <style:table-properties style:width="6.6792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2.7299in"/>
    </style:style>
    <style:style style:name="Table119.A1" style:family="table-cell">
      <style:table-cell-properties style:vertical-align="middle" fo:padding="0.0194in" fo:border="none"/>
    </style:style>
    <style:style style:name="Table120" style:family="table">
      <style:table-properties style:width="2.1472in" table:align="left" style:writing-mode="lr-tb"/>
    </style:style>
    <style:style style:name="Table120.A" style:family="table-column">
      <style:table-column-properties style:column-width="1.0007in"/>
    </style:style>
    <style:style style:name="Table120.B" style:family="table-column">
      <style:table-column-properties style:column-width="1.1465in"/>
    </style:style>
    <style:style style:name="Table120.A1" style:family="table-cell">
      <style:table-cell-properties style:vertical-align="middle" fo:padding="0.0194in" fo:border="none"/>
    </style:style>
    <style:style style:name="Table121" style:family="table">
      <style:table-properties style:width="2.1472in" table:align="left" style:writing-mode="lr-tb"/>
    </style:style>
    <style:style style:name="Table121.A" style:family="table-column">
      <style:table-column-properties style:column-width="1.0007in"/>
    </style:style>
    <style:style style:name="Table121.B" style:family="table-column">
      <style:table-column-properties style:column-width="1.1465in"/>
    </style:style>
    <style:style style:name="Table121.A1" style:family="table-cell">
      <style:table-cell-properties style:vertical-align="middle" fo:padding="0.0194in" fo:border="none"/>
    </style:style>
    <style:style style:name="Table122" style:family="table">
      <style:table-properties style:width="6.272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2.8028in"/>
    </style:style>
    <style:style style:name="Table122.A1" style:family="table-cell">
      <style:table-cell-properties style:vertical-align="middle" fo:padding="0.0194in" fo:border="none"/>
    </style:style>
    <style:style style:name="Table123" style:family="table">
      <style:table-properties style:width="7.0868in" table:align="left" style:writing-mode="lr-tb"/>
    </style:style>
    <style:style style:name="Table123.A" style:family="table-column">
      <style:table-column-properties style:column-width="1.0007in"/>
    </style:style>
    <style:style style:name="Table123.B" style:family="table-column">
      <style:table-column-properties style:column-width="1.9806in"/>
    </style:style>
    <style:style style:name="Table123.C" style:family="table-column">
      <style:table-column-properties style:column-width="4.1056in"/>
    </style:style>
    <style:style style:name="Table123.A1" style:family="table-cell">
      <style:table-cell-properties style:vertical-align="middle" fo:padding="0.0194in" fo:border="none"/>
    </style:style>
    <style:style style:name="Table124" style:family="table">
      <style:table-properties style:width="6.2833in" table:align="left" style:writing-mode="lr-tb"/>
    </style:style>
    <style:style style:name="Table124.A" style:family="table-column">
      <style:table-column-properties style:column-width="1.0007in"/>
    </style:style>
    <style:style style:name="Table124.B" style:family="table-column">
      <style:table-column-properties style:column-width="2.4486in"/>
    </style:style>
    <style:style style:name="Table124.C" style:family="table-column">
      <style:table-column-properties style:column-width="2.834in"/>
    </style:style>
    <style:style style:name="Table124.A1" style:family="table-cell">
      <style:table-cell-properties style:vertical-align="middle" fo:padding="0.0194in" fo:border="none"/>
    </style:style>
    <style:style style:name="Table125" style:family="table">
      <style:table-properties style:width="7.0868in" table:align="left" style:writing-mode="lr-tb"/>
    </style:style>
    <style:style style:name="Table125.A" style:family="table-column">
      <style:table-column-properties style:column-width="1.0007in"/>
    </style:style>
    <style:style style:name="Table125.B" style:family="table-column">
      <style:table-column-properties style:column-width="1.9007in"/>
    </style:style>
    <style:style style:name="Table125.C" style:family="table-column">
      <style:table-column-properties style:column-width="4.1854in"/>
    </style:style>
    <style:style style:name="Table125.A1" style:family="table-cell">
      <style:table-cell-properties style:vertical-align="middle" fo:padding="0.0194in" fo:border="none"/>
    </style:style>
    <style:style style:name="Table126" style:family="table">
      <style:table-properties style:width="7.0868in" table:align="left" style:writing-mode="lr-tb"/>
    </style:style>
    <style:style style:name="Table126.A" style:family="table-column">
      <style:table-column-properties style:column-width="1.0007in"/>
    </style:style>
    <style:style style:name="Table126.B" style:family="table-column">
      <style:table-column-properties style:column-width="1.9472in"/>
    </style:style>
    <style:style style:name="Table126.C" style:family="table-column">
      <style:table-column-properties style:column-width="4.1389in"/>
    </style:style>
    <style:style style:name="Table126.A1" style:family="table-cell">
      <style:table-cell-properties style:vertical-align="middle" fo:padding="0.0194in" fo:border="none"/>
    </style:style>
    <style:style style:name="Table127" style:family="table">
      <style:table-properties style:width="2.0118in" table:align="left" style:writing-mode="lr-tb"/>
    </style:style>
    <style:style style:name="Table127.A" style:family="table-column">
      <style:table-column-properties style:column-width="1.0007in"/>
    </style:style>
    <style:style style:name="Table127.B" style:family="table-column">
      <style:table-column-properties style:column-width="1.0111in"/>
    </style:style>
    <style:style style:name="Table127.A1" style:family="table-cell">
      <style:table-cell-properties style:vertical-align="middle" fo:padding="0.0194in" fo:border="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9"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0"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1"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2"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3"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14"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0"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List_20_Contents">
      <style:paragraph-properties fo:margin-top="0in" fo:margin-bottom="0.1965in" style:contextual-spacing="false"/>
    </style:style>
    <style:style style:name="P23" style:family="paragraph" style:parent-style-name="Preformatted_20_Text">
      <style:paragraph-properties fo:margin-top="0in" fo:margin-bottom="0.1965in" style:contextual-spacing="false"/>
    </style:style>
    <style:style style:name="P24" style:family="paragraph" style:parent-style-name="Table_20_Contents">
      <style:paragraph-properties fo:margin-top="0in" fo:margin-bottom="0.1965in" style:contextual-spacing="false"/>
    </style:style>
    <style:style style:name="P25" style:family="paragraph" style:parent-style-name="Table_20_Contents">
      <style:text-properties fo:font-size="2pt" style:font-size-asian="2pt" style:font-size-complex="2pt"/>
    </style:style>
    <style:style style:name="P26" style:family="paragraph" style:parent-style-name="Table_20_Heading">
      <style:text-properties fo:font-size="2pt" style:font-size-asian="2pt" style:font-size-complex="2pt"/>
    </style:style>
    <style:style style:name="P27" style:family="paragraph" style:parent-style-name="Text_20_body">
      <style:paragraph-properties fo:margin-left="0in" fo:margin-right="0in" fo:line-height="120%" fo:text-indent="0in" style:auto-text-indent="false"/>
    </style:style>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in" fo:margin-right="0in" fo:line-height="144%" fo:text-indent="0in" style:auto-text-indent="false"/>
    </style:style>
    <style:style style:name="P30" style:family="paragraph" style:parent-style-name="Text_20_body">
      <style:paragraph-properties fo:margin-left="0in" fo:margin-right="0in" fo:margin-top="0in" fo:margin-bottom="0in" style:contextual-spacing="false" fo:orphans="1" fo:text-indent="0in" style:auto-text-indent="false"/>
    </style:style>
    <style:style style:name="P31"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32" style:family="paragraph" style:parent-style-name="Contents_20_1">
      <style:paragraph-properties>
        <style:tab-stops>
          <style:tab-stop style:position="10.5118in" style:type="right" style:leader-style="dotted" style:leader-text="."/>
        </style:tab-stops>
      </style:paragraph-properties>
    </style:style>
    <style:style style:name="P33" style:family="paragraph" style:parent-style-name="Contents_20_2">
      <style:paragraph-properties>
        <style:tab-stops>
          <style:tab-stop style:position="10.3154in" style:type="right" style:leader-style="dotted" style:leader-text="."/>
        </style:tab-stops>
      </style:paragraph-properties>
    </style:style>
    <style:style style:name="P34" style:family="paragraph" style:parent-style-name="Contents_20_3">
      <style:paragraph-properties>
        <style:tab-stops>
          <style:tab-stop style:position="10.1181in" style:type="right" style:leader-style="dotted" style:leader-text="."/>
        </style:tab-stops>
      </style:paragraph-properties>
    </style:style>
    <style:style style:name="P35" style:family="paragraph" style:parent-style-name="Contents_20_4">
      <style:paragraph-properties>
        <style:tab-stops>
          <style:tab-stop style:position="9.9217in" style:type="right" style:leader-style="dotted" style:leader-text="."/>
        </style:tab-stops>
      </style:paragraph-properties>
    </style:style>
    <style:style style:name="P36" style:family="paragraph" style:parent-style-name="Contents_20_5">
      <style:paragraph-properties>
        <style:tab-stops>
          <style:tab-stop style:position="9.7244in" style:type="right" style:leader-style="dotted" style:leader-text="."/>
        </style:tab-stops>
      </style:paragraph-properties>
    </style:style>
    <style:style style:name="P37" style:family="paragraph" style:parent-style-name="Contents_20_6">
      <style:paragraph-properties>
        <style:tab-stops>
          <style:tab-stop style:position="9.528in" style:type="right" style:leader-style="dotted" style:leader-text="."/>
        </style:tab-stops>
      </style:paragraph-properties>
    </style:style>
    <style:style style:name="P38"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39" style:family="paragraph" style:parent-style-name="Body_20_Text.tableblock">
      <style:text-properties officeooo:paragraph-rsid="00231b6d"/>
    </style:style>
    <style:style style:name="P40" style:family="paragraph" style:parent-style-name="Body_20_Text.tableblock">
      <style:text-properties officeooo:paragraph-rsid="0024423a"/>
    </style:style>
    <style:style style:name="P41" style:family="paragraph" style:parent-style-name="Body_20_Text.tableblock">
      <style:text-properties officeooo:paragraph-rsid="0028881c"/>
    </style:style>
    <style:style style:name="P42" style:family="paragraph" style:parent-style-name="Body_20_Text.tableblock">
      <style:text-properties officeooo:paragraph-rsid="002e55f4"/>
    </style:style>
    <style:style style:name="P43" style:family="paragraph" style:parent-style-name="Table_20_Contents" style:list-style-name="L1">
      <style:paragraph-properties fo:margin-top="0in" fo:margin-bottom="0.1965in" style:contextual-spacing="false"/>
    </style:style>
    <style:style style:name="P44" style:family="paragraph" style:parent-style-name="Table_20_Contents" style:list-style-name="L2">
      <style:paragraph-properties fo:margin-top="0in" fo:margin-bottom="0.1965in" style:contextual-spacing="false"/>
    </style:style>
    <style:style style:name="P45" style:family="paragraph" style:parent-style-name="Table_20_Contents" style:list-style-name="L3">
      <style:paragraph-properties fo:margin-top="0in" fo:margin-bottom="0.1965in" style:contextual-spacing="false"/>
    </style:style>
    <style:style style:name="P46" style:family="paragraph" style:parent-style-name="Table_20_Contents" style:list-style-name="L4">
      <style:paragraph-properties fo:margin-top="0in" fo:margin-bottom="0.1965in" style:contextual-spacing="false"/>
    </style:style>
    <style:style style:name="P47" style:family="paragraph" style:parent-style-name="Table_20_Contents" style:list-style-name="L5">
      <style:paragraph-properties fo:margin-top="0in" fo:margin-bottom="0.1965in" style:contextual-spacing="false"/>
    </style:style>
    <style:style style:name="P48" style:family="paragraph" style:parent-style-name="Text_20_body" style:master-page-name="HTML">
      <style:paragraph-properties fo:margin-left="0in" fo:margin-right="0in" fo:text-indent="0in" style:auto-text-indent="false" style:page-number="auto"/>
    </style:style>
    <style:style style:name="P49" style:family="paragraph" style:parent-style-name="Text_20_body" style:list-style-name="L6"/>
    <style:style style:name="P50" style:family="paragraph" style:parent-style-name="Text_20_body" style:list-style-name="L6">
      <style:paragraph-properties fo:margin-top="0in" fo:margin-bottom="0in" style:contextual-spacing="false"/>
    </style:style>
    <style:style style:name="P51"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52"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53"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54"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55"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56"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57"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58"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59"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60"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61"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62"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63"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64"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65"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66"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67"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68"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69"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5"/>
    <style:style style:name="P74" style:family="paragraph" style:parent-style-name="Text_20_body" style:list-style-name="L16"/>
    <style:style style:name="P75" style:family="paragraph" style:parent-style-name="Text_20_body" style:list-style-name="L17"/>
    <style:style style:name="P76" style:family="paragraph" style:parent-style-name="Text_20_body" style:list-style-name="L18"/>
    <style:style style:name="P77" style:family="paragraph" style:parent-style-name="Text_20_body" style:list-style-name="L19"/>
    <style:style style:name="P78" style:family="paragraph" style:parent-style-name="Text_20_body" style:list-style-name="L20"/>
    <style:style style:name="P79" style:family="paragraph" style:parent-style-name="Text_20_body" style:list-style-name="L22"/>
    <style:style style:name="P80" style:family="paragraph" style:parent-style-name="Text_20_body" style:list-style-name="L23"/>
    <style:style style:name="P81" style:family="paragraph" style:parent-style-name="Text_20_body" style:list-style-name="L24"/>
    <style:style style:name="P82" style:family="paragraph" style:parent-style-name="Text_20_body" style:list-style-name="L25"/>
    <style:style style:name="P83" style:family="paragraph" style:parent-style-name="Text_20_body" style:list-style-name="L26"/>
    <style:style style:name="P84" style:family="paragraph" style:parent-style-name="Text_20_body" style:list-style-name="L27"/>
    <style:style style:name="P85" style:family="paragraph" style:parent-style-name="Text_20_body" style:list-style-name="L28"/>
    <style:style style:name="P86" style:family="paragraph" style:parent-style-name="Text_20_body" style:list-style-name="L30"/>
    <style:style style:name="P87" style:family="paragraph" style:parent-style-name="Text_20_body" style:list-style-name="L31"/>
    <style:style style:name="P88" style:family="paragraph" style:parent-style-name="Text_20_body" style:list-style-name="L32"/>
    <style:style style:name="P89" style:family="paragraph" style:parent-style-name="Text_20_body" style:list-style-name="L33"/>
    <style:style style:name="P90" style:family="paragraph" style:parent-style-name="Text_20_body" style:list-style-name="L34"/>
    <style:style style:name="P91" style:family="paragraph" style:parent-style-name="Text_20_body" style:list-style-name="L35"/>
    <style:style style:name="P92" style:family="paragraph" style:parent-style-name="Text_20_body" style:list-style-name="L36"/>
    <style:style style:name="P93" style:family="paragraph" style:parent-style-name="Text_20_body" style:list-style-name="L38"/>
    <style:style style:name="P94" style:family="paragraph" style:parent-style-name="Text_20_body" style:list-style-name="L39"/>
    <style:style style:name="P95" style:family="paragraph" style:parent-style-name="Text_20_body" style:list-style-name="L40"/>
    <style:style style:name="P96" style:family="paragraph" style:parent-style-name="Text_20_body" style:list-style-name="L41"/>
    <style:style style:name="P97" style:family="paragraph" style:parent-style-name="Text_20_body" style:list-style-name="L42"/>
    <style:style style:name="P98" style:family="paragraph" style:parent-style-name="Text_20_body" style:list-style-name="L43"/>
    <style:style style:name="P99" style:family="paragraph" style:parent-style-name="Text_20_body" style:list-style-name="L44"/>
    <style:style style:name="P100" style:family="paragraph" style:parent-style-name="Text_20_body" style:list-style-name="L45"/>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T4" style:family="text">
      <style:text-properties fo:color="#18a303" loext:opacity="100%"/>
    </style:style>
    <style:style style:name="T5" style:family="text">
      <style:text-properties fo:color="#106802" loext:opacity="1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48"><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2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39960_1418072056" text:style-name="Index_20_Link" text:visited-style-name="Index_20_Link">Basic Meta-Model (BMM)<text:tab/>24</text:a></text:p>
                <text:p text:style-name="P33"><text:a xlink:type="simple" xlink:href="#__RefHeading___Toc39962_1418072056" text:style-name="Index_20_Link" text:visited-style-name="Index_20_Link">Amendment Record<text:tab/>25</text:a></text:p>
                <text:p text:style-name="P33"><text:a xlink:type="simple" xlink:href="#__RefHeading___Toc39964_1418072056" text:style-name="Index_20_Link" text:visited-style-name="Index_20_Link">Acknowledgements<text:tab/>31</text:a></text:p>
                <text:p text:style-name="P34"><text:a xlink:type="simple" xlink:href="#__RefHeading___Toc39966_1418072056" text:style-name="Index_20_Link" text:visited-style-name="Index_20_Link">Primary Author<text:tab/>31</text:a></text:p>
                <text:p text:style-name="P34"><text:a xlink:type="simple" xlink:href="#__RefHeading___Toc39968_1418072056" text:style-name="Index_20_Link" text:visited-style-name="Index_20_Link">Contributors<text:tab/>31</text:a></text:p>
                <text:p text:style-name="P34"><text:a xlink:type="simple" xlink:href="#__RefHeading___Toc39970_1418072056" text:style-name="Index_20_Link" text:visited-style-name="Index_20_Link">Trademarks<text:tab/>32</text:a></text:p>
                <text:p text:style-name="P33"><text:a xlink:type="simple" xlink:href="#__RefHeading___Toc39972_1418072056" text:style-name="Index_20_Link" text:visited-style-name="Index_20_Link">1. Preface<text:tab/>32</text:a></text:p>
                <text:p text:style-name="P34"><text:a xlink:type="simple" xlink:href="#__RefHeading___Toc39974_1418072056" text:style-name="Index_20_Link" text:visited-style-name="Index_20_Link">1.1. Purpose<text:tab/>32</text:a></text:p>
                <text:p text:style-name="P34"><text:a xlink:type="simple" xlink:href="#__RefHeading___Toc39976_1418072056" text:style-name="Index_20_Link" text:visited-style-name="Index_20_Link">1.2. Status<text:tab/>33</text:a></text:p>
                <text:p text:style-name="P34"><text:a xlink:type="simple" xlink:href="#__RefHeading___Toc39978_1418072056" text:style-name="Index_20_Link" text:visited-style-name="Index_20_Link">1.3. Feedback<text:tab/>33</text:a></text:p>
                <text:p text:style-name="P34"><text:a xlink:type="simple" xlink:href="#__RefHeading___Toc39980_1418072056" text:style-name="Index_20_Link" text:visited-style-name="Index_20_Link">1.4. Conformance<text:tab/>33</text:a></text:p>
                <text:p text:style-name="P34"><text:a xlink:type="simple" xlink:href="#__RefHeading___Toc39982_1418072056" text:style-name="Index_20_Link" text:visited-style-name="Index_20_Link">1.5. Previous Versions<text:tab/>34</text:a></text:p>
                <text:p text:style-name="P35"><text:a xlink:type="simple" xlink:href="#__RefHeading___Toc39984_1418072056" text:style-name="Index_20_Link" text:visited-style-name="Index_20_Link">1.5.1. Version 3.0.0<text:tab/>34</text:a></text:p>
                <text:p text:style-name="P35"><text:a xlink:type="simple" xlink:href="#__RefHeading___Toc39986_1418072056" text:style-name="Index_20_Link" text:visited-style-name="Index_20_Link">1.5.2. Version 3.1.0<text:tab/>34</text:a></text:p>
                <text:p text:style-name="P34"><text:a xlink:type="simple" xlink:href="#__RefHeading___Toc39988_1418072056" text:style-name="Index_20_Link" text:visited-style-name="Index_20_Link">1.6. A Note on Language<text:tab/>34</text:a></text:p>
                <text:p text:style-name="P34"><text:a xlink:type="simple" xlink:href="#__RefHeading___Toc39990_1418072056" text:style-name="Index_20_Link" text:visited-style-name="Index_20_Link">1.7. Tooling<text:tab/>36</text:a></text:p>
                <text:p text:style-name="P33"><text:a xlink:type="simple" xlink:href="#__RefHeading___Toc39992_1418072056" text:style-name="Index_20_Link" text:visited-style-name="Index_20_Link">2. Overview<text:tab/>36</text:a></text:p>
                <text:p text:style-name="P34"><text:a xlink:type="simple" xlink:href="#__RefHeading___Toc39994_1418072056" text:style-name="Index_20_Link" text:visited-style-name="Index_20_Link">2.1. Introduction<text:tab/>36</text:a></text:p>
                <text:p text:style-name="P34"><text:a xlink:type="simple" xlink:href="#__RefHeading___Toc39996_1418072056" text:style-name="Index_20_Link" text:visited-style-name="Index_20_Link">2.2. Features<text:tab/>37</text:a></text:p>
                <text:p text:style-name="P34"><text:a xlink:type="simple" xlink:href="#__RefHeading___Toc39998_1418072056" text:style-name="Index_20_Link" text:visited-style-name="Index_20_Link">2.3. Current State of the Art<text:tab/>39</text:a></text:p>
                <text:p text:style-name="P35"><text:a xlink:type="simple" xlink:href="#__RefHeading___Toc40000_1418072056" text:style-name="Index_20_Link" text:visited-style-name="Index_20_Link">2.3.1. UML<text:tab/>39</text:a></text:p>
                <text:p text:style-name="P35"><text:a xlink:type="simple" xlink:href="#__RefHeading___Toc40002_1418072056" text:style-name="Index_20_Link" text:visited-style-name="Index_20_Link">2.3.2. XML Schema<text:tab/>41</text:a></text:p>
                <text:p text:style-name="P34"><text:a xlink:type="simple" xlink:href="#__RefHeading___Toc40004_1418072056" text:style-name="Index_20_Link" text:visited-style-name="Index_20_Link">2.4. Computational Model<text:tab/>42</text:a></text:p>
                <text:p text:style-name="P34"><text:a xlink:type="simple" xlink:href="#__RefHeading___Toc40006_1418072056" text:style-name="Index_20_Link" text:visited-style-name="Index_20_Link">2.5. Purpose of the BMM<text:tab/>42</text:a></text:p>
                <text:p text:style-name="P35"><text:a xlink:type="simple" xlink:href="#__RefHeading___Toc40008_1418072056" text:style-name="Index_20_Link" text:visited-style-name="Index_20_Link">2.5.1. Class Model Representation<text:tab/>42</text:a></text:p>
                <text:p text:style-name="P35"><text:a xlink:type="simple" xlink:href="#__RefHeading___Toc40010_1418072056" text:style-name="Index_20_Link" text:visited-style-name="Index_20_Link"><text:soft-page-break/>2.5.2. Meta-Model for Expressions Language<text:tab/>42</text:a></text:p>
                <text:p text:style-name="P35"><text:a xlink:type="simple" xlink:href="#__RefHeading___Toc40012_1418072056" text:style-name="Index_20_Link" text:visited-style-name="Index_20_Link">2.5.3. Information Model Representation<text:tab/>42</text:a></text:p>
                <text:p text:style-name="P35"><text:a xlink:type="simple" xlink:href="#__RefHeading___Toc40014_1418072056" text:style-name="Index_20_Link" text:visited-style-name="Index_20_Link">2.5.4. Archetype Modelling<text:tab/>45</text:a></text:p>
                <text:p text:style-name="P33"><text:a xlink:type="simple" xlink:href="#__RefHeading___Toc40016_1418072056" text:style-name="Index_20_Link" text:visited-style-name="Index_20_Link">3. Package Structure<text:tab/>47</text:a></text:p>
                <text:p text:style-name="P34"><text:a xlink:type="simple" xlink:href="#__RefHeading___Toc40018_1418072056" text:style-name="Index_20_Link" text:visited-style-name="Index_20_Link">3.1. Overview<text:tab/>47</text:a></text:p>
                <text:p text:style-name="P34"><text:a xlink:type="simple" xlink:href="#__RefHeading___Toc40020_1418072056" text:style-name="Index_20_Link" text:visited-style-name="Index_20_Link">3.2. Class Definitions<text:tab/>48</text:a></text:p>
                <text:p text:style-name="P35"><text:a xlink:type="simple" xlink:href="#__RefHeading___Toc40022_1418072056" text:style-name="Index_20_Link" text:visited-style-name="Index_20_Link">3.2.1. BMM_DEFINITIONS Class<text:tab/>48</text:a></text:p>
                <text:p text:style-name="P33"><text:a xlink:type="simple" xlink:href="#__RefHeading___Toc40024_1418072056" text:style-name="Index_20_Link" text:visited-style-name="Index_20_Link">4. Model Access Package<text:tab/>52</text:a></text:p>
                <text:p text:style-name="P34"><text:a xlink:type="simple" xlink:href="#__RefHeading___Toc40026_1418072056" text:style-name="Index_20_Link" text:visited-style-name="Index_20_Link">4.1. Overview<text:tab/>52</text:a></text:p>
                <text:p text:style-name="P34"><text:a xlink:type="simple" xlink:href="#__RefHeading___Toc40028_1418072056" text:style-name="Index_20_Link" text:visited-style-name="Index_20_Link">4.2. Class Definitions<text:tab/>58</text:a></text:p>
                <text:p text:style-name="P35"><text:a xlink:type="simple" xlink:href="#__RefHeading___Toc40030_1418072056" text:style-name="Index_20_Link" text:visited-style-name="Index_20_Link">4.2.1. BMM_MODEL_ACCESS Class<text:tab/>58</text:a></text:p>
                <text:p text:style-name="P35"><text:a xlink:type="simple" xlink:href="#__RefHeading___Toc40032_1418072056" text:style-name="Index_20_Link" text:visited-style-name="Index_20_Link">4.2.2. BMM_SCHEMA_DESCRIPTOR Class<text:tab/>60</text:a></text:p>
                <text:p text:style-name="P35"><text:a xlink:type="simple" xlink:href="#__RefHeading___Toc40034_1418072056" text:style-name="Index_20_Link" text:visited-style-name="Index_20_Link">4.2.3. BMM_MODEL_METADATA Class<text:tab/>62</text:a></text:p>
                <text:p text:style-name="P35"><text:a xlink:type="simple" xlink:href="#__RefHeading___Toc40036_1418072056" text:style-name="Index_20_Link" text:visited-style-name="Index_20_Link">4.2.4. BMM_SCHEMA Class<text:tab/>62</text:a></text:p>
                <text:p text:style-name="P35"><text:a xlink:type="simple" xlink:href="#__RefHeading___Toc40038_1418072056" text:style-name="Index_20_Link" text:visited-style-name="Index_20_Link">4.2.5. BMM_SCHEMA_STATE Enumeration<text:tab/>66</text:a></text:p>
                <text:p text:style-name="P35"><text:a xlink:type="simple" xlink:href="#__RefHeading___Toc40040_1418072056" text:style-name="Index_20_Link" text:visited-style-name="Index_20_Link">4.2.6. BMM_INCLUDE_SPEC Class<text:tab/>67</text:a></text:p>
                <text:p text:style-name="P33"><text:a xlink:type="simple" xlink:href="#__RefHeading___Toc40042_1418072056" text:style-name="Index_20_Link" text:visited-style-name="Index_20_Link">5. Model Structure<text:tab/>68</text:a></text:p>
                <text:p text:style-name="P34"><text:a xlink:type="simple" xlink:href="#__RefHeading___Toc40044_1418072056" text:style-name="Index_20_Link" text:visited-style-name="Index_20_Link">5.1. Overview<text:tab/>68</text:a></text:p>
                <text:p text:style-name="P34"><text:a xlink:type="simple" xlink:href="#__RefHeading___Toc40046_1418072056" text:style-name="Index_20_Link" text:visited-style-name="Index_20_Link">5.2. Naming Convention<text:tab/>68</text:a></text:p>
                <text:p text:style-name="P34"><text:a xlink:type="simple" xlink:href="#__RefHeading___Toc40048_1418072056" text:style-name="Index_20_Link" text:visited-style-name="Index_20_Link">5.3. Model Semantics<text:tab/>68</text:a></text:p>
                <text:p text:style-name="P35"><text:a xlink:type="simple" xlink:href="#__RefHeading___Toc40050_1418072056" text:style-name="Index_20_Link" text:visited-style-name="Index_20_Link">5.3.1. Packages<text:tab/>69</text:a></text:p>
                <text:p text:style-name="P35"><text:a xlink:type="simple" xlink:href="#__RefHeading___Toc40052_1418072056" text:style-name="Index_20_Link" text:visited-style-name="Index_20_Link">5.3.2. Use of other Models<text:tab/>70</text:a></text:p>
                <text:p text:style-name="P35"><text:a xlink:type="simple" xlink:href="#__RefHeading___Toc40054_1418072056" text:style-name="Index_20_Link" text:visited-style-name="Index_20_Link">5.3.3. Documentation<text:tab/>70</text:a></text:p>
                <text:p text:style-name="P35"><text:a xlink:type="simple" xlink:href="#__RefHeading___Toc40056_1418072056" text:style-name="Index_20_Link" text:visited-style-name="Index_20_Link">5.3.4. Other Meta-data<text:tab/>71</text:a></text:p>
                <text:p text:style-name="P34"><text:a xlink:type="simple" xlink:href="#__RefHeading___Toc40058_1418072056" text:style-name="Index_20_Link" text:visited-style-name="Index_20_Link">5.4. The Any Class and Type<text:tab/>71</text:a></text:p>
                <text:p text:style-name="P34"><text:a xlink:type="simple" xlink:href="#__RefHeading___Toc40060_1418072056" text:style-name="Index_20_Link" text:visited-style-name="Index_20_Link">5.5. Class Definitions<text:tab/>72</text:a></text:p>
                <text:p text:style-name="P35"><text:a xlink:type="simple" xlink:href="#__RefHeading___Toc40062_1418072056" text:style-name="Index_20_Link" text:visited-style-name="Index_20_Link">5.5.1. BMM_MODEL_ELEMENT Class<text:tab/>72</text:a></text:p>
                <text:p text:style-name="P35"><text:a xlink:type="simple" xlink:href="#__RefHeading___Toc40064_1418072056" text:style-name="Index_20_Link" text:visited-style-name="Index_20_Link">5.5.2. BMM_PACKAGE_CONTAINER Class<text:tab/>73</text:a></text:p>
                <text:p text:style-name="P35"><text:a xlink:type="simple" xlink:href="#__RefHeading___Toc40066_1418072056" text:style-name="Index_20_Link" text:visited-style-name="Index_20_Link">5.5.3. BMM_PACKAGE Class<text:tab/>74</text:a></text:p>
                <text:p text:style-name="P35"><text:a xlink:type="simple" xlink:href="#__RefHeading___Toc40068_1418072056" text:style-name="Index_20_Link" text:visited-style-name="Index_20_Link">5.5.4. BMM_MODEL Class<text:tab/>75</text:a></text:p>
                <text:p text:style-name="P35"><text:a xlink:type="simple" xlink:href="#__RefHeading___Toc40070_1418072056" text:style-name="Index_20_Link" text:visited-style-name="Index_20_Link">5.5.5. BMM_MODULE Class<text:tab/>81</text:a></text:p>
                <text:p text:style-name="P33"><text:a xlink:type="simple" xlink:href="#__RefHeading___Toc40072_1418072056" text:style-name="Index_20_Link" text:visited-style-name="Index_20_Link">6. Types<text:tab/>82</text:a></text:p>
                <text:p text:style-name="P34"><text:a xlink:type="simple" xlink:href="#__RefHeading___Toc40074_1418072056" text:style-name="Index_20_Link" text:visited-style-name="Index_20_Link"><text:soft-page-break/>6.1. Overview<text:tab/>82</text:a></text:p>
                <text:p text:style-name="P34"><text:a xlink:type="simple" xlink:href="#__RefHeading___Toc40076_1418072056" text:style-name="Index_20_Link" text:visited-style-name="Index_20_Link">6.2. Simple Type<text:tab/>85</text:a></text:p>
                <text:p text:style-name="P35"><text:a xlink:type="simple" xlink:href="#__RefHeading___Toc40078_1418072056" text:style-name="Index_20_Link" text:visited-style-name="Index_20_Link">6.2.1. Conformance<text:tab/>85</text:a></text:p>
                <text:p text:style-name="P34"><text:a xlink:type="simple" xlink:href="#__RefHeading___Toc40080_1418072056" text:style-name="Index_20_Link" text:visited-style-name="Index_20_Link">6.3. Generic Type<text:tab/>86</text:a></text:p>
                <text:p text:style-name="P35"><text:a xlink:type="simple" xlink:href="#__RefHeading___Toc40082_1418072056" text:style-name="Index_20_Link" text:visited-style-name="Index_20_Link">6.3.1. Conformance<text:tab/>88</text:a></text:p>
                <text:p text:style-name="P34"><text:a xlink:type="simple" xlink:href="#__RefHeading___Toc40084_1418072056" text:style-name="Index_20_Link" text:visited-style-name="Index_20_Link">6.4. Container Meta-types<text:tab/>88</text:a></text:p>
                <text:p text:style-name="P35"><text:a xlink:type="simple" xlink:href="#__RefHeading___Toc40086_1418072056" text:style-name="Index_20_Link" text:visited-style-name="Index_20_Link">6.4.1. Conformance<text:tab/>90</text:a></text:p>
                <text:p text:style-name="P34"><text:a xlink:type="simple" xlink:href="#__RefHeading___Toc40088_1418072056" text:style-name="Index_20_Link" text:visited-style-name="Index_20_Link">6.5. Bult-in Meta-types<text:tab/>90</text:a></text:p>
                <text:p text:style-name="P35"><text:a xlink:type="simple" xlink:href="#__RefHeading___Toc40090_1418072056" text:style-name="Index_20_Link" text:visited-style-name="Index_20_Link">6.5.1. Tuple Meta-type<text:tab/>91</text:a></text:p>
                <text:p text:style-name="P36"><text:a xlink:type="simple" xlink:href="#__RefHeading___Toc40092_1418072056" text:style-name="Index_20_Link" text:visited-style-name="Index_20_Link">6.5.1.1. Conformance<text:tab/>91</text:a></text:p>
                <text:p text:style-name="P35"><text:a xlink:type="simple" xlink:href="#__RefHeading___Toc40094_1418072056" text:style-name="Index_20_Link" text:visited-style-name="Index_20_Link">6.5.2. Signature Meta-type<text:tab/>91</text:a></text:p>
                <text:p text:style-name="P36"><text:a xlink:type="simple" xlink:href="#__RefHeading___Toc40096_1418072056" text:style-name="Index_20_Link" text:visited-style-name="Index_20_Link">6.5.2.1. Conformance<text:tab/>93</text:a></text:p>
                <text:p text:style-name="P35"><text:a xlink:type="simple" xlink:href="#__RefHeading___Toc40098_1418072056" text:style-name="Index_20_Link" text:visited-style-name="Index_20_Link">6.5.3. Status Meta-type<text:tab/>94</text:a></text:p>
                <text:p text:style-name="P34"><text:a xlink:type="simple" xlink:href="#__RefHeading___Toc40100_1418072056" text:style-name="Index_20_Link" text:visited-style-name="Index_20_Link">6.6. Type Conformance<text:tab/>94</text:a></text:p>
                <text:p text:style-name="P34"><text:a xlink:type="simple" xlink:href="#__RefHeading___Toc40102_1418072056" text:style-name="Index_20_Link" text:visited-style-name="Index_20_Link">6.7. Model Theoretic Questions<text:tab/>97</text:a></text:p>
                <text:p text:style-name="P34"><text:a xlink:type="simple" xlink:href="#__RefHeading___Toc40104_1418072056" text:style-name="Index_20_Link" text:visited-style-name="Index_20_Link">6.8. Class Definitions<text:tab/>97</text:a></text:p>
                <text:p text:style-name="P35"><text:a xlink:type="simple" xlink:href="#__RefHeading___Toc40106_1418072056" text:style-name="Index_20_Link" text:visited-style-name="Index_20_Link">6.8.1. BMM_TYPE Class<text:tab/>97</text:a></text:p>
                <text:p text:style-name="P35"><text:a xlink:type="simple" xlink:href="#__RefHeading___Toc40108_1418072056" text:style-name="Index_20_Link" text:visited-style-name="Index_20_Link">6.8.2. BMM_UNITARY_TYPE Class<text:tab/>98</text:a></text:p>
                <text:p text:style-name="P35"><text:a xlink:type="simple" xlink:href="#__RefHeading___Toc40110_1418072056" text:style-name="Index_20_Link" text:visited-style-name="Index_20_Link">6.8.3. BMM_EFFECTIVE_TYPE Class<text:tab/>99</text:a></text:p>
                <text:p text:style-name="P35"><text:a xlink:type="simple" xlink:href="#__RefHeading___Toc40112_1418072056" text:style-name="Index_20_Link" text:visited-style-name="Index_20_Link">6.8.4. BMM_PARAMETER_TYPE Class<text:tab/>99</text:a></text:p>
                <text:p text:style-name="P35"><text:a xlink:type="simple" xlink:href="#__RefHeading___Toc40114_1418072056" text:style-name="Index_20_Link" text:visited-style-name="Index_20_Link">6.8.5. BMM_MODEL_TYPE Class<text:tab/>101</text:a></text:p>
                <text:p text:style-name="P35"><text:a xlink:type="simple" xlink:href="#__RefHeading___Toc40116_1418072056" text:style-name="Index_20_Link" text:visited-style-name="Index_20_Link">6.8.6. BMM_SIMPLE_TYPE Class<text:tab/>102</text:a></text:p>
                <text:p text:style-name="P35"><text:a xlink:type="simple" xlink:href="#__RefHeading___Toc40118_1418072056" text:style-name="Index_20_Link" text:visited-style-name="Index_20_Link">6.8.7. BMM_GENERIC_TYPE Class<text:tab/>103</text:a></text:p>
                <text:p text:style-name="P35"><text:a xlink:type="simple" xlink:href="#__RefHeading___Toc40120_1418072056" text:style-name="Index_20_Link" text:visited-style-name="Index_20_Link">6.8.8. BMM_BUILTIN_TYPE Class<text:tab/>104</text:a></text:p>
                <text:p text:style-name="P35"><text:a xlink:type="simple" xlink:href="#__RefHeading___Toc40122_1418072056" text:style-name="Index_20_Link" text:visited-style-name="Index_20_Link">6.8.9. BMM_TUPLE_TYPE Class<text:tab/>105</text:a></text:p>
                <text:p text:style-name="P35"><text:a xlink:type="simple" xlink:href="#__RefHeading___Toc40124_1418072056" text:style-name="Index_20_Link" text:visited-style-name="Index_20_Link">6.8.10. BMM_SIGNATURE Class<text:tab/>106</text:a></text:p>
                <text:p text:style-name="P35"><text:a xlink:type="simple" xlink:href="#__RefHeading___Toc40126_1418072056" text:style-name="Index_20_Link" text:visited-style-name="Index_20_Link">6.8.11. BMM_PROPERTY_TYPE Class<text:tab/>107</text:a></text:p>
                <text:p text:style-name="P35"><text:a xlink:type="simple" xlink:href="#__RefHeading___Toc40128_1418072056" text:style-name="Index_20_Link" text:visited-style-name="Index_20_Link">6.8.12. BMM_ROUTINE_TYPE Class<text:tab/>108</text:a></text:p>
                <text:p text:style-name="P35"><text:a xlink:type="simple" xlink:href="#__RefHeading___Toc40130_1418072056" text:style-name="Index_20_Link" text:visited-style-name="Index_20_Link">6.8.13. BMM_FUNCTION_TYPE Class<text:tab/>108</text:a></text:p>
                <text:p text:style-name="P35"><text:a xlink:type="simple" xlink:href="#__RefHeading___Toc40132_1418072056" text:style-name="Index_20_Link" text:visited-style-name="Index_20_Link">6.8.14. BMM_PROCEDURE_TYPE Class<text:tab/>109</text:a></text:p>
                <text:p text:style-name="P35"><text:a xlink:type="simple" xlink:href="#__RefHeading___Toc40134_1418072056" text:style-name="Index_20_Link" text:visited-style-name="Index_20_Link">6.8.15. BMM_STATUS_TYPE Class<text:tab/>109</text:a></text:p>
                <text:p text:style-name="P35"><text:a xlink:type="simple" xlink:href="#__RefHeading___Toc40136_1418072056" text:style-name="Index_20_Link" text:visited-style-name="Index_20_Link">6.8.16. BMM_CONTAINER_TYPE Class<text:tab/>110</text:a></text:p>
                <text:p text:style-name="P35"><text:a xlink:type="simple" xlink:href="#__RefHeading___Toc40138_1418072056" text:style-name="Index_20_Link" text:visited-style-name="Index_20_Link"><text:soft-page-break/>6.8.17. BMM_INDEXED_CONTAINER_TYPE Class<text:tab/>112</text:a></text:p>
                <text:p text:style-name="P33"><text:a xlink:type="simple" xlink:href="#__RefHeading___Toc40140_1418072056" text:style-name="Index_20_Link" text:visited-style-name="Index_20_Link">7. Classes<text:tab/>113</text:a></text:p>
                <text:p text:style-name="P34"><text:a xlink:type="simple" xlink:href="#__RefHeading___Toc40142_1418072056" text:style-name="Index_20_Link" text:visited-style-name="Index_20_Link">7.1. Overview<text:tab/>113</text:a></text:p>
                <text:p text:style-name="P34"><text:a xlink:type="simple" xlink:href="#__RefHeading___Toc40144_1418072056" text:style-name="Index_20_Link" text:visited-style-name="Index_20_Link">7.2. Simple Classes<text:tab/>114</text:a></text:p>
                <text:p text:style-name="P34"><text:a xlink:type="simple" xlink:href="#__RefHeading___Toc40146_1418072056" text:style-name="Index_20_Link" text:visited-style-name="Index_20_Link">7.3. Generic Classes<text:tab/>114</text:a></text:p>
                <text:p text:style-name="P34"><text:a xlink:type="simple" xlink:href="#__RefHeading___Toc40148_1418072056" text:style-name="Index_20_Link" text:visited-style-name="Index_20_Link">7.4. Range-Constrained Classes<text:tab/>116</text:a></text:p>
                <text:p text:style-name="P35"><text:a xlink:type="simple" xlink:href="#__RefHeading___Toc40150_1418072056" text:style-name="Index_20_Link" text:visited-style-name="Index_20_Link">7.4.1. Enumerated Types<text:tab/>117</text:a></text:p>
                <text:p text:style-name="P35"><text:a xlink:type="simple" xlink:href="#__RefHeading___Toc40152_1418072056" text:style-name="Index_20_Link" text:visited-style-name="Index_20_Link">7.4.2. Value-set Types<text:tab/>121</text:a></text:p>
                <text:p text:style-name="P34"><text:a xlink:type="simple" xlink:href="#__RefHeading___Toc40154_1418072056" text:style-name="Index_20_Link" text:visited-style-name="Index_20_Link">7.5. Class Qualifiers<text:tab/>123</text:a></text:p>
                <text:p text:style-name="P35"><text:a xlink:type="simple" xlink:href="#__RefHeading___Toc40156_1418072056" text:style-name="Index_20_Link" text:visited-style-name="Index_20_Link">7.5.1. Abstract Classes<text:tab/>123</text:a></text:p>
                <text:p text:style-name="P35"><text:a xlink:type="simple" xlink:href="#__RefHeading___Toc40158_1418072056" text:style-name="Index_20_Link" text:visited-style-name="Index_20_Link">7.5.2. Primitive Type Classes<text:tab/>123</text:a></text:p>
                <text:p text:style-name="P34"><text:a xlink:type="simple" xlink:href="#__RefHeading___Toc40160_1418072056" text:style-name="Index_20_Link" text:visited-style-name="Index_20_Link">7.6. Class Invariants<text:tab/>126</text:a></text:p>
                <text:p text:style-name="P34"><text:a xlink:type="simple" xlink:href="#__RefHeading___Toc40162_1418072056" text:style-name="Index_20_Link" text:visited-style-name="Index_20_Link">7.7. Inheritance<text:tab/>127</text:a></text:p>
                <text:p text:style-name="P34"><text:a xlink:type="simple" xlink:href="#__RefHeading___Toc40164_1418072056" text:style-name="Index_20_Link" text:visited-style-name="Index_20_Link">7.8. Model Theoretic Questions<text:tab/>127</text:a></text:p>
                <text:p text:style-name="P34"><text:a xlink:type="simple" xlink:href="#__RefHeading___Toc40166_1418072056" text:style-name="Index_20_Link" text:visited-style-name="Index_20_Link">7.9. Class Definitions<text:tab/>128</text:a></text:p>
                <text:p text:style-name="P35"><text:a xlink:type="simple" xlink:href="#__RefHeading___Toc40168_1418072056" text:style-name="Index_20_Link" text:visited-style-name="Index_20_Link">7.9.1. BMM_CLASS Class<text:tab/>128</text:a></text:p>
                <text:p text:style-name="P35"><text:a xlink:type="simple" xlink:href="#__RefHeading___Toc40170_1418072056" text:style-name="Index_20_Link" text:visited-style-name="Index_20_Link">7.9.2. BMM_SIMPLE_CLASS Class<text:tab/>132</text:a></text:p>
                <text:p text:style-name="P35"><text:a xlink:type="simple" xlink:href="#__RefHeading___Toc40172_1418072056" text:style-name="Index_20_Link" text:visited-style-name="Index_20_Link">7.9.3. BMM_GENERIC_CLASS Class<text:tab/>133</text:a></text:p>
                <text:p text:style-name="P35"><text:a xlink:type="simple" xlink:href="#__RefHeading___Toc40174_1418072056" text:style-name="Index_20_Link" text:visited-style-name="Index_20_Link">7.9.4. BMM_ENUMERATION Class<text:tab/>134</text:a></text:p>
                <text:p text:style-name="P35"><text:a xlink:type="simple" xlink:href="#__RefHeading___Toc40176_1418072056" text:style-name="Index_20_Link" text:visited-style-name="Index_20_Link">7.9.5. BMM_ENUMERATION_STRING Class<text:tab/>135</text:a></text:p>
                <text:p text:style-name="P35"><text:a xlink:type="simple" xlink:href="#__RefHeading___Toc40178_1418072056" text:style-name="Index_20_Link" text:visited-style-name="Index_20_Link">7.9.6. BMM_ENUMERATION_INTEGER Class<text:tab/>135</text:a></text:p>
                <text:p text:style-name="P35"><text:a xlink:type="simple" xlink:href="#__RefHeading___Toc40180_1418072056" text:style-name="Index_20_Link" text:visited-style-name="Index_20_Link">7.9.7. BMM_VALUE_SET_SPEC Class<text:tab/>136</text:a></text:p>
                <text:p text:style-name="P33"><text:a xlink:type="simple" xlink:href="#__RefHeading___Toc40182_1418072056" text:style-name="Index_20_Link" text:visited-style-name="Index_20_Link">8. Class Features<text:tab/>136</text:a></text:p>
                <text:p text:style-name="P34"><text:a xlink:type="simple" xlink:href="#__RefHeading___Toc40184_1418072056" text:style-name="Index_20_Link" text:visited-style-name="Index_20_Link">8.1. Overview<text:tab/>136</text:a></text:p>
                <text:p text:style-name="P35"><text:a xlink:type="simple" xlink:href="#__RefHeading___Toc40186_1418072056" text:style-name="Index_20_Link" text:visited-style-name="Index_20_Link">8.1.1. Feature Taxonomy<text:tab/>137</text:a></text:p>
                <text:p text:style-name="P35"><text:a xlink:type="simple" xlink:href="#__RefHeading___Toc40188_1418072056" text:style-name="Index_20_Link" text:visited-style-name="Index_20_Link">8.1.2. Class Model<text:tab/>137</text:a></text:p>
                <text:p text:style-name="P35"><text:a xlink:type="simple" xlink:href="#__RefHeading___Toc40190_1418072056" text:style-name="Index_20_Link" text:visited-style-name="Index_20_Link">8.1.3. Feature Groups and Visibility<text:tab/>137</text:a></text:p>
                <text:p text:style-name="P35"><text:a xlink:type="simple" xlink:href="#__RefHeading___Toc40192_1418072056" text:style-name="Index_20_Link" text:visited-style-name="Index_20_Link">8.1.4. Differential and Flat Form<text:tab/>138</text:a></text:p>
                <text:p text:style-name="P35"><text:a xlink:type="simple" xlink:href="#__RefHeading___Toc40194_1418072056" text:style-name="Index_20_Link" text:visited-style-name="Index_20_Link">8.1.5. Signatures<text:tab/>139</text:a></text:p>
                <text:p text:style-name="P35"><text:a xlink:type="simple" xlink:href="#__RefHeading___Toc40196_1418072056" text:style-name="Index_20_Link" text:visited-style-name="Index_20_Link">8.1.6. Synthesis due to Generic Parameter Substitution<text:tab/>140</text:a></text:p>
                <text:p text:style-name="P34"><text:a xlink:type="simple" xlink:href="#__RefHeading___Toc40198_1418072056" text:style-name="Index_20_Link" text:visited-style-name="Index_20_Link">8.2. Properties<text:tab/>140</text:a></text:p>
                <text:p text:style-name="P35"><text:a xlink:type="simple" xlink:href="#__RefHeading___Toc40200_1418072056" text:style-name="Index_20_Link" text:visited-style-name="Index_20_Link">8.2.1. Static Properties<text:tab/>140</text:a></text:p>
                <text:p text:style-name="P36"><text:a xlink:type="simple" xlink:href="#__RefHeading___Toc40202_1418072056" text:style-name="Index_20_Link" text:visited-style-name="Index_20_Link"><text:soft-page-break/>8.2.1.1. Constants<text:tab/>140</text:a></text:p>
                <text:p text:style-name="P36"><text:a xlink:type="simple" xlink:href="#__RefHeading___Toc40204_1418072056" text:style-name="Index_20_Link" text:visited-style-name="Index_20_Link">8.2.1.2. Singletons<text:tab/>141</text:a></text:p>
                <text:p text:style-name="P35"><text:a xlink:type="simple" xlink:href="#__RefHeading___Toc40206_1418072056" text:style-name="Index_20_Link" text:visited-style-name="Index_20_Link">8.2.2. Writable Properties<text:tab/>141</text:a></text:p>
                <text:p text:style-name="P36"><text:a xlink:type="simple" xlink:href="#__RefHeading___Toc40208_1418072056" text:style-name="Index_20_Link" text:visited-style-name="Index_20_Link">8.2.2.1. Unitary versus Container Properties<text:tab/>142</text:a></text:p>
                <text:p text:style-name="P35"><text:a xlink:type="simple" xlink:href="#__RefHeading___Toc40210_1418072056" text:style-name="Index_20_Link" text:visited-style-name="Index_20_Link">8.2.3. Semantic Level<text:tab/>144</text:a></text:p>
                <text:p text:style-name="P34"><text:a xlink:type="simple" xlink:href="#__RefHeading___Toc40212_1418072056" text:style-name="Index_20_Link" text:visited-style-name="Index_20_Link">8.3. Functions and Procedures<text:tab/>145</text:a></text:p>
                <text:p text:style-name="P35"><text:a xlink:type="simple" xlink:href="#__RefHeading___Toc40214_1418072056" text:style-name="Index_20_Link" text:visited-style-name="Index_20_Link">8.3.1. Pre- and Post-conditions<text:tab/>147</text:a></text:p>
                <text:p text:style-name="P35"><text:a xlink:type="simple" xlink:href="#__RefHeading___Toc40216_1418072056" text:style-name="Index_20_Link" text:visited-style-name="Index_20_Link">8.3.2. Creators and Converters<text:tab/>148</text:a></text:p>
                <text:p text:style-name="P35"><text:a xlink:type="simple" xlink:href="#__RefHeading___Toc40218_1418072056" text:style-name="Index_20_Link" text:visited-style-name="Index_20_Link">8.3.3. Routine Body<text:tab/>149</text:a></text:p>
                <text:p text:style-name="P34"><text:a xlink:type="simple" xlink:href="#__RefHeading___Toc40220_1418072056" text:style-name="Index_20_Link" text:visited-style-name="Index_20_Link">8.4. Variables<text:tab/>150</text:a></text:p>
                <text:p text:style-name="P34"><text:a xlink:type="simple" xlink:href="#__RefHeading___Toc40222_1418072056" text:style-name="Index_20_Link" text:visited-style-name="Index_20_Link">8.5. Model Theoretic Questions<text:tab/>150</text:a></text:p>
                <text:p text:style-name="P34"><text:a xlink:type="simple" xlink:href="#__RefHeading___Toc40224_1418072056" text:style-name="Index_20_Link" text:visited-style-name="Index_20_Link">8.6. Class Definitions<text:tab/>151</text:a></text:p>
                <text:p text:style-name="P35"><text:a xlink:type="simple" xlink:href="#__RefHeading___Toc40226_1418072056" text:style-name="Index_20_Link" text:visited-style-name="Index_20_Link">8.6.1. BMM_FORMAL_ELEMENT Class<text:tab/>151</text:a></text:p>
                <text:p text:style-name="P35"><text:a xlink:type="simple" xlink:href="#__RefHeading___Toc40228_1418072056" text:style-name="Index_20_Link" text:visited-style-name="Index_20_Link">8.6.2. BMM_FEATURE Class<text:tab/>152</text:a></text:p>
                <text:p text:style-name="P35"><text:a xlink:type="simple" xlink:href="#__RefHeading___Toc40230_1418072056" text:style-name="Index_20_Link" text:visited-style-name="Index_20_Link">8.6.3. BMM_FEATURE_GROUP Class<text:tab/>153</text:a></text:p>
                <text:p text:style-name="P35"><text:a xlink:type="simple" xlink:href="#__RefHeading___Toc40232_1418072056" text:style-name="Index_20_Link" text:visited-style-name="Index_20_Link">8.6.4. BMM_VISIBILITY Class<text:tab/>153</text:a></text:p>
                <text:p text:style-name="P35"><text:a xlink:type="simple" xlink:href="#__RefHeading___Toc40234_1418072056" text:style-name="Index_20_Link" text:visited-style-name="Index_20_Link">8.6.5. BMM_INSTANTIABLE_FEATURE Class<text:tab/>154</text:a></text:p>
                <text:p text:style-name="P35"><text:a xlink:type="simple" xlink:href="#__RefHeading___Toc40236_1418072056" text:style-name="Index_20_Link" text:visited-style-name="Index_20_Link">8.6.6. BMM_STATIC Class<text:tab/>155</text:a></text:p>
                <text:p text:style-name="P35"><text:a xlink:type="simple" xlink:href="#__RefHeading___Toc40238_1418072056" text:style-name="Index_20_Link" text:visited-style-name="Index_20_Link">8.6.7. BMM_CONSTANT Class<text:tab/>155</text:a></text:p>
                <text:p text:style-name="P35"><text:a xlink:type="simple" xlink:href="#__RefHeading___Toc40240_1418072056" text:style-name="Index_20_Link" text:visited-style-name="Index_20_Link">8.6.8. BMM_SINGLETON Class<text:tab/>156</text:a></text:p>
                <text:p text:style-name="P35"><text:a xlink:type="simple" xlink:href="#__RefHeading___Toc40242_1418072056" text:style-name="Index_20_Link" text:visited-style-name="Index_20_Link">8.6.9. BMM_PROPERTY Class<text:tab/>156</text:a></text:p>
                <text:p text:style-name="P35"><text:a xlink:type="simple" xlink:href="#__RefHeading___Toc40244_1418072056" text:style-name="Index_20_Link" text:visited-style-name="Index_20_Link">8.6.10. BMM_UNITARY_PROPERTY Class<text:tab/>157</text:a></text:p>
                <text:p text:style-name="P35"><text:a xlink:type="simple" xlink:href="#__RefHeading___Toc40246_1418072056" text:style-name="Index_20_Link" text:visited-style-name="Index_20_Link">8.6.11. BMM_CONTAINER_PROPERTY Class<text:tab/>158</text:a></text:p>
                <text:p text:style-name="P35"><text:a xlink:type="simple" xlink:href="#__RefHeading___Toc40248_1418072056" text:style-name="Index_20_Link" text:visited-style-name="Index_20_Link">8.6.12. BMM_INDEXED_CONTAINER_PROPERTY Class<text:tab/>159</text:a></text:p>
                <text:p text:style-name="P35"><text:a xlink:type="simple" xlink:href="#__RefHeading___Toc40250_1418072056" text:style-name="Index_20_Link" text:visited-style-name="Index_20_Link">8.6.13. BMM_ROUTINE Class<text:tab/>159</text:a></text:p>
                <text:p text:style-name="P35"><text:a xlink:type="simple" xlink:href="#__RefHeading___Toc40252_1418072056" text:style-name="Index_20_Link" text:visited-style-name="Index_20_Link">8.6.14. BMM_FUNCTION Class<text:tab/>160</text:a></text:p>
                <text:p text:style-name="P35"><text:a xlink:type="simple" xlink:href="#__RefHeading___Toc40254_1418072056" text:style-name="Index_20_Link" text:visited-style-name="Index_20_Link">8.6.15. BMM_OPERATOR Class<text:tab/>161</text:a></text:p>
                <text:p text:style-name="P35"><text:a xlink:type="simple" xlink:href="#__RefHeading___Toc40256_1418072056" text:style-name="Index_20_Link" text:visited-style-name="Index_20_Link">8.6.16. BMM_OPERATOR_POSITION Enumeration<text:tab/>162</text:a></text:p>
                <text:p text:style-name="P35"><text:a xlink:type="simple" xlink:href="#__RefHeading___Toc40258_1418072056" text:style-name="Index_20_Link" text:visited-style-name="Index_20_Link">8.6.17. BMM_PROCEDURE Class<text:tab/>162</text:a></text:p>
                <text:p text:style-name="P35"><text:a xlink:type="simple" xlink:href="#__RefHeading___Toc40260_1418072056" text:style-name="Index_20_Link" text:visited-style-name="Index_20_Link">8.6.18. BMM_VARIABLE Class<text:tab/>163</text:a></text:p>
                <text:p text:style-name="P35"><text:a xlink:type="simple" xlink:href="#__RefHeading___Toc40262_1418072056" text:style-name="Index_20_Link" text:visited-style-name="Index_20_Link">8.6.19. BMM_WRITABLE_VARIABLE Class<text:tab/>163</text:a></text:p>
                <text:p text:style-name="P35"><text:a xlink:type="simple" xlink:href="#__RefHeading___Toc40264_1418072056" text:style-name="Index_20_Link" text:visited-style-name="Index_20_Link">8.6.20. BMM_LOCAL Class<text:tab/>164</text:a></text:p>
                <text:p text:style-name="P35"><text:a xlink:type="simple" xlink:href="#__RefHeading___Toc40266_1418072056" text:style-name="Index_20_Link" text:visited-style-name="Index_20_Link"><text:soft-page-break/>8.6.21. BMM_RESULT Class<text:tab/>165</text:a></text:p>
                <text:p text:style-name="P35"><text:a xlink:type="simple" xlink:href="#__RefHeading___Toc40268_1418072056" text:style-name="Index_20_Link" text:visited-style-name="Index_20_Link">8.6.22. BMM_READONLY_VARIABLE Class<text:tab/>165</text:a></text:p>
                <text:p text:style-name="P35"><text:a xlink:type="simple" xlink:href="#__RefHeading___Toc40270_1418072056" text:style-name="Index_20_Link" text:visited-style-name="Index_20_Link">8.6.23. BMM_SELF Class<text:tab/>166</text:a></text:p>
                <text:p text:style-name="P35"><text:a xlink:type="simple" xlink:href="#__RefHeading___Toc40272_1418072056" text:style-name="Index_20_Link" text:visited-style-name="Index_20_Link">8.6.24. BMM_PARAMETER Class<text:tab/>166</text:a></text:p>
                <text:p text:style-name="P35"><text:a xlink:type="simple" xlink:href="#__RefHeading___Toc40274_1418072056" text:style-name="Index_20_Link" text:visited-style-name="Index_20_Link">8.6.25. BMM_PARAMETER_DIRECTION Enumeration<text:tab/>167</text:a></text:p>
                <text:p text:style-name="P35"><text:a xlink:type="simple" xlink:href="#__RefHeading___Toc40276_1418072056" text:style-name="Index_20_Link" text:visited-style-name="Index_20_Link">8.6.26. BMM_ROUTINE_DEFINITION Class<text:tab/>167</text:a></text:p>
                <text:p text:style-name="P35"><text:a xlink:type="simple" xlink:href="#__RefHeading___Toc40278_1418072056" text:style-name="Index_20_Link" text:visited-style-name="Index_20_Link">8.6.27. BMM_LOCAL_ROUTINE Class<text:tab/>168</text:a></text:p>
                <text:p text:style-name="P35"><text:a xlink:type="simple" xlink:href="#__RefHeading___Toc40280_1418072056" text:style-name="Index_20_Link" text:visited-style-name="Index_20_Link">8.6.28. BMM_EXTERNAL_ROUTINE Class<text:tab/>168</text:a></text:p>
                <text:p text:style-name="P33"><text:a xlink:type="simple" xlink:href="#__RefHeading___Toc40282_1418072056" text:style-name="Index_20_Link" text:visited-style-name="Index_20_Link">9. Literal Values<text:tab/>169</text:a></text:p>
                <text:p text:style-name="P34"><text:a xlink:type="simple" xlink:href="#__RefHeading___Toc40284_1418072056" text:style-name="Index_20_Link" text:visited-style-name="Index_20_Link">9.1. Overview<text:tab/>169</text:a></text:p>
                <text:p text:style-name="P34"><text:a xlink:type="simple" xlink:href="#__RefHeading___Toc40286_1418072056" text:style-name="Index_20_Link" text:visited-style-name="Index_20_Link">9.2. General Model<text:tab/>169</text:a></text:p>
                <text:p text:style-name="P34"><text:a xlink:type="simple" xlink:href="#__RefHeading___Toc40288_1418072056" text:style-name="Index_20_Link" text:visited-style-name="Index_20_Link">9.3. Container Literals<text:tab/>170</text:a></text:p>
                <text:p text:style-name="P34"><text:a xlink:type="simple" xlink:href="#__RefHeading___Toc40290_1418072056" text:style-name="Index_20_Link" text:visited-style-name="Index_20_Link">9.4. Literal Tuples<text:tab/>171</text:a></text:p>
                <text:p text:style-name="P34"><text:a xlink:type="simple" xlink:href="#__RefHeading___Toc40292_1418072056" text:style-name="Index_20_Link" text:visited-style-name="Index_20_Link">9.5. Type Extensions<text:tab/>171</text:a></text:p>
                <text:p text:style-name="P34"><text:a xlink:type="simple" xlink:href="#__RefHeading___Toc40294_1418072056" text:style-name="Index_20_Link" text:visited-style-name="Index_20_Link">9.6. Class Definitions<text:tab/>171</text:a></text:p>
                <text:p text:style-name="P35"><text:a xlink:type="simple" xlink:href="#__RefHeading___Toc40296_1418072056" text:style-name="Index_20_Link" text:visited-style-name="Index_20_Link">9.6.1. BMM_LITERAL_VALUE Class<text:tab/>171</text:a></text:p>
                <text:p text:style-name="P35"><text:a xlink:type="simple" xlink:href="#__RefHeading___Toc40298_1418072056" text:style-name="Index_20_Link" text:visited-style-name="Index_20_Link">9.6.2. BMM_CONTAINER_VALUE Class<text:tab/>172</text:a></text:p>
                <text:p text:style-name="P35"><text:a xlink:type="simple" xlink:href="#__RefHeading___Toc40300_1418072056" text:style-name="Index_20_Link" text:visited-style-name="Index_20_Link">9.6.3. BMM_INDEXED_CONTAINER_VALUE Class<text:tab/>173</text:a></text:p>
                <text:p text:style-name="P35"><text:a xlink:type="simple" xlink:href="#__RefHeading___Toc40302_1418072056" text:style-name="Index_20_Link" text:visited-style-name="Index_20_Link">9.6.4. BMM_UNITARY_VALUE Class<text:tab/>173</text:a></text:p>
                <text:p text:style-name="P35"><text:a xlink:type="simple" xlink:href="#__RefHeading___Toc40304_1418072056" text:style-name="Index_20_Link" text:visited-style-name="Index_20_Link">9.6.5. BMM_PRIMITIVE_VALUE Class<text:tab/>174</text:a></text:p>
                <text:p text:style-name="P35"><text:a xlink:type="simple" xlink:href="#__RefHeading___Toc40306_1418072056" text:style-name="Index_20_Link" text:visited-style-name="Index_20_Link">9.6.6. BMM_STRING_VALUE Class<text:tab/>174</text:a></text:p>
                <text:p text:style-name="P35"><text:a xlink:type="simple" xlink:href="#__RefHeading___Toc40308_1418072056" text:style-name="Index_20_Link" text:visited-style-name="Index_20_Link">9.6.7. BMM_INTEGER_VALUE Class<text:tab/>175</text:a></text:p>
                <text:p text:style-name="P35"><text:a xlink:type="simple" xlink:href="#__RefHeading___Toc40310_1418072056" text:style-name="Index_20_Link" text:visited-style-name="Index_20_Link">9.6.8. BMM_BOOLEAN_VALUE Class<text:tab/>175</text:a></text:p>
                <text:p text:style-name="P35"><text:a xlink:type="simple" xlink:href="#__RefHeading___Toc40312_1418072056" text:style-name="Index_20_Link" text:visited-style-name="Index_20_Link">9.6.9. BMM_INTERVAL_VALUE Class<text:tab/>176</text:a></text:p>
                <text:p text:style-name="P33"><text:a xlink:type="simple" xlink:href="#__RefHeading___Toc40314_1418072056" text:style-name="Index_20_Link" text:visited-style-name="Index_20_Link">10. Expressions<text:tab/>176</text:a></text:p>
                <text:p text:style-name="P34"><text:a xlink:type="simple" xlink:href="#__RefHeading___Toc40316_1418072056" text:style-name="Index_20_Link" text:visited-style-name="Index_20_Link">10.1. Overview<text:tab/>176</text:a></text:p>
                <text:p text:style-name="P34"><text:a xlink:type="simple" xlink:href="#__RefHeading___Toc40318_1418072056" text:style-name="Index_20_Link" text:visited-style-name="Index_20_Link">10.2. Terminal Entities<text:tab/>178</text:a></text:p>
                <text:p text:style-name="P35"><text:a xlink:type="simple" xlink:href="#__RefHeading___Toc40320_1418072056" text:style-name="Index_20_Link" text:visited-style-name="Index_20_Link">10.2.1. Simple Terminal Entities<text:tab/>178</text:a></text:p>
                <text:p text:style-name="P36"><text:a xlink:type="simple" xlink:href="#__RefHeading___Toc40322_1418072056" text:style-name="Index_20_Link" text:visited-style-name="Index_20_Link">10.2.1.1. Literals<text:tab/>178</text:a></text:p>
                <text:p text:style-name="P36"><text:a xlink:type="simple" xlink:href="#__RefHeading___Toc40324_1418072056" text:style-name="Index_20_Link" text:visited-style-name="Index_20_Link">10.2.1.2. Value Generators<text:tab/>178</text:a></text:p>
                <text:p text:style-name="P37"><text:a xlink:type="simple" xlink:href="#__RefHeading___Toc40326_1418072056" text:style-name="Index_20_Link" text:visited-style-name="Index_20_Link">Feature References<text:tab/>180</text:a></text:p>
                <text:p text:style-name="P37"><text:a xlink:type="simple" xlink:href="#__RefHeading___Toc40328_1418072056" text:style-name="Index_20_Link" text:visited-style-name="Index_20_Link">Type Reference<text:tab/>180</text:a></text:p>
                <text:p text:style-name="P37"><text:a xlink:type="simple" xlink:href="#__RefHeading___Toc40330_1418072056" text:style-name="Index_20_Link" text:visited-style-name="Index_20_Link"><text:soft-page-break/>Agents<text:tab/>182</text:a></text:p>
                <text:p text:style-name="P36"><text:a xlink:type="simple" xlink:href="#__RefHeading___Toc40332_1418072056" text:style-name="Index_20_Link" text:visited-style-name="Index_20_Link">10.2.1.3. Variables<text:tab/>182</text:a></text:p>
                <text:p text:style-name="P36"><text:a xlink:type="simple" xlink:href="#__RefHeading___Toc40334_1418072056" text:style-name="Index_20_Link" text:visited-style-name="Index_20_Link">10.2.1.4. Predicates<text:tab/>182</text:a></text:p>
                <text:p text:style-name="P37"><text:a xlink:type="simple" xlink:href="#__RefHeading___Toc40336_1418072056" text:style-name="Index_20_Link" text:visited-style-name="Index_20_Link">Attached (x)<text:tab/>183</text:a></text:p>
                <text:p text:style-name="P37"><text:a xlink:type="simple" xlink:href="#__RefHeading___Toc40338_1418072056" text:style-name="Index_20_Link" text:visited-style-name="Index_20_Link">Defined (x)<text:tab/>183</text:a></text:p>
                <text:p text:style-name="P35"><text:a xlink:type="simple" xlink:href="#__RefHeading___Toc40340_1418072056" text:style-name="Index_20_Link" text:visited-style-name="Index_20_Link">10.2.2. Decision Tables<text:tab/>183</text:a></text:p>
                <text:p text:style-name="P34"><text:a xlink:type="simple" xlink:href="#__RefHeading___Toc40342_1418072056" text:style-name="Index_20_Link" text:visited-style-name="Index_20_Link">10.3. Operator Expressions<text:tab/>186</text:a></text:p>
                <text:p text:style-name="P34"><text:a xlink:type="simple" xlink:href="#__RefHeading___Toc40344_1418072056" text:style-name="Index_20_Link" text:visited-style-name="Index_20_Link">10.4. Tuples<text:tab/>189</text:a></text:p>
                <text:p text:style-name="P34"><text:a xlink:type="simple" xlink:href="#__RefHeading___Toc40346_1418072056" text:style-name="Index_20_Link" text:visited-style-name="Index_20_Link">10.5. Usage in BMM Models<text:tab/>190</text:a></text:p>
                <text:p text:style-name="P35"><text:a xlink:type="simple" xlink:href="#__RefHeading___Toc40348_1418072056" text:style-name="Index_20_Link" text:visited-style-name="Index_20_Link">10.5.1. Simple Assertions<text:tab/>190</text:a></text:p>
                <text:p text:style-name="P35"><text:a xlink:type="simple" xlink:href="#__RefHeading___Toc40350_1418072056" text:style-name="Index_20_Link" text:visited-style-name="Index_20_Link">10.5.2. Existential and Universal Quantifier Invariants<text:tab/>190</text:a></text:p>
                <text:p text:style-name="P34"><text:a xlink:type="simple" xlink:href="#__RefHeading___Toc40352_1418072056" text:style-name="Index_20_Link" text:visited-style-name="Index_20_Link">10.6. Class Definitions<text:tab/>192</text:a></text:p>
                <text:p text:style-name="P35"><text:a xlink:type="simple" xlink:href="#__RefHeading___Toc40354_1418072056" text:style-name="Index_20_Link" text:visited-style-name="Index_20_Link">10.6.1. EL_EXPRESSION Class<text:tab/>192</text:a></text:p>
                <text:p text:style-name="P35"><text:a xlink:type="simple" xlink:href="#__RefHeading___Toc40356_1418072056" text:style-name="Index_20_Link" text:visited-style-name="Index_20_Link">10.6.2. EL_TERMINAL Class<text:tab/>192</text:a></text:p>
                <text:p text:style-name="P35"><text:a xlink:type="simple" xlink:href="#__RefHeading___Toc40358_1418072056" text:style-name="Index_20_Link" text:visited-style-name="Index_20_Link">10.6.3. EL_SIMPLE Class<text:tab/>193</text:a></text:p>
                <text:p text:style-name="P35"><text:a xlink:type="simple" xlink:href="#__RefHeading___Toc40360_1418072056" text:style-name="Index_20_Link" text:visited-style-name="Index_20_Link">10.6.4. EL_VALUE_GENERATOR Class<text:tab/>193</text:a></text:p>
                <text:p text:style-name="P35"><text:a xlink:type="simple" xlink:href="#__RefHeading___Toc40362_1418072056" text:style-name="Index_20_Link" text:visited-style-name="Index_20_Link">10.6.5. EL_TYPE_REF Class<text:tab/>194</text:a></text:p>
                <text:p text:style-name="P35"><text:a xlink:type="simple" xlink:href="#__RefHeading___Toc40364_1418072056" text:style-name="Index_20_Link" text:visited-style-name="Index_20_Link">10.6.6. EL_LITERAL Class<text:tab/>195</text:a></text:p>
                <text:p text:style-name="P35"><text:a xlink:type="simple" xlink:href="#__RefHeading___Toc40366_1418072056" text:style-name="Index_20_Link" text:visited-style-name="Index_20_Link">10.6.7. EL_VARIABLE Class<text:tab/>196</text:a></text:p>
                <text:p text:style-name="P35"><text:a xlink:type="simple" xlink:href="#__RefHeading___Toc40368_1418072056" text:style-name="Index_20_Link" text:visited-style-name="Index_20_Link">10.6.8. EL_WRITABLE_VARIABLE Class<text:tab/>196</text:a></text:p>
                <text:p text:style-name="P35"><text:a xlink:type="simple" xlink:href="#__RefHeading___Toc40370_1418072056" text:style-name="Index_20_Link" text:visited-style-name="Index_20_Link">10.6.9. EL_READONLY_VARIABLE Class<text:tab/>197</text:a></text:p>
                <text:p text:style-name="P35"><text:a xlink:type="simple" xlink:href="#__RefHeading___Toc40372_1418072056" text:style-name="Index_20_Link" text:visited-style-name="Index_20_Link">10.6.10. EL_FEATURE_REF Class<text:tab/>197</text:a></text:p>
                <text:p text:style-name="P35"><text:a xlink:type="simple" xlink:href="#__RefHeading___Toc40374_1418072056" text:style-name="Index_20_Link" text:visited-style-name="Index_20_Link">10.6.11. EL_PROPERTY_REF Class<text:tab/>198</text:a></text:p>
                <text:p text:style-name="P35"><text:a xlink:type="simple" xlink:href="#__RefHeading___Toc40376_1418072056" text:style-name="Index_20_Link" text:visited-style-name="Index_20_Link">10.6.12. EL_STATIC_REF Class<text:tab/>199</text:a></text:p>
                <text:p text:style-name="P35"><text:a xlink:type="simple" xlink:href="#__RefHeading___Toc40378_1418072056" text:style-name="Index_20_Link" text:visited-style-name="Index_20_Link">10.6.13. EL_AGENT_CALL Class<text:tab/>199</text:a></text:p>
                <text:p text:style-name="P35"><text:a xlink:type="simple" xlink:href="#__RefHeading___Toc40380_1418072056" text:style-name="Index_20_Link" text:visited-style-name="Index_20_Link">10.6.14. EL_FUNCTION_CALL Class<text:tab/>200</text:a></text:p>
                <text:p text:style-name="P35"><text:a xlink:type="simple" xlink:href="#__RefHeading___Toc40382_1418072056" text:style-name="Index_20_Link" text:visited-style-name="Index_20_Link">10.6.15. EL_AGENT Class<text:tab/>201</text:a></text:p>
                <text:p text:style-name="P35"><text:a xlink:type="simple" xlink:href="#__RefHeading___Toc40384_1418072056" text:style-name="Index_20_Link" text:visited-style-name="Index_20_Link">10.6.16. EL_FUNCTION_AGENT Class<text:tab/>203</text:a></text:p>
                <text:p text:style-name="P35"><text:a xlink:type="simple" xlink:href="#__RefHeading___Toc40386_1418072056" text:style-name="Index_20_Link" text:visited-style-name="Index_20_Link">10.6.17. EL_PROCEDURE_AGENT Class<text:tab/>203</text:a></text:p>
                <text:p text:style-name="P35"><text:a xlink:type="simple" xlink:href="#__RefHeading___Toc40388_1418072056" text:style-name="Index_20_Link" text:visited-style-name="Index_20_Link">10.6.18. EL_PREDICATE Class<text:tab/>204</text:a></text:p>
                <text:p text:style-name="P35"><text:a xlink:type="simple" xlink:href="#__RefHeading___Toc40390_1418072056" text:style-name="Index_20_Link" text:visited-style-name="Index_20_Link">10.6.19. EL_DEFINED Class<text:tab/>205</text:a></text:p>
                <text:p text:style-name="P35"><text:a xlink:type="simple" xlink:href="#__RefHeading___Toc40392_1418072056" text:style-name="Index_20_Link" text:visited-style-name="Index_20_Link">10.6.20. EL_ATTACHED Class<text:tab/>205</text:a></text:p>
                <text:p text:style-name="P35"><text:a xlink:type="simple" xlink:href="#__RefHeading___Toc40394_1418072056" text:style-name="Index_20_Link" text:visited-style-name="Index_20_Link"><text:soft-page-break/>10.6.21. EL_DECISION_TABLE Class<text:tab/>206</text:a></text:p>
                <text:p text:style-name="P35"><text:a xlink:type="simple" xlink:href="#__RefHeading___Toc40396_1418072056" text:style-name="Index_20_Link" text:visited-style-name="Index_20_Link">10.6.22. EL_DECISION_BRANCH Class<text:tab/>207</text:a></text:p>
                <text:p text:style-name="P35"><text:a xlink:type="simple" xlink:href="#__RefHeading___Toc40398_1418072056" text:style-name="Index_20_Link" text:visited-style-name="Index_20_Link">10.6.23. EL_CONDITION_CHAIN Class<text:tab/>207</text:a></text:p>
                <text:p text:style-name="P35"><text:a xlink:type="simple" xlink:href="#__RefHeading___Toc40400_1418072056" text:style-name="Index_20_Link" text:visited-style-name="Index_20_Link">10.6.24. EL_CONDITIONAL_EXPRESSION Class<text:tab/>208</text:a></text:p>
                <text:p text:style-name="P35"><text:a xlink:type="simple" xlink:href="#__RefHeading___Toc40402_1418072056" text:style-name="Index_20_Link" text:visited-style-name="Index_20_Link">10.6.25. EL_CASE_TABLE Class<text:tab/>208</text:a></text:p>
                <text:p text:style-name="P35"><text:a xlink:type="simple" xlink:href="#__RefHeading___Toc40404_1418072056" text:style-name="Index_20_Link" text:visited-style-name="Index_20_Link">10.6.26. EL_CASE Class<text:tab/>209</text:a></text:p>
                <text:p text:style-name="P35"><text:a xlink:type="simple" xlink:href="#__RefHeading___Toc40406_1418072056" text:style-name="Index_20_Link" text:visited-style-name="Index_20_Link">10.6.27. EL_OPERATOR Class<text:tab/>210</text:a></text:p>
                <text:p text:style-name="P35"><text:a xlink:type="simple" xlink:href="#__RefHeading___Toc40408_1418072056" text:style-name="Index_20_Link" text:visited-style-name="Index_20_Link">10.6.28. EL_UNARY_OPERATOR Class<text:tab/>211</text:a></text:p>
                <text:p text:style-name="P35"><text:a xlink:type="simple" xlink:href="#__RefHeading___Toc40410_1418072056" text:style-name="Index_20_Link" text:visited-style-name="Index_20_Link">10.6.29. EL_BINARY_OPERATOR Class<text:tab/>211</text:a></text:p>
                <text:p text:style-name="P35"><text:a xlink:type="simple" xlink:href="#__RefHeading___Toc40412_1418072056" text:style-name="Index_20_Link" text:visited-style-name="Index_20_Link">10.6.30. EL_TUPLE Class<text:tab/>212</text:a></text:p>
                <text:p text:style-name="P35"><text:a xlink:type="simple" xlink:href="#__RefHeading___Toc40414_1418072056" text:style-name="Index_20_Link" text:visited-style-name="Index_20_Link">10.6.31. EL_TUPLE_ITEM Class<text:tab/>213</text:a></text:p>
                <text:p text:style-name="P35"><text:a xlink:type="simple" xlink:href="#__RefHeading___Toc40416_1418072056" text:style-name="Index_20_Link" text:visited-style-name="Index_20_Link">10.6.32. EL_CONSTRAINED Class<text:tab/>213</text:a></text:p>
                <text:p text:style-name="P35"><text:a xlink:type="simple" xlink:href="#__RefHeading___Toc40418_1418072056" text:style-name="Index_20_Link" text:visited-style-name="Index_20_Link">10.6.33. EL_BOOLEAN_EXPRESSION Class<text:tab/>214</text:a></text:p>
                <text:p text:style-name="P33"><text:a xlink:type="simple" xlink:href="#__RefHeading___Toc40420_1418072056" text:style-name="Index_20_Link" text:visited-style-name="Index_20_Link">11. Functional Elements<text:tab/>214</text:a></text:p>
                <text:p text:style-name="P34"><text:a xlink:type="simple" xlink:href="#__RefHeading___Toc40422_1418072056" text:style-name="Index_20_Link" text:visited-style-name="Index_20_Link">11.1. Overview<text:tab/>214</text:a></text:p>
                <text:p text:style-name="P34"><text:a xlink:type="simple" xlink:href="#__RefHeading___Toc40424_1418072056" text:style-name="Index_20_Link" text:visited-style-name="Index_20_Link">11.2. Agents<text:tab/>215</text:a></text:p>
                <text:p text:style-name="P34"><text:a xlink:type="simple" xlink:href="#__RefHeading___Toc40426_1418072056" text:style-name="Index_20_Link" text:visited-style-name="Index_20_Link">11.3. Calls<text:tab/>216</text:a></text:p>
                <text:p text:style-name="P33"><text:a xlink:type="simple" xlink:href="#__RefHeading___Toc40428_1418072056" text:style-name="Index_20_Link" text:visited-style-name="Index_20_Link">12. Statements<text:tab/>217</text:a></text:p>
                <text:p text:style-name="P34"><text:a xlink:type="simple" xlink:href="#__RefHeading___Toc40430_1418072056" text:style-name="Index_20_Link" text:visited-style-name="Index_20_Link">12.1. Overview<text:tab/>217</text:a></text:p>
                <text:p text:style-name="P34"><text:a xlink:type="simple" xlink:href="#__RefHeading___Toc40432_1418072056" text:style-name="Index_20_Link" text:visited-style-name="Index_20_Link">12.2. Variable Declaration<text:tab/>218</text:a></text:p>
                <text:p text:style-name="P34"><text:a xlink:type="simple" xlink:href="#__RefHeading___Toc40434_1418072056" text:style-name="Index_20_Link" text:visited-style-name="Index_20_Link">12.3. Assignment<text:tab/>218</text:a></text:p>
                <text:p text:style-name="P34"><text:a xlink:type="simple" xlink:href="#__RefHeading___Toc40436_1418072056" text:style-name="Index_20_Link" text:visited-style-name="Index_20_Link">12.4. Procedure Call<text:tab/>219</text:a></text:p>
                <text:p text:style-name="P34"><text:a xlink:type="simple" xlink:href="#__RefHeading___Toc40438_1418072056" text:style-name="Index_20_Link" text:visited-style-name="Index_20_Link">12.5. Action Tables<text:tab/>221</text:a></text:p>
                <text:p text:style-name="P34"><text:a xlink:type="simple" xlink:href="#__RefHeading___Toc40440_1418072056" text:style-name="Index_20_Link" text:visited-style-name="Index_20_Link">12.6. Assertions<text:tab/>222</text:a></text:p>
                <text:p text:style-name="P34"><text:a xlink:type="simple" xlink:href="#__RefHeading___Toc40442_1418072056" text:style-name="Index_20_Link" text:visited-style-name="Index_20_Link">12.7. Class Definitions<text:tab/>222</text:a></text:p>
                <text:p text:style-name="P35"><text:a xlink:type="simple" xlink:href="#__RefHeading___Toc40444_1418072056" text:style-name="Index_20_Link" text:visited-style-name="Index_20_Link">12.7.1. BMM_STATEMENT_ITEM Class<text:tab/>222</text:a></text:p>
                <text:p text:style-name="P35"><text:a xlink:type="simple" xlink:href="#__RefHeading___Toc40446_1418072056" text:style-name="Index_20_Link" text:visited-style-name="Index_20_Link">12.7.2. BMM_STATEMENT_BLOCK Class<text:tab/>222</text:a></text:p>
                <text:p text:style-name="P35"><text:a xlink:type="simple" xlink:href="#__RefHeading___Toc40448_1418072056" text:style-name="Index_20_Link" text:visited-style-name="Index_20_Link">12.7.3. BMM_STATEMENT Class<text:tab/>223</text:a></text:p>
                <text:p text:style-name="P35"><text:a xlink:type="simple" xlink:href="#__RefHeading___Toc40450_1418072056" text:style-name="Index_20_Link" text:visited-style-name="Index_20_Link">12.7.4. BMM_SIMPLE_STATEMENT Class<text:tab/>224</text:a></text:p>
                <text:p text:style-name="P35"><text:a xlink:type="simple" xlink:href="#__RefHeading___Toc40452_1418072056" text:style-name="Index_20_Link" text:visited-style-name="Index_20_Link">12.7.5. BMM_DECLARATION Class<text:tab/>224</text:a></text:p>
                <text:p text:style-name="P35"><text:a xlink:type="simple" xlink:href="#__RefHeading___Toc40454_1418072056" text:style-name="Index_20_Link" text:visited-style-name="Index_20_Link">12.7.6. BMM_ASSIGNMENT Class<text:tab/>225</text:a></text:p>
                <text:p text:style-name="P35"><text:a xlink:type="simple" xlink:href="#__RefHeading___Toc40456_1418072056" text:style-name="Index_20_Link" text:visited-style-name="Index_20_Link">12.7.7. BMM_PROCEDURE_CALL Class<text:tab/>226</text:a></text:p>
                <text:p text:style-name="P35"><text:a xlink:type="simple" xlink:href="#__RefHeading___Toc40458_1418072056" text:style-name="Index_20_Link" text:visited-style-name="Index_20_Link"><text:soft-page-break/>12.7.8. BMM_ASSERTION Class<text:tab/>226</text:a></text:p>
                <text:p text:style-name="P35"><text:a xlink:type="simple" xlink:href="#__RefHeading___Toc40460_1418072056" text:style-name="Index_20_Link" text:visited-style-name="Index_20_Link">12.7.9. BMM_ACTION_TABLE Class<text:tab/>227</text:a></text:p>
                <text:p text:style-name="P35"><text:a xlink:type="simple" xlink:href="#__RefHeading___Toc40462_1418072056" text:style-name="Index_20_Link" text:visited-style-name="Index_20_Link">12.7.10. BMM_ACTION_DECISION_TABLE Class<text:tab/>227</text:a></text:p>
                <text:p text:style-name="P33"><text:a xlink:type="simple" xlink:href="#__RefHeading___Toc40464_1418072056" text:style-name="Index_20_Link" text:visited-style-name="Index_20_Link">13. Model Semantics<text:tab/>228</text:a></text:p>
                <text:p text:style-name="P34"><text:a xlink:type="simple" xlink:href="#__RefHeading___Toc40466_1418072056" text:style-name="Index_20_Link" text:visited-style-name="Index_20_Link">13.1. Inheritance<text:tab/>228</text:a></text:p>
                <text:p text:style-name="P35"><text:a xlink:type="simple" xlink:href="#__RefHeading___Toc40468_1418072056" text:style-name="Index_20_Link" text:visited-style-name="Index_20_Link">13.1.1. Simple Inheritance<text:tab/>228</text:a></text:p>
                <text:p text:style-name="P35"><text:a xlink:type="simple" xlink:href="#__RefHeading___Toc40470_1418072056" text:style-name="Index_20_Link" text:visited-style-name="Index_20_Link">13.1.2. Generic Inheritance<text:tab/>230</text:a></text:p>
                <text:p text:style-name="P35"><text:a xlink:type="simple" xlink:href="#__RefHeading___Toc40472_1418072056" text:style-name="Index_20_Link" text:visited-style-name="Index_20_Link">13.1.3. Multiple Inheritance<text:tab/>234</text:a></text:p>
                <text:p text:style-name="P35"><text:a xlink:type="simple" xlink:href="#__RefHeading___Toc40474_1418072056" text:style-name="Index_20_Link" text:visited-style-name="Index_20_Link">13.1.4. Inheritance and Invariants, Pre-conditions and Post-conditions<text:tab/>235</text:a></text:p>
                <text:p text:style-name="P33"><text:a xlink:type="simple" xlink:href="#__RefHeading___Toc40476_1418072056" text:style-name="Index_20_Link" text:visited-style-name="Index_20_Link">14. BMM Extensions<text:tab/>236</text:a></text:p>
                <text:p text:style-name="P34"><text:a xlink:type="simple" xlink:href="#__RefHeading___Toc40478_1418072056" text:style-name="Index_20_Link" text:visited-style-name="Index_20_Link">14.1. Overview<text:tab/>236</text:a></text:p>
                <text:p text:style-name="P34"><text:a xlink:type="simple" xlink:href="#__RefHeading___Toc40480_1418072056" text:style-name="Index_20_Link" text:visited-style-name="Index_20_Link">14.2. General Extensions<text:tab/>236</text:a></text:p>
                <text:p text:style-name="P34"><text:a xlink:type="simple" xlink:href="#__RefHeading___Toc40482_1418072056" text:style-name="Index_20_Link" text:visited-style-name="Index_20_Link">14.3. Feature Extensions<text:tab/>236</text:a></text:p>
                <text:p text:style-name="P33"><text:a xlink:type="simple" xlink:href="#__RefHeading___Toc40484_1418072056" text:style-name="Index_20_Link" text:visited-style-name="Index_20_Link">References<text:tab/>236</text:a></text:p>
              </text:index-body>
            </text:table-of-content>
            <text:p text:style-name="P27"/>
          </text:section>
          <text:list text:style-name="L6">
            <text:list-item>
              <text:p text:style-name="P50"><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50"><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50"><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50"><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50"><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50"><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50"><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50"><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50"><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50"><text:a xlink:type="simple" xlink:href="https://specifications.openehr.org/releases/LANG/latest/bmm.html#_feedback" text:style-name="Internet_20_link" text:visited-style-name="Visited_20_Internet_20_Link"><text:soft-page-break/><text:span text:style-name="T1">1.3. Feedback</text:span></text:a><text:span text:style-name="T1"> </text:span></text:p>
                    </text:list-item>
                    <text:list-item>
                      <text:p text:style-name="P50"><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50"><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50"><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50"><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50"><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50"><text:a xlink:type="simple" xlink:href="https://specifications.openehr.org/releases/LANG/latest/bmm.html#_tooling" text:style-name="Internet_20_link" text:visited-style-name="Visited_20_Internet_20_Link"><text:span text:style-name="T1">1.7. Tooling</text:span></text:a><text:span text:style-name="T1"> </text:span></text:p>
                    </text:list-item>
                  </text:list>
                </text:list-item>
                <text:list-item>
                  <text:p text:style-name="P50"><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50"><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50"><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50"><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50"><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50"><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50"><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50"><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50"><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50"><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50"><text:a xlink:type="simple" xlink:href="https://specifications.openehr.org/releases/LANG/latest/bmm.html#_information_model_representation" text:style-name="Internet_20_link" text:visited-style-name="Visited_20_Internet_20_Link"><text:soft-page-break/><text:span text:style-name="T1">2.5.3. Information Model Representation</text:span></text:a><text:span text:style-name="T1"> </text:span></text:p>
                        </text:list-item>
                        <text:list-item>
                          <text:p text:style-name="P50"><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50"><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50"><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50"><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50"><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50"><text:a xlink:type="simple" xlink:href="https://specifications.openehr.org/releases/LANG/latest/bmm.html#_model_access_package" text:style-name="Internet_20_link" text:visited-style-name="Visited_20_Internet_20_Link"><text:span text:style-name="T1">4. Model Access Package</text:span></text:a><text:span text:style-name="T1"> </text:span></text:p>
                  <text:list>
                    <text:list-item>
                      <text:p text:style-name="P50"><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50"><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50"><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50"><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50"><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50"><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50"><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50"><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50"><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50"><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50"><text:a xlink:type="simple" xlink:href="https://specifications.openehr.org/releases/LANG/latest/bmm.html#_naming_convention" text:style-name="Internet_20_link" text:visited-style-name="Visited_20_Internet_20_Link"><text:soft-page-break/><text:span text:style-name="T1">5.2. Naming Convention</text:span></text:a><text:span text:style-name="T1"> </text:span></text:p>
                    </text:list-item>
                    <text:list-item>
                      <text:p text:style-name="P50"><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50"><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50"><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50"><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50"><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50"><text:a xlink:type="simple" xlink:href="https://specifications.openehr.org/releases/LANG/latest/bmm.html#_the_any_class_and_type" text:style-name="Internet_20_link" text:visited-style-name="Visited_20_Internet_20_Link"><text:span text:style-name="T1">5.4. The Any Class and Type</text:span></text:a><text:span text:style-name="T1"> </text:span></text:p>
                    </text:list-item>
                    <text:list-item>
                      <text:p text:style-name="P50"><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50"><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50"><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50"><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50"><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50"><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50"><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50"><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50"><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50"><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50"><text:a xlink:type="simple" xlink:href="https://specifications.openehr.org/releases/LANG/latest/bmm.html#_generic_type" text:style-name="Internet_20_link" text:visited-style-name="Visited_20_Internet_20_Link"><text:soft-page-break/><text:span text:style-name="T1">6.3. Generic Type</text:span></text:a><text:span text:style-name="T1"> </text:span></text:p>
                      <text:list>
                        <text:list-item>
                          <text:p text:style-name="P50"><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50"><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50"><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50"><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50"><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50"><text:a xlink:type="simple" xlink:href="https://specifications.openehr.org/releases/LANG/latest/bmm.html#_conformance_5" text:style-name="Internet_20_link" text:visited-style-name="Visited_20_Internet_20_Link"><text:span text:style-name="T1">6.5.1.1. Conformance</text:span></text:a><text:span text:style-name="T1"> </text:span></text:p>
                            </text:list-item>
                          </text:list>
                        </text:list-item>
                        <text:list-item>
                          <text:p text:style-name="P50"><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50"><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50"><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50"><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50"><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50"><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50"><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50"><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50"><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50"><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50"><text:a xlink:type="simple" xlink:href="https://specifications.openehr.org/releases/LANG/latest/bmm.html#_bmm_model_type_class" text:style-name="Internet_20_link" text:visited-style-name="Visited_20_Internet_20_Link"><text:soft-page-break/><text:span text:style-name="T1">6.8.5. BMM_MODEL_TYPE Class</text:span></text:a><text:span text:style-name="T1"> </text:span></text:p>
                        </text:list-item>
                        <text:list-item>
                          <text:p text:style-name="P50"><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50"><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50"><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50"><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50"><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50"><text:a xlink:type="simple" xlink:href="https://specifications.openehr.org/releases/LANG/latest/bmm.html#_bmm_property_type_class" text:style-name="Internet_20_link" text:visited-style-name="Visited_20_Internet_20_Link"><text:span text:style-name="T1">6.8.11. BMM_PROPERTY_TYPE Class</text:span></text:a><text:span text:style-name="T1"> </text:span></text:p>
                        </text:list-item>
                        <text:list-item>
                          <text:p text:style-name="P50"><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50"><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50"><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50"><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50"><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50"><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50"><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50"><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50"><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50"><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50"><text:a xlink:type="simple" xlink:href="https://specifications.openehr.org/releases/LANG/latest/bmm.html#_range_constrained_classes" text:style-name="Internet_20_link" text:visited-style-name="Visited_20_Internet_20_Link"><text:soft-page-break/><text:span text:style-name="T1">7.4. Range-Constrained Classes</text:span></text:a><text:span text:style-name="T1"> </text:span></text:p>
                      <text:list>
                        <text:list-item>
                          <text:p text:style-name="P50"><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50"><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50"><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50"><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50"><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50"><text:a xlink:type="simple" xlink:href="https://specifications.openehr.org/releases/LANG/latest/bmm.html#_class_invariants" text:style-name="Internet_20_link" text:visited-style-name="Visited_20_Internet_20_Link"><text:span text:style-name="T1">7.6. Class Invariants</text:span></text:a><text:span text:style-name="T1"> </text:span></text:p>
                    </text:list-item>
                    <text:list-item>
                      <text:p text:style-name="P50"><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50"><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50"><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50"><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50"><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50"><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50"><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50"><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50"><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50"><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50"><text:a xlink:type="simple" xlink:href="https://specifications.openehr.org/releases/LANG/latest/bmm.html#_class_features" text:style-name="Internet_20_link" text:visited-style-name="Visited_20_Internet_20_Link"><text:soft-page-break/><text:span text:style-name="T1">8. Class Features</text:span></text:a><text:span text:style-name="T1"> </text:span></text:p>
                  <text:list>
                    <text:list-item>
                      <text:p text:style-name="P50"><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50"><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50"><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50"><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50"><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50"><text:a xlink:type="simple" xlink:href="https://specifications.openehr.org/releases/LANG/latest/bmm.html#_signatures" text:style-name="Internet_20_link" text:visited-style-name="Visited_20_Internet_20_Link"><text:span text:style-name="T1">8.1.5. Signatures</text:span></text:a><text:span text:style-name="T1"> </text:span></text:p>
                        </text:list-item>
                        <text:list-item>
                          <text:p text:style-name="P50"><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50"><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50"><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50"><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50"><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50"><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50"><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50"><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50"><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50"><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50"><text:a xlink:type="simple" xlink:href="https://specifications.openehr.org/releases/LANG/latest/bmm.html#_creators_and_converters" text:style-name="Internet_20_link" text:visited-style-name="Visited_20_Internet_20_Link"><text:soft-page-break/><text:span text:style-name="T1">8.3.2. Creators and Converters</text:span></text:a><text:span text:style-name="T1"> </text:span></text:p>
                        </text:list-item>
                        <text:list-item>
                          <text:p text:style-name="P50"><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50"><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50"><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50"><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50"><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50"><text:a xlink:type="simple" xlink:href="https://specifications.openehr.org/releases/LANG/latest/bmm.html#_bmm_feature_class" text:style-name="Internet_20_link" text:visited-style-name="Visited_20_Internet_20_Link"><text:span text:style-name="T1">8.6.2. BMM_FEATURE Class</text:span></text:a><text:span text:style-name="T1"> </text:span></text:p>
                        </text:list-item>
                        <text:list-item>
                          <text:p text:style-name="P50"><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50"><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50"><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50"><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50"><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50"><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50"><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50"><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50"><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50"><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50"><text:a xlink:type="simple" xlink:href="https://specifications.openehr.org/releases/LANG/latest/bmm.html#_bmm_routine_class" text:style-name="Internet_20_link" text:visited-style-name="Visited_20_Internet_20_Link"><text:soft-page-break/><text:span text:style-name="T1">8.6.13. BMM_ROUTINE Class</text:span></text:a><text:span text:style-name="T1"> </text:span></text:p>
                        </text:list-item>
                        <text:list-item>
                          <text:p text:style-name="P50"><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50"><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50"><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50"><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50"><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50"><text:a xlink:type="simple" xlink:href="https://specifications.openehr.org/releases/LANG/latest/bmm.html#_bmm_writable_variable_class" text:style-name="Internet_20_link" text:visited-style-name="Visited_20_Internet_20_Link"><text:span text:style-name="T1">8.6.19. BMM_WRITABLE_VARIABLE Class</text:span></text:a><text:span text:style-name="T1"> </text:span></text:p>
                        </text:list-item>
                        <text:list-item>
                          <text:p text:style-name="P50"><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50"><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50"><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50"><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50"><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50"><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50"><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50"><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50"><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50"><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50"><text:a xlink:type="simple" xlink:href="https://specifications.openehr.org/releases/LANG/latest/bmm.html#_overview_8" text:style-name="Internet_20_link" text:visited-style-name="Visited_20_Internet_20_Link"><text:soft-page-break/><text:span text:style-name="T1">9.1. Overview</text:span></text:a><text:span text:style-name="T1"> </text:span></text:p>
                    </text:list-item>
                    <text:list-item>
                      <text:p text:style-name="P50"><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50"><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50"><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50"><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50"><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50"><text:a xlink:type="simple" xlink:href="https://specifications.openehr.org/releases/LANG/latest/bmm.html#_bmm_literal_value_class" text:style-name="Internet_20_link" text:visited-style-name="Visited_20_Internet_20_Link"><text:span text:style-name="T1">9.6.1. BMM_LITERAL_VALUE Class</text:span></text:a><text:span text:style-name="T1"> </text:span></text:p>
                        </text:list-item>
                        <text:list-item>
                          <text:p text:style-name="P50"><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50"><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50"><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50"><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50"><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50"><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50"><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50"><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50"><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50"><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50"><text:a xlink:type="simple" xlink:href="https://specifications.openehr.org/releases/LANG/latest/bmm.html#_terminal_entities" text:style-name="Internet_20_link" text:visited-style-name="Visited_20_Internet_20_Link"><text:soft-page-break/><text:span text:style-name="T1">10.2. Terminal Entities</text:span></text:a><text:span text:style-name="T1"> </text:span></text:p>
                      <text:list>
                        <text:list-item>
                          <text:p text:style-name="P50"><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50"><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50"><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50"><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50"><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50"><text:a xlink:type="simple" xlink:href="https://specifications.openehr.org/releases/LANG/latest/bmm.html#_decision_tables" text:style-name="Internet_20_link" text:visited-style-name="Visited_20_Internet_20_Link"><text:span text:style-name="T1">10.2.2. Decision Tables</text:span></text:a><text:span text:style-name="T1"> </text:span></text:p>
                        </text:list-item>
                      </text:list>
                    </text:list-item>
                    <text:list-item>
                      <text:p text:style-name="P50"><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50"><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50"><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50"><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50"><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50"><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50"><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50"><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50"><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50"><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50"><text:a xlink:type="simple" xlink:href="https://specifications.openehr.org/releases/LANG/latest/bmm.html#_el_type_ref_class" text:style-name="Internet_20_link" text:visited-style-name="Visited_20_Internet_20_Link"><text:soft-page-break/><text:span text:style-name="T1">10.6.5. EL_TYPE_REF Class</text:span></text:a><text:span text:style-name="T1"> </text:span></text:p>
                        </text:list-item>
                        <text:list-item>
                          <text:p text:style-name="P50"><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50"><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50"><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50"><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50"><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50"><text:a xlink:type="simple" xlink:href="https://specifications.openehr.org/releases/LANG/latest/bmm.html#_el_property_ref_class" text:style-name="Internet_20_link" text:visited-style-name="Visited_20_Internet_20_Link"><text:span text:style-name="T1">10.6.11. EL_PROPERTY_REF Class</text:span></text:a><text:span text:style-name="T1"> </text:span></text:p>
                        </text:list-item>
                        <text:list-item>
                          <text:p text:style-name="P50"><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50"><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50"><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50"><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50"><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50"><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50"><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50"><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50"><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50"><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50"><text:a xlink:type="simple" xlink:href="https://specifications.openehr.org/releases/LANG/latest/bmm.html#_el_decision_branch_class" text:style-name="Internet_20_link" text:visited-style-name="Visited_20_Internet_20_Link"><text:soft-page-break/><text:span text:style-name="T1">10.6.22. EL_DECISION_BRANCH Class</text:span></text:a><text:span text:style-name="T1"> </text:span></text:p>
                        </text:list-item>
                        <text:list-item>
                          <text:p text:style-name="P50"><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50"><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50"><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50"><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50"><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50"><text:a xlink:type="simple" xlink:href="https://specifications.openehr.org/releases/LANG/latest/bmm.html#_el_unary_operator_class" text:style-name="Internet_20_link" text:visited-style-name="Visited_20_Internet_20_Link"><text:span text:style-name="T1">10.6.28. EL_UNARY_OPERATOR Class</text:span></text:a><text:span text:style-name="T1"> </text:span></text:p>
                        </text:list-item>
                        <text:list-item>
                          <text:p text:style-name="P50"><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50"><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50"><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50"><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50"><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50"><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50"><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50"><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50"><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50"><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50"><text:a xlink:type="simple" xlink:href="https://specifications.openehr.org/releases/LANG/latest/bmm.html#_overview_11" text:style-name="Internet_20_link" text:visited-style-name="Visited_20_Internet_20_Link"><text:soft-page-break/><text:span text:style-name="T1">12.1. Overview</text:span></text:a><text:span text:style-name="T1"> </text:span></text:p>
                    </text:list-item>
                    <text:list-item>
                      <text:p text:style-name="P50"><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50"><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50"><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50"><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50"><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50"><text:a xlink:type="simple" xlink:href="https://specifications.openehr.org/releases/LANG/latest/bmm.html#_class_definitions_9" text:style-name="Internet_20_link" text:visited-style-name="Visited_20_Internet_20_Link"><text:span text:style-name="T1">12.7. Class Definitions</text:span></text:a><text:span text:style-name="T1"> </text:span></text:p>
                      <text:list>
                        <text:list-item>
                          <text:p text:style-name="P50"><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50"><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50"><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50"><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50"><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50"><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50"><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50"><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50"><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50"><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50"><text:a xlink:type="simple" xlink:href="https://specifications.openehr.org/releases/LANG/latest/bmm.html#_model_semantics_2" text:style-name="Internet_20_link" text:visited-style-name="Visited_20_Internet_20_Link"><text:soft-page-break/><text:span text:style-name="T1">13. Model Semantics</text:span></text:a><text:span text:style-name="T1"> </text:span></text:p>
                  <text:list>
                    <text:list-item>
                      <text:p text:style-name="P50"><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50"><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50"><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50"><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50"><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50"><text:a xlink:type="simple" xlink:href="https://specifications.openehr.org/releases/LANG/latest/bmm.html#_bmm_extensions" text:style-name="Internet_20_link" text:visited-style-name="Visited_20_Internet_20_Link"><text:span text:style-name="T1">14. BMM Extensions</text:span></text:a><text:span text:style-name="T1"> </text:span></text:p>
                  <text:list>
                    <text:list-item>
                      <text:p text:style-name="P50"><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50"><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50"><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49"><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3"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ext:soft-page-break/>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28">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3"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8"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text:soft-pag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p>
            </table:table-cell>
            <table:table-cell table:style-name="Table3.A1" office:value-type="string">
              <text:p text:style-name="Body_20_Text.tableblock">openEHR SEC</text:p>
            </table:table-cell>
            <table:table-cell table:style-name="Table3.A1" office:value-type="string">
              <text:p text:style-name="Body_20_Text.tableblock">11 May 2020</text:p>
            </table:table-cell>
          </table:table-row>
          <table:table-row>
            <table:table-cell table:style-name="Table3.A1" office:value-type="string">
              <text:p text:style-name="P25"/>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25"/>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25"/>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25"/>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25"/>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25"/>
            </table:table-cell>
            <table:table-cell table:style-name="Table3.A1" office:value-type="string">
              <text:p text:style-name="Body_20_Text.tableblock">Add feature elements <text:span text:style-name="Source_20_Text">BMM_ROUTINE</text:span>, <text:span text:style-name="Source_20_Text">BMM_VALUED</text:span> and <text:soft-page-break/>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soft-page-break/></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oft-page-break/><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text:soft-pag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8" text:outline-level="2"><text:bookmark-start text:name="__RefHeading___Toc39964_1418072056"/><text:bookmark text:name="_acknowledgements"/>Acknowledgements<text:bookmark-end text:name="__RefHeading___Toc39964_1418072056"/></text:h>
        <text:h text:style-name="P9" text:outline-level="3"><text:bookmark-start text:name="__RefHeading___Toc39966_1418072056"/><text:bookmark text:name="_primary_author"/>Primary Author<text:bookmark-end text:name="__RefHeading___Toc39966_1418072056"/></text:h>
        <text:list text:style-name="L7">
          <text:list-item>
            <text:p text:style-name="P51">Thomas Beale, Ars Semantica; openEHR Foundation Management Board.</text:p>
          </text:list-item>
        </text:list>
        <text:h text:style-name="P9" text:outline-level="3"><text:bookmark-start text:name="__RefHeading___Toc39968_1418072056"/><text:bookmark text:name="_contributors"/>Contributors<text:bookmark-end text:name="__RefHeading___Toc39968_1418072056"/></text:h>
        <text:p text:style-name="P15">This specification has benefited from formal and informal input from the openEHR and wider health informatics community. The openEHR Foundation would like to recognise the following people for their contributions.</text:p>
        <text:list text:style-name="L8">
          <text:list-item>
            <text:p text:style-name="P52">Matija Kejžar, Senior Engineer, Better, Slovenia</text:p>
          </text:list-item>
          <text:list-item>
            <text:p text:style-name="P52">Patrick Langford, NeuronSong LLC, Utah, USA</text:p>
          </text:list-item>
          <text:list-item>
            <text:p text:style-name="P52">Claude Nanjo MA African Studies, M Public Health, Cognitive Medical Systems Inc., California, USA</text:p>
          </text:list-item>
          <text:list-item>
            <text:p text:style-name="P52"><text:soft-page-break/>Harold Solbrig, Mayo Clinic, Rochester, USA</text:p>
          </text:list-item>
          <text:list-item>
            <text:p text:style-name="P52">Erik Sundvall PhD, Linkoping University, Sweden</text:p>
          </text:list-item>
          <text:list-item>
            <text:p text:style-name="P52">Bert Verhees, ROSA Software, The Netherlands.</text:p>
          </text:list-item>
        </text:list>
        <text:h text:style-name="P9" text:outline-level="3"><text:bookmark-start text:name="__RefHeading___Toc39970_1418072056"/><text:bookmark text:name="_trademarks"/>Trademarks<text:bookmark-end text:name="__RefHeading___Toc39970_1418072056"/></text:h>
        <text:list text:style-name="L9">
          <text:list-item>
            <text:p text:style-name="P53">'openEHR' is a registered trademark of the openEHR Foundation;</text:p>
          </text:list-item>
          <text:list-item>
            <text:p text:style-name="P53">'Java' is a registered trademark of Oracle Corporation;</text:p>
          </text:list-item>
          <text:list-item>
            <text:p text:style-name="P53">'C#' is a registered trademark of Microsoft;</text:p>
          </text:list-item>
          <text:list-item>
            <text:p text:style-name="P53">'OMG' and 'UML' are registered trademarks of the Object Management Group;</text:p>
          </text:list-item>
          <text:list-item>
            <text:p text:style-name="P53">'MagicDraw' is a registered trademark of NoMagic Inc;</text:p>
          </text:list-item>
          <text:list-item>
            <text:p text:style-name="P53">'Rational Software Architect' is a registered trademark of IBM Corporation.</text:p>
          </text:list-item>
        </text:list>
        <text:h text:style-name="P8" text:outline-level="2"><text:bookmark-start text:name="__RefHeading___Toc39972_1418072056"/><text:bookmark text:name="_preface"/>1. Preface<text:bookmark-end text:name="__RefHeading___Toc39972_1418072056"/></text:h>
        <text:h text:style-name="P9"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9" text:outline-level="3"><text:bookmark-start text:name="__RefHeading___Toc39976_1418072056"/><text:bookmark text:name="_status"/><text:soft-page-break/>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15">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9"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9"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9" text:outline-level="3"><text:bookmark-start text:name="__RefHeading___Toc39982_1418072056"/><text:bookmark text:name="_previous_versions"/><text:soft-page-break/>1.5. Previous Versions<text:bookmark-end text:name="__RefHeading___Toc39982_1418072056"/></text:h>
        <text:h text:style-name="P10"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0" text:outline-level="4"><text:bookmark-start text:name="__RefHeading___Toc39986_1418072056"/><text:bookmark text:name="_version_3_1_0"/>1.5.2. Version 3.1.0<text:bookmark-end text:name="__RefHeading___Toc39986_1418072056"/></text:h>
        <text:p text:style-name="P15">This version adds meta-classes for computational elements to BMM, including:</text:p>
        <text:list text:style-name="L10">
          <text:list-item>
            <text:p text:style-name="P54">routines, variables, constants;</text:p>
          </text:list-item>
          <text:list-item>
            <text:p text:style-name="P54">expressions (including assertions);</text:p>
          </text:list-item>
          <text:list-item>
            <text:p text:style-name="P54">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9" text:outline-level="3"><text:bookmark-start text:name="__RefHeading___Toc39988_1418072056"/><text:bookmark text:name="_a_note_on_language"/>1.6. A Note on Language<text:bookmark-end text:name="__RefHeading___Toc39988_1418072056"/></text:h>
        <text:p text:style-name="P15">The elements of meta-models are sometimes named confusingly in the literature and within various programming language technologies. In this specification, we use the following terms:</text:p>
        <text:p text:style-name="P17">class </text:p>
        <text:p text:style-name="P16">generally refers to a class defined in a model expressed in BMM, i.e. an instance of a BMM meta-class;</text:p>
        <text:p text:style-name="P17"><text:soft-page-break/>meta-class </text:p>
        <text:p text:style-name="P22"><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17">feature (of a class) </text:p>
        <text:p text:style-name="P16">any stored or computed element of a class, including constants, attributes (properties) and routines (methods);</text:p>
        <text:p text:style-name="P17">property </text:p>
        <text:p text:style-name="P16">a stored class feature; also known as 'attribute';</text:p>
        <text:p text:style-name="P17">routine </text:p>
        <text:p text:style-name="P16">a computed class feature that may be either value-returning (a function) or work-performing (a procedure);</text:p>
        <text:p text:style-name="P17">function </text:p>
        <text:p text:style-name="P16">a routine that computes and returns a value; typically causes no side-effects in the object;</text:p>
        <text:p text:style-name="P17">procedure </text:p>
        <text:p text:style-name="P16">a routine that performs a computation; typically has side-effects;</text:p>
        <text:p text:style-name="P17">generic (class or type) </text:p>
        <text:p text:style-name="P16">a kind of class or type that has parameters of other types; known as 'template' type in some programming languages;</text:p>
        <text:p text:style-name="P17">type </text:p>
        <text:p text:style-name="P16">generally refers to a type defined in a model expressed in BMM, i.e. an instance of a BMM meta-type;</text:p>
        <text:p text:style-name="P17"><text:soft-page-break/>meta-type </text:p>
        <text:p text:style-name="P22"><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9"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8" text:outline-level="2"><text:bookmark-start text:name="__RefHeading___Toc39992_1418072056"/><text:bookmark text:name="_overview"/>2. Overview<text:bookmark-end text:name="__RefHeading___Toc39992_1418072056"/></text:h>
        <text:h text:style-name="P9" text:outline-level="3"><text:bookmark-start text:name="__RefHeading___Toc39994_1418072056"/><text:bookmark text:name="_introduction"/>2.1. Introduction<text:bookmark-end text:name="__RefHeading___Toc39994_1418072056"/></text:h>
        <text:p text:style-name="P15">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15">A number of computable representations of the openEHR published models have been available in the past. Currently models are <text:soft-page-break/>represented in two computable forms, namely UML and BMM (i.e. the format described in this specification).</text:p>
        <text:p text:style-name="P15">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15">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9" text:outline-level="3"><text:bookmark-start text:name="__RefHeading___Toc39996_1418072056"/><text:bookmark text:name="_features"/>2.2. Features<text:bookmark-end text:name="__RefHeading___Toc39996_1418072056"/></text:h>
        <text:p text:style-name="P15">The Basic Meta-Model supports the representation of object models in the ISO RM/ODP information and computational points of view, i.e. in programming terms:</text:p>
        <text:list text:style-name="L11">
          <text:list-item>
            <text:p text:style-name="P55"><text:soft-page-break/>definition of classes, properties and methods;</text:p>
          </text:list-item>
          <text:list-item>
            <text:p text:style-name="P55">delayed routine calls as first-class objects;</text:p>
          </text:list-item>
          <text:list-item>
            <text:p text:style-name="P55">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70"><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70"><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70"><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70"><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70"><text:span text:style-name="Emphasis"><text:span text:style-name="T2">Enumerated types</text:span></text:span><text:span text:style-name="T2">: supported via the notion of 'range-constrained' classes and also references to external value sets;</text:span></text:p>
          </text:list-item>
          <text:list-item>
            <text:p text:style-name="P70"><text:soft-page-break/><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70"><text:span text:style-name="Emphasis"><text:span text:style-name="T2">Design by contract (DbC)</text:span></text:span><text:span text:style-name="T2">: formally supported via class invariants and routine pre- and post-conditions;</text:span></text:p>
          </text:list-item>
          <text:list-item>
            <text:p text:style-name="P70"><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delayed agent calls, known here as </text:span><text:span text:style-name="Emphasis"><text:span text:style-name="T2">agents</text:span></text:span><text:span text:style-name="T2">, and function applications (i.e. function calls).</text:span></text:p>
        <text:p text:style-name="P15">Note that there is no BMM entity for graphical diagramming semantics. Thus, there is no idea of 'association' distinct from an 'attribute', as per UML, which treats lines between class boxes as formal elements.</text:p>
        <text:h text:style-name="P9" text:outline-level="3"><text:bookmark-start text:name="__RefHeading___Toc39998_1418072056"/><text:bookmark text:name="_current_state_of_the_art"/>2.3. Current State of the Art<text:bookmark-end text:name="__RefHeading___Toc39998_1418072056"/></text:h>
        <text:h text:style-name="P10"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text:span><text:soft-page-break/><text:span text:style-name="T2">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56">the composite or association nature of a class property only being known if it is represented as an association, i.e. a line linking two classes on a UML diagram;</text:p>
          </text:list-item>
          <text:list-item>
            <text:p text:style-name="P71"><text:span text:style-name="T2">the notion of </text:span><text:span text:style-name="Emphasis"><text:span text:style-name="T2">type</text:span></text:span><text:span text:style-name="T2"> is not adequately formalised;</text:span></text:p>
          </text:list-item>
          <text:list-item>
            <text:p text:style-name="P56">the meta-model of generic types and container properties is problematic and does not map well to object programming languages;</text:p>
          </text:list-item>
          <text:list-item>
            <text:p text:style-name="P56">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56">there is no direct support for functional entities, i.e. routine calls as objects (aka 'lambdas').</text:p>
          </text:list-item>
        </text:list>
        <text:p text:style-name="P15">Experience with various UML tools (up till 2015) highlighted the following problems:</text:p>
        <text:list text:style-name="L14">
          <text:list-item>
            <text:p text:style-name="P57">poor support for OCL and design by contract in most tools;</text:p>
          </text:list-item>
          <text:list-item>
            <text:p text:style-name="P57">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57">problems with qualified attributes, which are used to represent identifier references to objects rather than direct references;</text:p>
          </text:list-item>
          <text:list-item>
            <text:p text:style-name="P57"><text:soft-page-break/>variable support for XSD generation across tools, where the results are wildly wrong in some tools;</text:p>
          </text:list-item>
          <text:list-item>
            <text:p text:style-name="P72"><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15">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15">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0"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9" text:outline-level="3"><text:bookmark-start text:name="__RefHeading___Toc40004_1418072056"/><text:bookmark text:name="_computational_model"/><text:soft-page-break/>2.4. Computational Model<text:bookmark-end text:name="__RefHeading___Toc40004_1418072056"/></text:h>
        <text:p text:style-name="P15">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9" text:outline-level="3"><text:bookmark-start text:name="__RefHeading___Toc40006_1418072056"/><text:bookmark text:name="_purpose_of_the_bmm"/>2.5. Purpose of the BMM<text:bookmark-end text:name="__RefHeading___Toc40006_1418072056"/></text:h>
        <text:h text:style-name="P10" text:outline-level="4"><text:bookmark-start text:name="__RefHeading___Toc40008_1418072056"/><text:bookmark text:name="_class_model_representation"/>2.5.1. Class Model Representation<text:bookmark-end text:name="__RefHeading___Toc40008_1418072056"/></text:h>
        <text:p text:style-name="P15">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0"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0" text:outline-level="4"><text:bookmark-start text:name="__RefHeading___Toc40012_1418072056"/><text:bookmark text:name="_information_model_representation"/>2.5.3. Information Model Representation<text:bookmark-end text:name="__RefHeading___Toc40012_1418072056"/></text:h>
        <text:p text:style-name="P15">Until version 3.0.0, BMM supported only the information point of view, i.e. no computational interface, and in that form, it is often used to express models of data. Tools based on BMM can provide views of an object model expressed in BMM that are particularly <text:soft-page-break/>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2"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1"><text:soft-page-break/>Figure 1. BMM class - closure view</text:p>
        </text:section>
        <text:h text:style-name="P10"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3" draw:name="Image4" text:anchor-type="as-char" svg:width="19.5728in" svg:height="12.552in" draw:z-index="3"><draw:image xlink:href="../Basic%20Meta-Model%20(BMM)_files/archetype_rm.png" xlink:type="simple" xlink:show="embed" xlink:actuate="onLoad"/><svg:title>archetype rm</svg:title></draw:frame><text:s/></text:p>
          <text:p text:style-name="P21"><text:soft-page-break/>Figure 2. ADL archetype with BMM class properties</text:p>
        </text:section>
        <text:p text:style-name="P15">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8" text:outline-level="2"><text:bookmark-start text:name="__RefHeading___Toc40016_1418072056"/><text:bookmark text:name="_package_structure"/>3. Package Structure<text:bookmark-end text:name="__RefHeading___Toc40016_1418072056"/></text:h>
        <text:h text:style-name="P9" text:outline-level="3"><text:bookmark-start text:name="__RefHeading___Toc40018_1418072056"/><text:bookmark text:name="_overview_2"/>3.1. Overview<text:bookmark-end text:name="__RefHeading___Toc40018_1418072056"/></text:h>
        <text:p text:style-name="P15">The BMM packages are as follows:</text:p>
        <text:list text:style-name="L15">
          <text:list-item>
            <text:p text:style-name="P73"><text:span text:style-name="Source_20_Text"><text:span text:style-name="T2">org.openehr.lang.bmm</text:span></text:span><text:span text:style-name="T2">: the BMM</text:span></text:p>
            <text:list>
              <text:list-item>
                <text:p text:style-name="P73"><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73"><text:span text:style-name="Source_20_Text"><text:span text:style-name="T2">core</text:span></text:span><text:span text:style-name="T2">: the core BMM classes used for in-memory representation of an object model. This consists of a number of sub-packages:</text:span></text:p>
                <text:list>
                  <text:list-item>
                    <text:p text:style-name="P73"><text:span text:style-name="Source_20_Text"><text:span text:style-name="T2">model</text:span></text:span><text:span text:style-name="T2">: meta-types representing models and packages;</text:span></text:p>
                  </text:list-item>
                  <text:list-item>
                    <text:p text:style-name="P73"><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73"><text:span text:style-name="Source_20_Text"><text:span text:style-name="T2">feature</text:span></text:span><text:span text:style-name="T2">: meta-types representing classes features, i.e. constants, routines, properties;</text:span></text:p>
                  </text:list-item>
                  <text:list-item>
                    <text:p text:style-name="P73"><text:soft-page-break/><text:span text:style-name="Source_20_Text"><text:span text:style-name="T2">literal_value</text:span></text:span><text:span text:style-name="T2">: meta-types representing literal values;</text:span></text:p>
                  </text:list-item>
                  <text:list-item>
                    <text:p text:style-name="P73"><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15">Related packages are:</text:p>
        <text:list text:style-name="L16">
          <text:list-item>
            <text:p text:style-name="P74"><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15">These are illustrated below.</text:p>
        <text:section text:style-name="Sect1" text:name="package_overview">
          <text:p text:style-name="P7"><draw:frame draw:style-name="fr3" draw:name="Image5" text:anchor-type="as-char" svg:width="0.7874in" svg:height="0.3937in" draw:z-index="4"><draw:image xlink:href="../Basic%20Meta-Model%20(BMM)_files/LANG-bmm-packages.svg" xlink:type="simple" xlink:show="embed" xlink:actuate="onLoad"/><svg:title>LANG bmm packages</svg:title></draw:frame><text:s/></text:p>
          <text:p text:style-name="P21">Figure 3. Package Overview</text:p>
        </text:section>
        <text:h text:style-name="P9" text:outline-level="3"><text:bookmark-start text:name="__RefHeading___Toc40020_1418072056"/><text:bookmark text:name="_class_definitions"/>3.2. Class Definitions<text:bookmark-end text:name="__RefHeading___Toc40020_1418072056"/></text:h>
        <text:h text:style-name="P31"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oft-page-break/><text:span text:style-name="Source_20_Text">String</text:span></text:p>
            </table:table-cell>
            <table:table-cell table:style-name="Table7.A1" office:value-type="string">
              <text:p text:style-name="P4">Current internal version of BMM meta-model, used to determine if a given schema <text:soft-page-break/>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43"><text:soft-page-break/><text:span text:style-name="Source_20_Text">[Integer, String]</text:span> - a tuple type;</text:p>
                </text:list-item>
                <text:list-item>
                  <text:p text:style-name="P43"><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reate_schema_id</text:span> (<text:line-break/>a_model_publisher,<text:line-break/>a_schema_name,<text:line-break/><text:soft-page-break/>a_model_release: <text:span text:style-name="Source_20_Text">String[1]</text:span><text:line-break/>): <text:span text:style-name="Source_20_Text">String</text:span></text:p>
            </table:table-cell>
            <table:table-cell table:style-name="Table7.A1" office:value-type="string">
              <text:p text:style-name="P4">Create schema id, formed from:</text:p>
              <text:p text:style-name="P4"><text:span text:style-name="Source_20_Text">a_model_publisher '-' a_schema_name '-' a_model_release</text:span></text:p>
              <text:p text:style-name="P4"><text:soft-page-break/>e.g. <text:span text:style-name="Source_20_Text">openehr_rm_1.0.3</text:span>, <text:span text:style-name="Source_20_Text">openehr_test_1.0.1</text:span>, <text:span text:style-name="Source_20_Text">iso_13606_1_2008_2.1.2</text:span>.</text:p>
            </table:table-cell>
          </table:table-row>
        </table:table>
        <text:h text:style-name="P8" text:outline-level="2"><text:bookmark-start text:name="__RefHeading___Toc40024_1418072056"/><text:bookmark text:name="_model_access_package"/>4. Model Access Package<text:bookmark-end text:name="__RefHeading___Toc40024_1418072056"/></text:h>
        <text:h text:style-name="P9"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3" draw:name="Image6" text:anchor-type="as-char" svg:width="0.7874in" svg:height="0.3937in" draw:z-index="5"><draw:image xlink:href="../Basic%20Meta-Model%20(BMM)_files/LANG-bmm.model_access.svg" xlink:type="simple" xlink:show="embed" xlink:actuate="onLoad"/><svg:title>LANG bmm.model access</svg:title></draw:frame><text:s/></text:p>
          <text:p text:style-name="P28"><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pan text:style-name="T2">The singleton class </text:span><text:span text:style-name="Source_20_Text"><text:span text:style-name="T2">BMM_MODEL_ACCESS</text:span></text:span><text:span text:style-name="T2"> acts as the entry point for client software to obtain access to loaded BMM models. Since the </text:span><text:soft-page-break/><text:span text:style-name="T2">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15">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5" draw:name="Image7" text:anchor-type="paragraph" svg:width="3.4543in" style:rel-width="60%" svg:height="13.6563in" draw:z-index="6"><draw:image xlink:href="../Basic%20Meta-Model%20(BMM)_files/awb_schemas_config.png" xlink:type="simple" xlink:show="embed" xlink:actuate="onLoad"/><svg:title>awb schemas config</svg:title></draw:frame><text:s/></text:p>
          <text:p text:style-name="P21">Figure 5. BMM schema configuration</text:p>
        </text:section>
        <text:p text:style-name="P6"><text:soft-page-break/><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4"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1">Figure 6. BMM schemas loaded</text:p>
        </text:section>
        <text:h text:style-name="P9" text:outline-level="3"><text:bookmark-start text:name="__RefHeading___Toc40028_1418072056"/><text:bookmark text:name="_class_definitions_2"/><text:soft-page-break/>4.2. Class Definitions<text:bookmark-end text:name="__RefHeading___Toc40028_1418072056"/></text:h>
        <text:h text:style-name="P31"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ext:soft-page-break/>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1"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38"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38"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text:span><text:soft-page-break/><text:span text:style-name="Strong_20_Emphasis">(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44"><text:soft-page-break/>check that package structure is regular:</text:p>
                  <text:list>
                    <text:list-item>
                      <text:p text:style-name="P44">only top-level packages can have qualified names</text:p>
                    </text:list-item>
                    <text:list-item>
                      <text:p text:style-name="P44">no top-level package name can be a direct parent or child of another (child package must be declared under the parent)</text:p>
                    </text:list-item>
                  </text:list>
                </text:list-item>
                <text:list-item>
                  <text:p text:style-name="P44">check that all classes are mentioned in the package structure</text:p>
                </text:list-item>
                <text:list-item>
                  <text:p text:style-name="P44">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45">convert packages to canonical form, i.e. full hierarchy with no packages with names like aa.bb.cc</text:p>
                </text:list-item>
                <text:list-item>
                  <text:p text:style-name="P45">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ext:soft-page-break/>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0"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26"/>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26"/>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26"/>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26"/>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38"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soft-page-break/></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8" text:outline-level="2"><text:bookmark-start text:name="__RefHeading___Toc40042_1418072056"/><text:bookmark text:name="_model_structure"/>5. Model Structure<text:bookmark-end text:name="__RefHeading___Toc40042_1418072056"/></text:h>
        <text:h text:style-name="P9"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3" draw:name="Image9" text:anchor-type="as-char" svg:width="0.7874in" svg:height="0.3937in" draw:z-index="8"><draw:image xlink:href="../Basic%20Meta-Model%20(BMM)_files/LANG-bmm.core.model.svg" xlink:type="simple" xlink:show="embed" xlink:actuate="onLoad"/><svg:title>LANG bmm.core.model</svg:title></draw:frame><text:s/></text:p>
          <text:p text:style-name="P28"><text:span text:style-name="T2">Figure 7. </text:span><text:span text:style-name="Source_20_Text"><text:span text:style-name="T2">base.bmm.core.model</text:span></text:span><text:span text:style-name="T2"> Package - Model structure</text:span></text:p>
        </text:section>
        <text:h text:style-name="P9"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9"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3" draw:name="Image10" text:anchor-type="as-char" svg:width="0.7874in" svg:height="0.3937in" draw:z-index="9"><draw:image xlink:href="../Basic%20Meta-Model%20(BMM)_files/bmm_structure.svg" xlink:type="simple" xlink:show="embed" xlink:actuate="onLoad"/><svg:title>bmm structure</svg:title></draw:frame><text:s/></text:p>
          <text:p text:style-name="P21">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0" text:outline-level="4"><text:bookmark-start text:name="__RefHeading___Toc40050_1418072056"/><text:bookmark text:name="_packages"/>5.3.1. Packages<text:bookmark-end text:name="__RefHeading___Toc40050_1418072056"/></text:h>
        <text:p text:style-name="P15">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0"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0"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15">It is strongly recommended to use the following key /type combinations for the relevant purposes:</text:p>
        <text:list text:style-name="L17">
          <text:list-item>
            <text:p text:style-name="P75"><text:span text:style-name="Source_20_Text"><text:span text:style-name="T2">"purpose": String</text:span></text:span></text:p>
          </text:list-item>
          <text:list-item>
            <text:p text:style-name="P75"><text:span text:style-name="Source_20_Text"><text:span text:style-name="T2">"keywords": List&lt;String&gt;</text:span></text:span></text:p>
          </text:list-item>
          <text:list-item>
            <text:p text:style-name="P75"><text:span text:style-name="Source_20_Text"><text:span text:style-name="T2">"use": String</text:span></text:span></text:p>
          </text:list-item>
          <text:list-item>
            <text:p text:style-name="P75"><text:soft-page-break/><text:span text:style-name="Source_20_Text"><text:span text:style-name="T2">"misuse": String</text:span></text:span></text:p>
          </text:list-item>
          <text:list-item>
            <text:p text:style-name="P75"><text:span text:style-name="Source_20_Text"><text:span text:style-name="T2">"references": String</text:span></text:span></text:p>
          </text:list-item>
        </text:list>
        <text:p text:style-name="P15">Other keys and value types may be freely added.</text:p>
        <text:h text:style-name="P10"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9"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3" draw:name="Image11" text:anchor-type="as-char" svg:width="0.7874in" svg:height="0.3937in" draw:z-index="10"><draw:image xlink:href="../Basic%20Meta-Model%20(BMM)_files/LANG-bmm-any_class.svg" xlink:type="simple" xlink:show="embed" xlink:actuate="onLoad"/><svg:title>LANG bmm any class</svg:title></draw:frame><text:s/></text:p>
          <text:p text:style-name="P28"><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9" text:outline-level="3"><text:bookmark-start text:name="__RefHeading___Toc40060_1418072056"/><text:bookmark text:name="_class_definitions_3"/>5.5. Class Definitions<text:bookmark-end text:name="__RefHeading___Toc40060_1418072056"/></text:h>
        <text:h text:style-name="P10" text:outline-level="4"><text:bookmark-start text:name="__RefHeading___Toc40062_1418072056"/><text:bookmark text:name="_bmm_model_element_class"/><text:span text:style-name="T4">5.5.1. BMM_MODEL_ELEMENT </text:span>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46"><text:span text:style-name="Source_20_Text">"purpose": String</text:span></text:p>
                </text:list-item>
                <text:list-item>
                  <text:p text:style-name="P46"><text:span text:style-name="Source_20_Text">"keywords": List&lt;String&gt;</text:span></text:p>
                </text:list-item>
                <text:list-item>
                  <text:p text:style-name="P46"><text:span text:style-name="Source_20_Text">"use": String</text:span></text:p>
                </text:list-item>
                <text:list-item>
                  <text:p text:style-name="P46"><text:span text:style-name="Source_20_Text">"misuse": String</text:span></text:p>
                </text:list-item>
                <text:list-item>
                  <text:p text:style-name="P46"><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0" text:outline-level="4"><text:bookmark-start text:name="__RefHeading___Toc40064_1418072056"/><text:bookmark text:name="_bmm_package_container_class"/>5.5.2. <text:span text:style-name="T4">BMM_PACKAGE_CONTAINER</text:span>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KAGE</text:span></text:a><text:span text:style-name="Source_20_Text">&gt;</text:span></text:p>
            </table:table-cell>
            <table:table-cell table:style-name="Table17.A1" office:value-type="string">
              <text:p text:style-name="P4">Child packages; keys all in upper case for guaranteed matching.</text:p>
            </table:table-cell>
          </table:table-row>
          <text:soft-page-break/>
          <table:table-row>
            <table:table-cell table:style-name="Table17.A1" office:value-type="string">
              <text:p text:style-name="Body_20_Text.tableblock"><text:span text:style-name="Strong_20_Emphasis">1..1<text:line-break/>(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P39"><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0" text:outline-level="4"><text:bookmark-start text:name="__RefHeading___Toc40066_1418072056"/><text:bookmark text:name="_bmm_package_class"/><text:span text:style-name="T4">5.5.3. BMM_PACKAGE</text:span>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ext:soft-page-break/>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0" text:outline-level="4"><text:bookmark-start text:name="__RefHeading___Toc40068_1418072056"/><text:bookmark text:name="_bmm_model_class"/><text:span text:style-name="T4">5.5.4. BMM_MODEL</text:span>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P40"><text:span text:style-name="Strong_20_Emphasis">type_definition</text:span> ():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text:soft-page-break/>a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soft-page-break/><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text:soft-page-break/>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a_type_name: <text:span text:style-name="Source_20_Text">String[1]</text:span>,<text:line-break/>a_prop_path: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corresponding to <text:span text:style-name="Source_20_Text">a_type_name</text:span>.</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Conformance is found if:</text:p>
              <text:list text:style-name="L5">
                <text:list-item>
                  <text:p text:style-name="P47">[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47">both types are generic and pass base class test; number of generic params matches, and each generic parameter type, after 'open parameter' <text:soft-page-break/>substitution, recursively passes; <text:span text:style-name="Source_20_Text"><text:span text:style-name="Emphasis">type_name_conforms_to</text:span></text:span> test</text:p>
                </text:list-item>
                <text:list-item>
                  <text:p text:style-name="P47">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24">Name of a type.</text:p>
                  </table:table-cell>
                </table:table-row>
              </table:table>
              <text:p text:style-name="P25"/>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a xlink:type="simple" xlink:href="https://specifications.openehr.org/releases/LANG/latest/bmm.html#_bmm_simple_type_class" text:style-name="Internet_20_link" text:visited-style-name="Visited_20_Internet_20_Link"><text:span text:style-name="Source_20_Text">BMM_SIMPLE_TYP</text:span><text:soft-page-break/><text:span text:style-name="Source_20_Text">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0" text:outline-level="4"><text:bookmark-start text:name="__RefHeading___Toc40070_1418072056"/><text:bookmark text:name="_bmm_module_class"/>5<text:span text:style-name="T5">.5.5. BMM_MODULE</text:span>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8" text:outline-level="2"><text:bookmark-start text:name="__RefHeading___Toc40072_1418072056"/><text:bookmark text:name="_types"/>6. Types<text:bookmark-end text:name="__RefHeading___Toc40072_1418072056"/></text:h>
        <text:h text:style-name="P9"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most object-oriented languages, but in contrast to the UML meta-model. This division is reflected in the two top-level meta-classes </text:span><text:soft-page-break/><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3" draw:name="Image12" text:anchor-type="as-char" svg:width="0.7874in" svg:height="0.3937in" draw:z-index="11"><draw:image xlink:href="../Basic%20Meta-Model%20(BMM)_files/LANG-bmm.core.entity.svg" xlink:type="simple" xlink:show="embed" xlink:actuate="onLoad"/><svg:title>LANG bmm.core.entity</svg:title></draw:frame><text:s/></text:p>
          <text:p text:style-name="P28"><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76"><text:span text:style-name="T2">to define the </text:span><text:span text:style-name="Emphasis"><text:span text:style-name="T2">types of properties</text:span></text:span><text:span text:style-name="T2">;</text:span></text:p>
          </text:list-item>
          <text:list-item>
            <text:p text:style-name="P76"><text:span text:style-name="T2">to defined the </text:span><text:span text:style-name="Emphasis"><text:span text:style-name="T2">types of routine parameters and return values</text:span></text:span><text:span text:style-name="T2">;</text:span></text:p>
          </text:list-item>
          <text:list-item>
            <text:p text:style-name="P76"><text:span text:style-name="T2">to define </text:span><text:span text:style-name="Emphasis"><text:span text:style-name="T2">formal type parameters</text:span></text:span><text:span text:style-name="T2"> in a generic class;</text:span></text:p>
          </text:list-item>
          <text:list-item>
            <text:p text:style-name="P76"><text:span text:style-name="T2">to define type(s) of </text:span><text:span text:style-name="Emphasis"><text:span text:style-name="T2">inheritance ancestors of class definitions</text:span></text:span><text:span text:style-name="T2">;</text:span></text:p>
          </text:list-item>
          <text:list-item>
            <text:p text:style-name="P76"><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76"><text:span text:style-name="T2">to determine </text:span><text:span text:style-name="Emphasis"><text:span text:style-name="T2">conformance</text:span></text:span><text:span text:style-name="T2">, which is a relation between types (not classes).</text:span></text:p>
          </text:list-item>
        </text:list>
        <text:p text:style-name="P15">A simple example of typing of properties is shown in the instance diagram below.</text:p>
        <text:section text:style-name="Sect1" text:name="bmm_entities">
          <text:p text:style-name="P7"><draw:frame draw:style-name="fr3" draw:name="Image13" text:anchor-type="as-char" svg:width="0.7874in" svg:height="0.3937in" draw:z-index="12"><draw:image xlink:href="../Basic%20Meta-Model%20(BMM)_files/bmm_entities.svg" xlink:type="simple" xlink:show="embed" xlink:actuate="onLoad"/><svg:title>bmm entities</svg:title></draw:frame><text:s/></text:p>
          <text:p text:style-name="P21">Figure 11. BMM Typing</text:p>
        </text:section>
        <text:p text:style-name="P6"><text:soft-page-break/><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3"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1">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77"><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77"><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77"><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77"><text:span text:style-name="Source_20_Text"><text:span text:style-name="Emphasis"><text:span text:style-name="T2">type_signature</text:span></text:span></text:span><text:span text:style-name="T2">: a form of the type name that can be used as a fully-defined type signature, which for generic classes includes generic constrainer types, giving a signature such as </text:span><text:span text:style-name="Source_20_Text"><text:span text:style-name="T2">Interval&lt;T:Ordered&gt;</text:span></text:span><text:span text:style-name="T2">.</text:span></text:p>
          </text:list-item>
        </text:list>
        <text:p text:style-name="P6"><text:soft-page-break/><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15">These various concrete meta-types are described in more detail below.</text:p>
        <text:h text:style-name="P9" text:outline-level="3"><text:bookmark-start text:name="__RefHeading___Toc40076_1418072056"/><text:bookmark text:name="_simple_type"/><text:soft-page-break/>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0" text:outline-level="4"><text:bookmark-start text:name="__RefHeading___Toc40078_1418072056"/><text:bookmark text:name="_conformance_2"/>6.2.1. Conformance<text:bookmark-end text:name="__RefHeading___Toc40078_1418072056"/></text:h>
        <text:p text:style-name="P15">Conformance of Simple types follows the inheritance hierarchy via which they are defined, according to the rules:</text:p>
        <text:list text:style-name="L20">
          <text:list-item>
            <text:p text:style-name="P78"><text:span text:style-name="Emphasis"><text:span text:style-name="T2">meta-rule</text:span></text:span><text:span text:style-name="T2">: A Simple type can only conform to a Model type, i.e. either another Simple type or a Generic type;</text:span></text:p>
          </text:list-item>
          <text:list-item>
            <text:p text:style-name="P78"><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9" text:outline-level="3"><text:bookmark-start text:name="__RefHeading___Toc40080_1418072056"/><text:bookmark text:name="_generic_type"/>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pan text:style-name="Source_20_Text"><text:span text:style-name="T2">BMM_UNITARY_TYPE</text:span></text:span><text:span text:style-name="T2">.</text:span></text:p>
        <text:p text:style-name="P15"><text:soft-page-break/>A typical programmatic usage of such a type, and its instantiated BMM model structure is shown below.</text:p>
        <text:section text:style-name="Sect1" text:name="bmm_structure_generic_1">
          <text:p text:style-name="P7"><draw:frame draw:style-name="fr3"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1">Figure 13. Generic type - closed simple</text:p>
        </text:section>
        <text:p text:style-name="P15">The parameters of a generic type may be:</text:p>
        <text:list text:style-name="L21">
          <text:list-item>
            <text:p text:style-name="P58">a substitution of a formal parameter from the generic class with a concrete type, including other generic types and container types;</text:p>
          </text:list-item>
          <text:list-item>
            <text:p text:style-name="P58">an unsubstituted formal parameter, if used as the type of a feature, routine argument etc, whose context has an open generic type to which this parameter conforms.</text:p>
          </text:list-item>
        </text:list>
        <text:p text:style-name="P15">Consequently, a generic type may be:</text:p>
        <text:list text:style-name="L22">
          <text:list-item>
            <text:p text:style-name="P79"><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79"><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79"><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15">The following shows the BMM instance structure of a generic type that is open.</text:p>
        <text:section text:style-name="Sect1" text:name="bmm_structure_generic_3">
          <text:p text:style-name="P7"><text:soft-page-break/><draw:frame draw:style-name="fr3"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1">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3"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1">Figure 15. Generic type - closed container</text:p>
        </text:section>
        <text:h text:style-name="P10" text:outline-level="4"><text:bookmark-start text:name="__RefHeading___Toc40082_1418072056"/><text:bookmark text:name="_conformance_3"/>6.3.1. Conformance<text:bookmark-end text:name="__RefHeading___Toc40082_1418072056"/></text:h>
        <text:p text:style-name="P15">Conformance of Generic types is according to the rules:</text:p>
        <text:list text:style-name="L23">
          <text:list-item>
            <text:p text:style-name="P80"><text:span text:style-name="Emphasis"><text:span text:style-name="T2">meta-rule</text:span></text:span><text:span text:style-name="T2">: A Generic type can only conform to another Generic type;</text:span></text:p>
          </text:list-item>
          <text:list-item>
            <text:p text:style-name="P80"><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80"><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59">the number of generic parameters is equal;</text:p>
              </text:list-item>
              <text:list-item>
                <text:p text:style-name="P80"><text:soft-page-break/><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80"><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80"><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9"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81"><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81"><text:soft-page-break/><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81"><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3"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1">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draw:frame draw:style-name="fr3"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1">Figure 17. Indexed Container Type</text:p>
        </text:section>
        <text:h text:style-name="P10" text:outline-level="4"><text:bookmark-start text:name="__RefHeading___Toc40086_1418072056"/><text:bookmark text:name="_conformance_4"/>6.4.1. Conformance<text:bookmark-end text:name="__RefHeading___Toc40086_1418072056"/></text:h>
        <text:p text:style-name="P15">Conformance of Container types is according to the rules:</text:p>
        <text:list text:style-name="L25">
          <text:list-item>
            <text:p text:style-name="P82"><text:span text:style-name="Emphasis"><text:span text:style-name="T2">meta-rule</text:span></text:span><text:span text:style-name="T2">: A Container type can only conform to another Container type;</text:span></text:p>
          </text:list-item>
          <text:list-item>
            <text:p text:style-name="P82"><text:soft-page-break/><text:span text:style-name="Emphasis"><text:span text:style-name="T2">concrete rules</text:span></text:span><text:span text:style-name="T2">:</text:span></text:p>
            <text:list>
              <text:list-item>
                <text:p text:style-name="P82"><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82"><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9" text:outline-level="3"><text:bookmark-start text:name="__RefHeading___Toc40088_1418072056"/><text:bookmark text:name="_bult_in_meta_types"/>6.5. Bult-in Meta-types<text:bookmark-end text:name="__RefHeading___Toc40088_1418072056"/></text:h>
        <text:p text:style-name="P15">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3"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1">Figure 18. Built-in meta-types</text:p>
        </text:section>
        <text:h text:style-name="P10" text:outline-level="4"><text:bookmark-start text:name="__RefHeading___Toc40090_1418072056"/><text:bookmark text:name="_tuple_meta_type"/>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1" text:outline-level="5"><text:bookmark-start text:name="__RefHeading___Toc40092_1418072056"/><text:bookmark text:name="_conformance_5"/><text:soft-page-break/>6.5.1.1. Conformance<text:bookmark-end text:name="__RefHeading___Toc40092_1418072056"/></text:h>
        <text:p text:style-name="P15">Conformance of Tuple types is according to the rules:</text:p>
        <text:list text:style-name="L26">
          <text:list-item>
            <text:p text:style-name="P83"><text:span text:style-name="Emphasis"><text:span text:style-name="T2">meta-rule</text:span></text:span><text:span text:style-name="T2">: A Tuple type can only conform to another Tuple type;</text:span></text:p>
          </text:list-item>
          <text:list-item>
            <text:p text:style-name="P83"><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83"><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0"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3"><text:s text:c="4"/>T_result</text:p>
        <text:p text:style-name="P15">This indicates that both have a return type, being the type of the value they are attached to at execution time.</text:p>
        <text:p text:style-name="P15">The general form of routine signatures is as follows:</text:p>
        <text:p text:style-name="P14"><text:s text:c="4"/>Function &lt;[T_arg1, T_arg2, ...], T_result&gt; <text:s text:c="3"/>-- Function type</text:p>
        <text:p text:style-name="P18"><text:s text:c="4"/>Procedure &lt;[T_arg1, T_arg2, ...]&gt; <text:s text:c="12"/>-- Procedure type</text:p>
        <text:p text:style-name="P6"><text:soft-page-break/><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15">Typical examples of function signatures are as follows:</text:p>
        <text:p text:style-name="P14"><text:s text:c="4"/>Function &lt;[], Date&gt; <text:s text:c="25"/>-- a 0-order function like current_date</text:p>
        <text:p text:style-name="P19"><text:s text:c="4"/>Function &lt;[Real, Real], Real&gt; <text:s text:c="15"/>-- a 2nd-order function like '*' for the domain R</text:p>
        <text:p text:style-name="P18"><text:s text:c="4"/>Function &lt;[Integer, Integer], Integer&gt; <text:s text:c="6"/>-- a 2nd-order function like 'add' for the domain I</text:p>
        <text:p text:style-name="P15">Typical procedure signatures include the following:</text:p>
        <text:p text:style-name="P14"><text:s text:c="4"/>Procedure &lt;[]&gt; <text:s text:c="30"/>-- a 0-order (argumentless) procedure</text:p>
        <text:p text:style-name="P19"><text:s text:c="4"/>Procedure &lt;[Real]&gt; <text:s text:c="26"/>-- a 1st-order procedure for the domain R</text:p>
        <text:p text:style-name="P18"><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15">The following signatures state the types 'any function' and 'any procedure':</text:p>
        <text:p text:style-name="P14"><text:s text:c="4"/>Function &lt;&gt; <text:s text:c="33"/>-- any function</text:p>
        <text:p text:style-name="P18"><text:s text:c="4"/>Procedure &lt;&gt; <text:s text:c="32"/>-- any procedure</text:p>
        <text:p text:style-name="P6"><text:soft-page-break/><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1" text:outline-level="5"><text:bookmark-start text:name="__RefHeading___Toc40096_1418072056"/><text:bookmark text:name="_conformance_6"/>6.5.2.1. Conformance<text:bookmark-end text:name="__RefHeading___Toc40096_1418072056"/></text:h>
        <text:p text:style-name="P15">Conformance of Signature types is as follows:</text:p>
        <text:list text:style-name="L27">
          <text:list-item>
            <text:p text:style-name="P84"><text:span text:style-name="Emphasis"><text:span text:style-name="T2">meta-rule</text:span></text:span><text:span text:style-name="T2">: A Signature type can only conform to another Signature type;</text:span></text:p>
          </text:list-item>
          <text:list-item>
            <text:p text:style-name="P84"><text:span text:style-name="Emphasis"><text:span text:style-name="T2">concrete rules</text:span></text:span><text:span text:style-name="T2">:</text:span></text:p>
            <text:list>
              <text:list-item>
                <text:p text:style-name="P84"><text:span text:style-name="T2">all specific Function signatures conform to the signature </text:span><text:span text:style-name="Source_20_Text"><text:span text:style-name="T2">Function</text:span></text:span><text:span text:style-name="T2">;</text:span></text:p>
              </text:list-item>
              <text:list-item>
                <text:p text:style-name="P84"><text:span text:style-name="T2">all specific Procedure signatures conform to the signature </text:span><text:span text:style-name="Source_20_Text"><text:span text:style-name="T2">Procedure</text:span></text:span><text:span text:style-name="T2">;</text:span></text:p>
              </text:list-item>
              <text:list-item>
                <text:p text:style-name="P60">the conformance of specific Function or Procedure signatures to another Function or Procedure signature is such that:</text:p>
                <text:list>
                  <text:list-item>
                    <text:p text:style-name="P60">the number of argument types accord and;</text:p>
                  </text:list-item>
                  <text:list-item>
                    <text:p text:style-name="P60">the type conformance of each corresponding argument and result type (for functions) follows the rules for conformance given by the meta-types of those types.</text:p>
                  </text:list-item>
                </text:list>
              </text:list-item>
            </text:list>
          </text:list-item>
        </text:list>
        <text:h text:style-name="P10" text:outline-level="4"><text:bookmark-start text:name="__RefHeading___Toc40098_1418072056"/><text:bookmark text:name="_status_meta_type"/>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text:span><text:soft-page-break/><text:span text:style-name="T2">which procedure calls return the 'unit' type.</text:span></text:p>
        <text:h text:style-name="P9"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oft-page-break/><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text:soft-page-break/></text:p>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3"><text:span text:style-name="Source_20_Text"><text:span text:style-name="T2">}</text:span></text:span></text:p>
        <text:h text:style-name="P9" text:outline-level="3"><text:bookmark-start text:name="__RefHeading___Toc40102_1418072056"/><text:bookmark text:name="_model_theoretic_questions"/>6.7. Model Theoretic Questions<text:bookmark-end text:name="__RefHeading___Toc40102_1418072056"/></text:h>
        <text:p text:style-name="P15">The above model produces a number of outcomes that are not necessarily immediately obvious or expected, including:</text:p>
        <text:list text:style-name="L28">
          <text:list-item>
            <text:p text:style-name="P61">Inheritance is from classes to types rather than classes;</text:p>
          </text:list-item>
          <text:list-item>
            <text:p text:style-name="P61">A Generic type parameter can only be a unitary type, i.e. not a container type;</text:p>
          </text:list-item>
          <text:list-item>
            <text:p text:style-name="P61"><text:soft-page-break/>Tuple and Signature types are pure types, i.e. not defined in generating model other than by implication due to use as routine argument lists;</text:p>
          </text:list-item>
          <text:list-item>
            <text:p text:style-name="P85"><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9" text:outline-level="3"><text:bookmark-start text:name="__RefHeading___Toc40104_1418072056"/><text:bookmark text:name="_class_definitions_4"/>6.8. Class Definitions<text:bookmark-end text:name="__RefHeading___Toc40104_1418072056"/></text:h>
        <text:h text:style-name="P10" text:outline-level="4"><text:bookmark-start text:name="__RefHeading___Toc40106_1418072056"/><text:bookmark text:name="_bmm_type_class"/>6.8.1. <text:span text:style-name="T5">BMM_TYPE</text:span>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ext:soft-page-break/>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0" text:outline-level="4"><text:bookmark-start text:name="__RefHeading___Toc40108_1418072056"/><text:bookmark text:name="_bmm_unitary_type_class"/>6.8.2. <text:span text:style-name="T5">BMM_UNITARY_TYPE</text:span>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p>
            </table:table-cell>
          </table:table-row>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0" text:outline-level="4"><text:bookmark-start text:name="__RefHeading___Toc40110_1418072056"/><text:bookmark text:name="_bmm_effective_type_class"/><text:soft-page-break/>6.8.3. <text:span text:style-name="T5">BMM_EFFECTIVE_TYPE</text:span>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p>
            </table:table-cell>
            <table:covered-table-cell/>
          </table:table-row>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0" text:outline-level="4"><text:bookmark-start text:name="__RefHeading___Toc40112_1418072056"/><text:bookmark text:name="_bmm_parameter_type_class"/>6.8.4. <text:span text:style-name="T5">BMM_PARAMETER_TYPE Class</text:span><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ext:soft-page-break/>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pan text:style-name="Source_20_Text"><text:span text:style-name="Emphasis">flattened_conforms_to_type.flattened_type_list</text:span></text:span> or the <text:span text:style-name="Source_20_Text">Any</text:span> typ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0" text:outline-level="4"><text:bookmark-start text:name="__RefHeading___Toc40114_1418072056"/><text:bookmark text:name="_bmm_model_type_class"/><text:soft-page-break/>6.8.5. <text:span text:style-name="T5">BMM_MODEL_TYPE</text:span>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25"/>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0" text:outline-level="4"><text:bookmark-start text:name="__RefHeading___Toc40116_1418072056"/><text:bookmark text:name="_bmm_simple_type_class"/>6.8.6. <text:span text:style-name="T5">BMM_SIMPLE_TYPE</text:span>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ext:soft-page-break/>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0" text:outline-level="4"><text:bookmark-start text:name="__RefHeading___Toc40118_1418072056"/><text:bookmark text:name="_bmm_generic_type_class"/>6.8.7. <text:span text:style-name="T5">BMM_GENERIC_TYPE </text:span>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text:soft-page-break/>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0" text:outline-level="4"><text:bookmark-start text:name="__RefHeading___Toc40120_1418072056"/><text:bookmark text:name="_bmm_builtin_type_class"/><text:soft-page-break/>6.8.8. <text:span text:style-name="T5">BMM_BUILTIN_TYPE</text:span>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p>
            </table:table-cell>
            <table:covered-table-cell/>
          </table:table-row>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0" text:outline-level="4"><text:bookmark-start text:name="__RefHeading___Toc40122_1418072056"/><text:bookmark text:name="_bmm_tuple_type_class"/>6.8.9. <text:span text:style-name="T5">BMM_TUPLE_TYPE</text:span>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ext:soft-page-break/>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Note that both open and closed generic parameters are allowed, as with any generic type, but open generic parameters are only valid within the scope 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P41"><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0" text:outline-level="4"><text:bookmark-start text:name="__RefHeading___Toc40124_1418072056"/><text:bookmark text:name="_bmm_signature_class"/>6.8.10. <text:span text:style-name="T5">BMM_SIGNATURE</text:span>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oft-page-break/><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redefined)</text:span></text:p>
            </table:table-cell>
            <table:table-cell table:style-name="Table31.A1" office:value-type="string">
              <text:p text:style-name="Body_20_Text.tableblock"><text:span text:style-name="Strong_20_Emphasis">base_name</text:span>: <text:span text:style-name="Source_20_Text">String = "Signature"</text:span></text:p>
            </table:table-cell>
            <table:table-cell table:style-name="Table31.A1" office:value-type="string">
              <text:p text:style-name="P4">Base name (built-in).</text:p>
            </table:table-cell>
          </table:table-row>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0" text:outline-level="4"><text:bookmark-start text:name="__RefHeading___Toc40126_1418072056"/><text:bookmark text:name="_bmm_property_type_class"/>6.8.11. <text:span text:style-name="T5">BMM_PROPERTY_TYPE</text:span>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0" text:outline-level="4"><text:bookmark-start text:name="__RefHeading___Toc40128_1418072056"/><text:bookmark text:name="_bmm_routine_type_class"/>6.8.12. <text:span text:style-name="T5">BMM_ROUTINE_TYPE</text:span>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ext:soft-page-break/>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p>
            </table:table-cell>
            <table:covered-table-cell/>
          </table:table-row>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able:table-row>
            <table:table-cell table:style-name="Table33.A1" office:value-type="string">
              <text:p text:style-name="Body_20_Text.tableblock"><text:span text:style-name="Strong_20_Emphasis">Constant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0" text:outline-level="4"><text:bookmark-start text:name="__RefHeading___Toc40130_1418072056"/><text:bookmark text:name="_bmm_function_type_class"/>6.8.13. <text:span text:style-name="T5">BMM_FUNCTION_TYPE</text:span>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0" text:outline-level="4"><text:bookmark-start text:name="__RefHeading___Toc40132_1418072056"/><text:bookmark text:name="_bmm_procedure_type_class"/>6.8.14. <text:span text:style-name="T5">BMM_PROCEDURE_TYPE</text:span>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ext:soft-page-break/>
          <table:table-row>
            <table:table-cell table:style-name="Table35.A1" office:value-type="string">
              <text:p text:style-name="Body_20_Text.tableblock"><text:span text:style-name="Strong_20_Emphasis">Description</text:span></text:p>
            </table:table-cell>
            <table:table-cell table:style-name="Table35.A1" table:number-columns-spanned="2" office:value-type="string">
              <text:p text:style-name="P4">Form of routine specific to procedure object signatures, with <text:span text:style-name="Source_20_Text"><text:span text:style-name="Emphasis">result_type</text:span></text:span> being the special Status meta-type</text:p>
            </table:table-cell>
            <table:covered-table-cell/>
          </table:table-row>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0"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0" text:outline-level="4"><text:bookmark-start text:name="__RefHeading___Toc40136_1418072056"/><text:bookmark text:name="_bmm_container_type_class"/><text:soft-page-break/>6.8.16. <text:span text:style-name="T5">BMM_CONTAINER_TYPE</text:span>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p>
            </table:table-cell>
            <table:covered-table-cell/>
          </table:table-row>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corresponding to the type of contained item, and whose container type is a 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text:span><text:soft-page-break/><text:span text:style-name="Strong_20_Emphasis">(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abstract</text:span> (): <text:span text:style-name="Source_20_Text">Boolean</text:span><text:line-break/><text:line-break/><text:span text:style-name="Emphasis">Post_is_abstract</text:span>: <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pan text:style-name="Emphasis">Post_result</text:span>: <text:span text:style-name="Source_20_Text">Result = </text:span><text:soft-page-break/><text:span text:style-name="Source_20_Text">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p>
            </table:table-cell>
          </table:table-row>
        </table:table>
        <text:h text:style-name="P10" text:outline-level="4"><text:bookmark-start text:name="__RefHeading___Toc40138_1418072056"/><text:bookmark text:name="_bmm_indexed_container_type_class"/>6.8.17. <text:span text:style-name="T5">BMM_INDEXED_CONTAINER_TYPE </text:span>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8" text:outline-level="2"><text:bookmark-start text:name="__RefHeading___Toc40140_1418072056"/><text:bookmark text:name="_classes"/><text:soft-page-break/>7. Classes<text:bookmark-end text:name="__RefHeading___Toc40140_1418072056"/></text:h>
        <text:h text:style-name="P9"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3" draw:name="Image21" text:anchor-type="as-char" svg:width="0.7874in" svg:height="0.3937in" draw:z-index="20"><draw:image xlink:href="../Basic%20Meta-Model%20(BMM)_files/LANG-bmm.core-class.svg" xlink:type="simple" xlink:show="embed" xlink:actuate="onLoad"/><svg:title>LANG bmm.core class</svg:title></draw:frame><text:s/></text:p>
          <text:p text:style-name="P28"><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oft-page-break/><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9" text:outline-level="3"><text:bookmark-start text:name="__RefHeading___Toc40144_1418072056"/><text:bookmark text:name="_simple_classes"/>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23"><text:span text:style-name="Source_20_Text"><text:span text:style-name="T2">}</text:span></text:span></text:p>
        <text:h text:style-name="P9"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text:span><text:soft-page-break/><text:span text:style-name="T2">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6"><text:soft-page-break/><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draw:frame draw:style-name="fr2"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1">Figure 20. BMM class - generic class</text:p>
        </text:section>
        <text:h text:style-name="P9"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text:span><text:soft-page-break/><text:span text:style-name="T2">For complex types, instances are composed of hierarchies of values which are similarly unconstrained with respect to their types.</text:span></text:p>
        <text:p text:style-name="P6"><text:span text:style-name="T2">A useful derived form of any concrete type definition (i.e. instance of </text:span><text:span text:style-name="Source_20_Text"><text:span text:style-name="T2">BMM_EFFECTIVE_TYPE</text:span></text:span><text:span text:style-name="T2"> in a model) is one that constrains the legal 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3"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28"><text:span text:style-name="T2">Figure 21. </text:span><text:span text:style-name="Source_20_Text"><text:span text:style-name="T2">bmm.core.range_constrained</text:span></text:span><text:span text:style-name="T2"> Package - Constrained-range Meta-Types, including Enumeration</text:span></text:p>
        </text:section>
        <text:h text:style-name="P10"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oft-page-break/><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latter of which must be of the type represented in the concrete model by the instance of the ancestor class.</text:span></text:p>
        <text:p text:style-name="P6"><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3"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1">Figure 22. Integer-based Enumeration Type</text:p>
        </text:section>
        <text:p text:style-name="P15">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oft-page-break/><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23"><text:span text:style-name="Source_20_Text"><text:span text:style-name="T2"><text:s text:c="4"/>completed = 8;</text:span></text:span></text:p>
        <text:p text:style-name="P15">The following screenshot shows how this enumeration class appears within a BMM model.</text:p>
        <text:section text:style-name="Sect1" text:name="awb_enumeration">
          <text:p text:style-name="P7"><text:soft-page-break/><draw:frame draw:style-name="fr2"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1">Figure 23. Enumeration Example</text:p>
        </text:section>
        <text:p text:style-name="P6"><text:span text:style-name="T2">The following shows another enumeration class, this time based on the </text:span><text:span text:style-name="Source_20_Text"><text:span text:style-name="T2">String</text:span></text:span><text:span text:style-name="T2"> type.</text:span></text:p>
        <text:p text:style-name="P5"><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text:soft-page-break/></text:p>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23"><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0"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are represented explicitly in the model but in an external database or other resource, the constraint is limited to a reference to the 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oft-page-break/><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3"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1">Figure 24. Value-set Constrained Type</text:p>
        </text:section>
        <text:p text:style-name="P15">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property language: CodedText &lt;&lt;"iso::iso_639-2"&gt;&gt; [1];</text:span></text:span></text:p>
        <text:h text:style-name="P9" text:outline-level="3"><text:bookmark-start text:name="__RefHeading___Toc40154_1418072056"/><text:bookmark text:name="_class_qualifiers"/><text:soft-page-break/>7.5. Class Qualifiers<text:bookmark-end text:name="__RefHeading___Toc40154_1418072056"/></text:h>
        <text:p text:style-name="P15">The following sub-sections describe qualifiers that may be used on any class definition to achieve a specific status within the model system. BMM qualifiers are designed to map to typical features in programming languages.</text:p>
        <text:h text:style-name="P10" text:outline-level="4"><text:bookmark-start text:name="__RefHeading___Toc40156_1418072056"/><text:bookmark text:name="_abstract_classes"/>7.5.1. Abstract Classes<text:bookmark-end text:name="__RefHeading___Toc40156_1418072056"/></text:h>
        <text:p text:style-name="P15">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h text:style-name="P10" text:outline-level="4"><text:bookmark-start text:name="__RefHeading___Toc40158_1418072056"/><text:bookmark text:name="_primitive_type_classes"/>7.5.2. Primitive Type Classes<text:bookmark-end text:name="__RefHeading___Toc40158_1418072056"/></text:h>
        <text:p text:style-name="P15">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primitive class String</text:span></text:span></text:p>
        <text:p text:style-name="Preformatted_20_Text"/>
        <text:p text:style-name="Preformatted_20_Text"><text:soft-page-break/><text:span text:style-name="Source_20_Text"><text:span text:style-name="T2">feature</text:span></text:span></text:p>
        <text:p text:style-name="P23"><text:span text:style-name="Source_20_Text"><text:span text:style-name="T2"><text:s text:c="4"/>// feature definitions</text:span></text:span></text:p>
        <text:p text:style-name="P15">The following shows part of a BMM model in which a number of classes are classified as primitive (shown in light and dark grey).</text:p>
        <text:section text:style-name="Sect1" text:name="awb_primitive_types">
          <text:p text:style-name="P7"><text:soft-page-break/><draw:frame draw:style-name="fr2"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1"><text:soft-page-break/>Figure 25. Primitive classes</text:p>
        </text:section>
        <text:p text:style-name="P15">Primitive classes are normal BMM classes, other than being marked primitive for convenience, and do not have different semantics.</text:p>
        <text:h text:style-name="P9"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15">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9" text:outline-level="3"><text:bookmark-start text:name="__RefHeading___Toc40164_1418072056"/><text:bookmark text:name="_model_theoretic_questions_2"/>7.8. Model Theoretic Questions<text:bookmark-end text:name="__RefHeading___Toc40164_1418072056"/></text:h>
        <text:p text:style-name="P15">The class meta-model as defined here entails certain choices that have consequences, including:</text:p>
        <text:list text:style-name="L29">
          <text:list-item>
            <text:p text:style-name="P62">All Enumeration types are based on literal values (i.e. not only names), which may be of any concrete type, including <text:soft-page-break/>constructed types.</text:p>
          </text:list-item>
        </text:list>
        <text:h text:style-name="P9" text:outline-level="3"><text:bookmark-start text:name="__RefHeading___Toc40166_1418072056"/><text:bookmark text:name="_class_definitions_5"/>7.9. Class Definitions<text:bookmark-end text:name="__RefHeading___Toc40166_1418072056"/></text:h>
        <text:h text:style-name="P10"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25"/>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text:soft-page-break/>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P42"><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default = false}</text:span></text:p>
            </table:table-cell>
            <table:table-cell table:style-name="Table39.A1" office:value-type="string">
              <text:p text:style-name="P4">True if this class represents a type considered to be primitive in the type system, i.e. any typically built-in or 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25"/>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ext:soft-page-break/>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E</text:span></text:a></text:p>
            </table:table-cell>
            <table:table-cell table:style-name="Table39.A1" office:value-type="string">
              <text:p text:style-name="P4">Generate a type object that represents the type for which 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able:table-row>
            <table:table-cell table:style-name="Table39.A1" office:value-type="string">
              <text:p text:style-name="Body_20_Text.tableblock"><text:span text:style-name="Strong_20_Emphasis">1..1</text:span><text:soft-page-break/></text:p>
            </table:table-cell>
            <table:table-cell table:style-name="Table39.A1" office:value-type="string">
              <text:p text:style-name="Body_20_Text.tableblock"><text:span text:style-name="Strong_20_Emphasis">is_primitive</text:span> (): <text:span text:style-name="Source_20_Text">Boolean</text:span><text:soft-page-break/></text:p>
            </table:table-cell>
            <table:table-cell table:style-name="Table39.A1" office:value-type="string">
              <text:p text:style-name="P4">True if this class is designated a primitive type within the overall type <text:soft-page-break/>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26"/>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0" text:outline-level="4"><text:bookmark-start text:name="__RefHeading___Toc40170_1418072056"/><text:bookmark text:name="_bmm_simple_class_class"/>7.9.2. <text:span text:style-name="T5">BMM_SIMPLE_CLASS</text:span>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0" text:outline-level="4"><text:bookmark-start text:name="__RefHeading___Toc40172_1418072056"/><text:bookmark text:name="_bmm_generic_class_class"/><text:soft-page-break/>7.9.3. <text:span text:style-name="T5">BMM_GENERIC_CLASS</text:span>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0" text:outline-level="4"><text:bookmark-start text:name="__RefHeading___Toc40174_1418072056"/><text:bookmark text:name="_bmm_enumeration_class"/><text:soft-page-break/>7.9.4. <text:span text:style-name="T5">BMM_ENUMERATION</text:spa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0" text:outline-level="4"><text:bookmark-start text:name="__RefHeading___Toc40176_1418072056"/><text:bookmark text:name="_bmm_enumeration_string_class"/><text:soft-page-break/>7.9.5. <text:span text:style-name="T5">BMM_ENUMERATION_STRING</text:span>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78_1418072056"/><text:bookmark text:name="_bmm_enumeration_integer_class"/>7.9.6. B<text:span text:style-name="T5">MM_ENUMERATION_INTEGER</text:span>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80_1418072056"/><text:bookmark text:name="_bmm_value_set_spec_class"/>7.9.7. <text:span text:style-name="T5">BMM_VALUE_SET_SPEC</text:span>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text:soft-page-break/>resource, e.g. a reference data service.</text:p>
            </table:table-cell>
            <table:covered-table-cell/>
          </table:table-row>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8" text:outline-level="2"><text:bookmark-start text:name="__RefHeading___Toc40182_1418072056"/><text:bookmark text:name="_class_features"/>8. Class Features<text:bookmark-end text:name="__RefHeading___Toc40182_1418072056"/></text:h>
        <text:h text:style-name="P9"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0" text:outline-level="4"><text:bookmark-start text:name="__RefHeading___Toc40186_1418072056"/><text:bookmark text:name="_feature_taxonomy"/>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86"><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86"><text:span text:style-name="Emphasis"><text:span text:style-name="T2">properties</text:span></text:span><text:span text:style-name="T2">: mutable static definitions, described in detail in previous sections;</text:span></text:p>
          </text:list-item>
          <text:list-item>
            <text:p text:style-name="P86"><text:span text:style-name="Emphasis"><text:span text:style-name="T2">constants</text:span></text:span><text:span text:style-name="T2">: immutable static values.</text:span></text:p>
          </text:list-item>
        </text:list>
        <text:p text:style-name="P15"><text:soft-page-break/>The taxonomy of feature declarations is shown below in the simplified view of the BMM feature meta-model.</text:p>
        <text:section text:style-name="Sect1" text:name="feature-taxonomy">
          <text:p text:style-name="P7"><draw:frame draw:style-name="fr3"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1">Figure 26. Feature taxonomy</text:p>
        </text:section>
        <text:h text:style-name="P10" text:outline-level="4"><text:bookmark-start text:name="__RefHeading___Toc40188_1418072056"/><text:bookmark text:name="_class_model"/>8.1.2. Class Model<text:bookmark-end text:name="__RefHeading___Toc40188_1418072056"/></text:h>
        <text:p text:style-name="P15">The full feature meta-model is shown below.</text:p>
        <text:section text:style-name="Sect1" text:name="core_feature">
          <text:p text:style-name="P7"><draw:frame draw:style-name="fr3" draw:name="Image29" text:anchor-type="as-char" svg:width="0.7874in" svg:height="0.3937in" draw:z-index="28"><draw:image xlink:href="../Basic%20Meta-Model%20(BMM)_files/LANG-bmm.core.feature.svg" xlink:type="simple" xlink:show="embed" xlink:actuate="onLoad"/><svg:title>LANG bmm.core.feature</svg:title></draw:frame><text:s/></text:p>
          <text:p text:style-name="P28"><text:span text:style-name="T2">Figure 27. </text:span><text:span text:style-name="Source_20_Text"><text:span text:style-name="T2">base.bmm.core.feature</text:span></text:span><text:span text:style-name="T2"> package</text:span></text:p>
        </text:section>
        <text:h text:style-name="P10"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draw:frame draw:style-name="fr3"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1">Figure 28. Feature Groups</text:p>
        </text:section>
        <text:p text:style-name="P6"><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87"><text:span text:style-name="T2">meta-type, e.g. a group called </text:span><text:span text:style-name="Source_20_Text"><text:span text:style-name="T2">"rules"</text:span></text:span><text:span text:style-name="T2"> limited to publicly visible functions only;</text:span></text:p>
          </text:list-item>
          <text:list-item>
            <text:p text:style-name="P63">logical feature type, e.g. commands, queries, factory methods etc.</text:p>
          </text:list-item>
        </text:list>
        <text:p text:style-name="P6"><text:soft-page-break/><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0">TBD: define visibility meta-model; probably need to support C++/Java approach and type-based.</text:p>
        <text:h text:style-name="P10"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class.</text:span></text:p>
        <text:p text:style-name="P6"><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0" text:outline-level="4"><text:bookmark-start text:name="__RefHeading___Toc40194_1418072056"/><text:bookmark text:name="_signatures"/>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oft-page-break/><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2"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1">Figure 29. Signature taxonomy</text:p>
        </text:section>
        <text:h text:style-name="P10" text:outline-level="4"><text:bookmark-start text:name="__RefHeading___Toc40196_1418072056"/><text:bookmark text:name="_synthesis_due_to_generic_parameter_substitution"/>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9" text:outline-level="3"><text:bookmark-start text:name="__RefHeading___Toc40198_1418072056"/><text:bookmark text:name="_properties"/><text:soft-page-break/>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0"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1"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15">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23"><text:soft-page-break/><text:span text:style-name="Source_20_Text"><text:span text:style-name="T2"><text:s text:c="4"/>constant SafeSpeed: Interval&lt;Quantity&gt; = |0.0 km/h .. 60.0 km/h|;</text:span></text:span></text:p>
        <text:h text:style-name="P11"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15">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23"><text:span text:style-name="Source_20_Text"><text:span text:style-name="T2"><text:s text:c="8"/>Result := {ProxyVar&lt;Quantity&gt;}({Quantity}(0.0, "kPa"), {Quantity}(150.0, "kPa"));</text:span></text:span></text:p>
        <text:h text:style-name="P10" text:outline-level="4"><text:bookmark-start text:name="__RefHeading___Toc40206_1418072056"/><text:bookmark text:name="_writable_properties"/>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1" text:outline-level="5"><text:bookmark-start text:name="__RefHeading___Toc40208_1418072056"/><text:bookmark text:name="_unitary_versus_container_properties"/>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oft-page-break/><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2"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1"><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23"><text:span text:style-name="Source_20_Text"><text:span text:style-name="T2"><text:s text:c="4"/>composition property other_participations: PARTICIPATION[*]{set};</text:span></text:span></text:p>
        <text:h text:style-name="P10" text:outline-level="4"><text:bookmark-start text:name="__RefHeading___Toc40210_1418072056"/><text:bookmark text:name="_semantic_level"/>8.2.3. Semantic Level<text:bookmark-end text:name="__RefHeading___Toc40210_1418072056"/></text:h>
        <text:p text:style-name="P20">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88"><text:soft-page-break/><text:span text:style-name="Emphasis"><text:span text:style-name="T2">both False</text:span></text:span><text:span text:style-name="T2">: the value of the property is considered to be design-time constrainable;</text:span></text:p>
          </text:list-item>
          <text:list-item>
            <text:p text:style-name="P88"><text:span text:style-name="Emphasis"><text:span text:style-name="T2">is IM runtime</text:span></text:span><text:span text:style-name="T2">: True if the property value is only knowable at runtime, as is typically the case for identifiers, dates etc;</text:span></text:p>
          </text:list-item>
          <text:list-item>
            <text:p text:style-name="P88"><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9"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15">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23"><text:span text:style-name="Source_20_Text"><text:span text:style-name="T2"><text:s text:c="8"/>alias {infix '/', infix '÷'};</text:span></text:span></text:p>
        <text:h text:style-name="P10"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15">The essential semantics are as follows:</text:p>
        <text:list text:style-name="L33">
          <text:list-item>
            <text:p text:style-name="P89"><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64">if a pre-condition is not met at the moment of routine call, the client (caller) is at fault;</text:p>
              </text:list-item>
            </text:list>
          </text:list-item>
          <text:list-item>
            <text:p text:style-name="P89"><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64">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15">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23"><text:span text:style-name="Source_20_Text"><text:span text:style-name="T2"><text:s text:c="12"/>Has_ehr: has_ehr (Result)</text:span></text:span></text:p>
        <text:h text:style-name="P10"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3"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1">Figure 31. Class creators and converters</text:p>
        </text:section>
        <text:p text:style-name="P15">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23"><text:span text:style-name="Source_20_Text"><text:span text:style-name="T2"><text:s text:c="4"/>procedure set_day (a_day: Integer[1])</text:span></text:span></text:p>
        <text:h text:style-name="P10"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3"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1">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9"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9"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9" text:outline-level="3"><text:bookmark-start text:name="__RefHeading___Toc40224_1418072056"/><text:bookmark text:name="_class_definitions_6"/><text:soft-page-break/>8.6. Class Definitions<text:bookmark-end text:name="__RefHeading___Toc40224_1418072056"/></text:h>
        <text:h text:style-name="P10" text:outline-level="4"><text:bookmark-start text:name="__RefHeading___Toc40226_1418072056"/><text:bookmark text:name="_bmm_formal_element_class"/>8.6.1. <text:span text:style-name="T5">BMM_FORMAL_ELEMENT</text:span>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BMM_MODEL}.boolean_type_de</text:span><text:soft-page-break/><text:span text:style-name="Source_20_Text">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228_1418072056"/><text:bookmark text:name="_bmm_feature_class"/>8.6.2. <text:span text:style-name="T5">BMM_FEATURE</text:span>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0" text:outline-level="4"><text:bookmark-start text:name="__RefHeading___Toc40230_1418072056"/><text:bookmark text:name="_bmm_feature_group_class"/>8.6.3. BMM_FEATURE_GROUP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p>
            </table:table-cell>
            <table:covered-table-cell/>
          </table:table-row>
          <text:soft-page-break/>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0" text:outline-level="4"><text:bookmark-start text:name="__RefHeading___Toc40232_1418072056"/><text:bookmark text:name="_bmm_visibility_class"/>8.6.4. BMM_VISIBILITY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representation.</text:p>
              <text:p text:style-name="P4">TODO: define schemes; probably need to support C++/Java scheme as well as better type-based schemes.</text:p>
            </table:table-cell>
          </table:table-row>
        </table:table>
        <text:h text:style-name="P10" text:outline-level="4"><text:bookmark-start text:name="__RefHeading___Toc40234_1418072056"/><text:bookmark text:name="_bmm_instantiable_feature_class"/>8.6.5. BMM_INSTANTIABLE_FEATURE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p>
            </table:table-cell>
          </table:table-row>
          <text:soft-page-break/>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ments = Void</text:span></text:p>
            </table:table-cell>
          </table:table-row>
        </table:table>
        <text:h text:style-name="P10" text:outline-level="4"><text:bookmark-start text:name="__RefHeading___Toc40236_1418072056"/><text:bookmark text:name="_bmm_static_class"/>8.6.6. BMM_STATIC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text:span><text:soft-page-break/><text:span text:style-name="Source_20_Text">False</text:span></text:p>
            </table:table-cell>
          </table:table-row>
        </table:table>
        <text:h text:style-name="P10" text:outline-level="4"><text:bookmark-start text:name="__RefHeading___Toc40238_1418072056"/><text:bookmark text:name="_bmm_constant_class"/>8.6.7. BMM_CONSTANT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0" text:outline-level="4"><text:bookmark-start text:name="__RefHeading___Toc40240_1418072056"/><text:bookmark text:name="_bmm_singleton_class"/>8.6.8. BMM_SINGLETO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p>
            </table:table-cell>
            <table:covered-table-cell/>
          </table:table-row>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0" text:outline-level="4"><text:bookmark-start text:name="__RefHeading___Toc40242_1418072056"/><text:bookmark text:name="_bmm_property_class"/><text:soft-page-break/>8.6.9. BMM_PROPERTY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pan text:style-name="Source_20_Text">Boolean<text:line-break/>{default = false}</text:span></text:p>
            </table:table-cell>
            <table:table-cell table:style-name="Table55.A1" office:value-type="string">
              <text:p text:style-name="P4">True if this property is marked with info model <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text:span><text:soft-page-break/><text:span text:style-name="Source_20_Text">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0" text:outline-level="4"><text:bookmark-start text:name="__RefHeading___Toc40244_1418072056"/><text:bookmark text:name="_bmm_unitary_property_class"/>8.6.10. BMM_UNITARY_PROPERTY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0" text:outline-level="4"><text:bookmark-start text:name="__RefHeading___Toc40246_1418072056"/><text:bookmark text:name="_bmm_container_property_class"/>8.6.11. BMM_CONTAINER_PROPERTY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ext:soft-page-break/>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0" text:outline-level="4"><text:bookmark-start text:name="__RefHeading___Toc40248_1418072056"/><text:bookmark text:name="_bmm_indexed_container_property_class"/>8.6.12. BMM_INDEXED_CONTAINER_PROPERTY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0" text:outline-level="4"><text:bookmark-start text:name="__RefHeading___Toc40250_1418072056"/><text:bookmark text:name="_bmm_routine_class"/><text:soft-page-break/>8.6.13. BMM_ROUTINE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will evaluate to True if the routine executed correctly, May be used to generate 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text:span><text:soft-page-break/><text:span text:style-name="Source_20_Text">NITION</text:span></text:a></text:p>
            </table:table-cell>
            <table:table-cell table:style-name="Table59.A1" office:value-type="string">
              <text:p text:style-name="P4">Body of a routine, i.e. executable program.</text:p>
            </table:table-cell>
          </table:table-row>
          <table:table-row>
            <table:table-cell table:style-name="Table59.A1" office:value-type="string">
              <text:p text:style-name="Body_20_Text.tableblock"><text:span text:style-name="Strong_20_Emphasis">Function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0" text:outline-level="4"><text:bookmark-start text:name="__RefHeading___Toc40252_1418072056"/><text:bookmark text:name="_bmm_function_class"/>8.6.14. BMM_FUNCTIO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26"/>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0" text:outline-level="4"><text:bookmark-start text:name="__RefHeading___Toc40254_1418072056"/><text:bookmark text:name="_bmm_operator_class"/>8.6.15. BMM_OPERATOR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soft-page-break/></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p>
            </table:table-cell>
            <table:table-cell table:style-name="Table61.A1" office:value-type="string">
              <text:p text:style-name="Body_20_Text.tableblock"><text:span text:style-name="Strong_20_Emphasis">Meaning</text:spa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0" text:outline-level="4"><text:bookmark-start text:name="__RefHeading___Toc40256_1418072056"/><text:bookmark text:name="_bmm_operator_position_enumeration"/>8.6.16. BMM_OPERATOR_POSITIO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for operators associated with 1- and 2- degree functions.</text:p>
            </table:table-cell>
            <table:covered-table-cell/>
          </table:table-row>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26"/>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26"/>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0" text:outline-level="4"><text:bookmark-start text:name="__RefHeading___Toc40258_1418072056"/><text:bookmark text:name="_bmm_procedure_class"/><text:soft-page-break/>8.6.17. BMM_PROCEDURE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
        <text:h text:style-name="P10" text:outline-level="4"><text:bookmark-start text:name="__RefHeading___Toc40260_1418072056"/><text:bookmark text:name="_bmm_variable_class"/>8.6.18. BMM_VARIABLE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ext:soft-page-break/>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0" text:outline-level="4"><text:bookmark-start text:name="__RefHeading___Toc40262_1418072056"/><text:bookmark text:name="_bmm_writable_variable_class"/>8.6.19. BMM_WRITABLE_VARIABLE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LE (abstract)</text:span></text:p>
            </table:table-cell>
          </table:table-row>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
        <text:h text:style-name="P10" text:outline-level="4"><text:bookmark-start text:name="__RefHeading___Toc40264_1418072056"/><text:bookmark text:name="_bmm_local_class"/>8.6.20. BMM_LOCAL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text:soft-page-break/>(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row>
        </table:table>
        <text:h text:style-name="P10" text:outline-level="4"><text:bookmark-start text:name="__RefHeading___Toc40266_1418072056"/><text:bookmark text:name="_bmm_result_class"/>8.6.21. BMM_RESULT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0" text:outline-level="4"><text:bookmark-start text:name="__RefHeading___Toc40268_1418072056"/><text:bookmark text:name="_bmm_readonly_variable_class"/>8.6.22. BMM_READONLY_VARIABLE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text:soft-page-break/>including routine parameters and the special variable <text:span text:style-name="Source_20_Text">Self</text:span>.</text:p>
            </table:table-cell>
          </table:table-row>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0" text:outline-level="4"><text:bookmark-start text:name="__RefHeading___Toc40272_1418072056"/><text:bookmark text:name="_bmm_parameter_class"/><text:soft-page-break/>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a xlink:type="simple" xlink:href="https://specifications.openehr.org/releases/LANG/latest/bmm.html#_bmm_parameter_direction_enumeration" text:style-name="Internet_20_link" text:visited-style-name="Visited_20_Internet_20_Link"><text:span text:style-name="Source_20_Text">BMM_PARAMETER_DIRECTION</text:span></text:a></text:p>
            </table:table-cell>
            <table:table-cell table:style-name="Table70.A1" office:value-type="string">
              <text:p text:style-name="P4">Optional read/write direction of the parameter. If none-supplied, the parameter is treated as <text:span text:style-name="Source_20_Text">in</text:span>, i.e. readable.</text:p>
            </table:table-cell>
          </table:table-row>
        </table:table>
        <text:h text:style-name="P10" text:outline-level="4"><text:bookmark-start text:name="__RefHeading___Toc40274_1418072056"/><text:bookmark text:name="_bmm_parameter_direction_enumeration"/>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able:table-row>
            <table:table-cell table:style-name="Table71.A1" office:value-type="string">
              <text:p text:style-name="P26"/>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26"/>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26"/>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0" text:outline-level="4"><text:bookmark-start text:name="__RefHeading___Toc40276_1418072056"/><text:bookmark text:name="_bmm_routine_definition_class"/><text:soft-page-break/>8.6.26. BMM_ROUTINE_DEFINITIO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ION (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routine body meta-types.</text:p>
            </table:table-cell>
          </table:table-row>
        </table:table>
        <text:h text:style-name="P10" text:outline-level="4"><text:bookmark-start text:name="__RefHeading___Toc40278_1418072056"/><text:bookmark text:name="_bmm_local_routine_class"/>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able:table-row>
            <table:table-cell table:style-name="Table73.A1" office:value-type="string">
              <text:p text:style-name="Body_20_Text.tableblock"><text:span text:style-name="Strong_20_Emphasis">0..1</text:span></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p>
            </table:table-cell>
            <table:table-cell table:style-name="Table73.A1" office:value-type="string">
              <text:p text:style-name="P4">Local variables of the routine, if there is a body 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0" text:outline-level="4"><text:bookmark-start text:name="__RefHeading___Toc40280_1418072056"/><text:bookmark text:name="_bmm_external_routine_class"/><text:soft-page-break/>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routine in an external library to be called.</text:p>
            </table:table-cell>
            <table:covered-table-cell/>
          </table:table-row>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p>
            </table:table-cell>
          </table:table-row>
        </table:table>
        <text:h text:style-name="P8" text:outline-level="2"><text:bookmark-start text:name="__RefHeading___Toc40282_1418072056"/><text:bookmark text:name="_literal_values"/>9. Literal Values<text:bookmark-end text:name="__RefHeading___Toc40282_1418072056"/></text:h>
        <text:h text:style-name="P9"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text:soft-page-break/><draw:frame draw:style-name="fr3"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28"><text:span text:style-name="T2">Figure 33. </text:span><text:span text:style-name="Source_20_Text"><text:span text:style-name="T2">base.bmm.core.literal_value</text:span></text:span><text:span text:style-name="T2"> package - Literal Values</text:span></text:p>
        </text:section>
        <text:h text:style-name="P9" text:outline-level="3"><text:bookmark-start text:name="__RefHeading___Toc40286_1418072056"/><text:bookmark text:name="_general_model"/>9.2. General Model<text:bookmark-end text:name="__RefHeading___Toc40286_1418072056"/></text:h>
        <text:p text:style-name="P6"><text:span text:style-name="T2">When a BMM model is instantiated in its in-memory form, e.g. in a BMM modelling tool, any literal values in the model such as 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90"><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90"><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9" text:outline-level="3"><text:bookmark-start text:name="__RefHeading___Toc40288_1418072056"/><text:bookmark text:name="_container_literals"/>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text:span><text:soft-page-break/><text:span text:style-name="T2">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9" text:outline-level="3"><text:bookmark-start text:name="__RefHeading___Toc40290_1418072056"/><text:bookmark text:name="_literal_tuples"/>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9" text:outline-level="3"><text:bookmark-start text:name="__RefHeading___Toc40292_1418072056"/><text:bookmark text:name="_type_extensions"/>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9" text:outline-level="3"><text:bookmark-start text:name="__RefHeading___Toc40294_1418072056"/><text:bookmark text:name="_class_definitions_7"/>9.6. Class Definitions<text:bookmark-end text:name="__RefHeading___Toc40294_1418072056"/></text:h>
        <text:h text:style-name="P10" text:outline-level="4"><text:bookmark-start text:name="__RefHeading___Toc40296_1418072056"/><text:bookmark text:name="_bmm_literal_value_class"/>9.6.1. BMM_LITERAL_VALUE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text:soft-page-break/>may be inline values of primitive types in the usual fashion or complex 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0" text:outline-level="4"><text:bookmark-start text:name="__RefHeading___Toc40298_1418072056"/><text:bookmark text:name="_bmm_container_value_class"/>9.6.2. BMM_CONTAINER_VALUE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concrete type is a linear container type, i.e. array, list or <text:soft-page-break/>set.</text:p>
            </table:table-cell>
          </table:table-row>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0_1418072056"/><text:bookmark text:name="_bmm_indexed_container_value_class"/>9.6.3. BMM_INDEXED_CONTAINER_VALUE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p>
            </table:table-cell>
            <table:table-cell table:style-name="Table77.A1" office:value-type="string">
              <text:p text:style-name="Body_20_Text.tableblock"><text:span text:style-name="Strong_20_Emphasis">BMM_INDEXED_CONTAINER_VALUE</text:span></text:p>
            </table:table-cell>
          </table:table-row>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2_1418072056"/><text:bookmark text:name="_bmm_unitary_value_class"/>9.6.4. BMM_UNITARY_VALUE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ARY_VALUE&lt;T&gt; (abstract)</text:span></text:p>
            </table:table-cell>
          </table:table-row>
          <text:soft-page-break/>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for literals whose concrete type is a 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4_1418072056"/><text:bookmark text:name="_bmm_primitive_value_class"/>9.6.5. BMM_PRIMITIVE_VALUE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0" text:outline-level="4"><text:bookmark-start text:name="__RefHeading___Toc40306_1418072056"/><text:bookmark text:name="_bmm_string_value_class"/>9.6.6. BMM_STRING_VALUE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ext:soft-page-break/>
          <table:table-row>
            <table:table-cell table:style-name="Table80.A1" office:value-type="string">
              <text:p text:style-name="Body_20_Text.tableblock"><text:span text:style-name="Strong_20_Emphasis">Description</text:span></text:p>
            </table:table-cell>
            <table:table-cell table:style-name="Table80.A1" table:number-columns-spanned="2" office:value-type="string">
              <text:p text:style-name="P4">Meta-type for a literal String 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pan text:style-name="Source_20_Text">String</text:span>.</text:p>
            </table:table-cell>
            <table:covered-table-cell/>
          </table:table-row>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0" text:outline-level="4"><text:bookmark-start text:name="__RefHeading___Toc40308_1418072056"/><text:bookmark text:name="_bmm_integer_value_class"/>9.6.7. BMM_INTEGER_VALUE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0" text:outline-level="4"><text:bookmark-start text:name="__RefHeading___Toc40310_1418072056"/><text:bookmark text:name="_bmm_boolean_value_class"/>9.6.8. BMM_BOOLEAN_VALUE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ext:soft-page-break/>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0" text:outline-level="4"><text:bookmark-start text:name="__RefHeading___Toc40312_1418072056"/><text:bookmark text:name="_bmm_interval_value_class"/>9.6.9. BMM_INTERVAL_VALUE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8" text:outline-level="2"><text:bookmark-start text:name="__RefHeading___Toc40314_1418072056"/><text:bookmark text:name="_expressions"/><text:soft-page-break/>10. Expressions<text:bookmark-end text:name="__RefHeading___Toc40314_1418072056"/></text:h>
        <text:h text:style-name="P9" text:outline-level="3"><text:bookmark-start text:name="__RefHeading___Toc40316_1418072056"/><text:bookmark text:name="_overview_9"/>10.1. Overview<text:bookmark-end text:name="__RefHeading___Toc40316_1418072056"/></text:h>
        <text:p text:style-name="P15">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draw:frame draw:style-name="fr3"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1">Figure 34. Expression Taxonomy</text:p>
        </text:section>
        <text:p text:style-name="P15">The meta-types defined in this part of the BMM model may be understood as the types of entities in an abstract syntax tree (AST) generated from expression parsing. Conversely, one or more expression syntaxes may be parsed into a tree based on the model described here. Note however, that whatever the variation in surface syntax, all such syntaxes parsed this way ultimately have the semantics defined by the BMM EL meta-model. This is true even for expressions written in a syntax whose published semantics are in 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draw:frame draw:style-name="fr3" draw:name="Image37" text:anchor-type="as-char" svg:width="0.7874in" svg:height="0.3937in" draw:z-index="36"><draw:image xlink:href="../Basic%20Meta-Model%20(BMM)_files/LANG-bmm.expression.svg" xlink:type="simple" xlink:show="embed" xlink:actuate="onLoad"/><svg:title>LANG bmm.expression</svg:title></draw:frame><text:s/></text:p>
          <text:p text:style-name="P28"><text:span text:style-name="T2">Figure 35. </text:span><text:span text:style-name="Source_20_Text"><text:span text:style-name="T2">bmm.expression</text:span></text:span><text:span text:style-name="T2"> Package</text:span></text:p>
        </text:section>
        <text:p text:style-name="P6"><text:soft-page-break/><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9" text:outline-level="3"><text:bookmark-start text:name="__RefHeading___Toc40318_1418072056"/><text:bookmark text:name="_terminal_entities"/>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0" text:outline-level="4"><text:bookmark-start text:name="__RefHeading___Toc40320_1418072056"/><text:bookmark text:name="_simple_terminal_entities"/>10.2.1. Simple Terminal Entities<text:bookmark-end text:name="__RefHeading___Toc40320_1418072056"/></text:h>
        <text:p text:style-name="P15">The simple terminal meta-types in EL are as follows:</text:p>
        <text:list text:style-name="L35">
          <text:list-item>
            <text:p text:style-name="P91"><text:span text:style-name="Emphasis"><text:span text:style-name="T2">literal values</text:span></text:span><text:span text:style-name="T2">: inline-generated values created without reference to a model instance, but which must be instances of types defined by the model (</text:span><text:span text:style-name="Source_20_Text"><text:span text:style-name="T2">EL_LITERAL</text:span></text:span><text:span text:style-name="T2">);</text:span></text:p>
          </text:list-item>
          <text:list-item>
            <text:p text:style-name="P91"><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91"><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1" text:outline-level="5"><text:bookmark-start text:name="__RefHeading___Toc40322_1418072056"/><text:bookmark text:name="_literals"/><text:soft-page-break/>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1" text:outline-level="5"><text:bookmark-start text:name="__RefHeading___Toc40324_1418072056"/><text:bookmark text:name="_value_generators"/>10.2.1.2. Value Generators<text:bookmark-end text:name="__RefHeading___Toc40324_1418072056"/></text:h>
        <text:p text:style-name="P15">Value generators are categorised as follows:</text:p>
        <text:list text:style-name="L36">
          <text:list-item>
            <text:p text:style-name="P92"><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92"><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92"><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92"><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92"><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92"><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15"><text:soft-page-break/>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65">the current object - implied;</text:p>
          </text:list-item>
          <text:list-item>
            <text:p text:style-name="P65">another object, which may be designated via:</text:p>
            <text:list>
              <text:list-item>
                <text:p text:style-name="P65">a specified scoping object, achieved through 'dot-notation' in most languages;</text:p>
              </text:list-item>
              <text:list-item>
                <text:p text:style-name="P65">a type reference.</text:p>
              </text:list-item>
            </text:list>
          </text:list-item>
        </text:list>
        <text:h text:style-name="P12" text:outline-level="6"><text:bookmark-start text:name="__RefHeading___Toc40326_1418072056"/><text:bookmark text:name="_feature_references"/>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93"><text:span text:style-name="T2">a property name, e.g. </text:span><text:span text:style-name="Source_20_Text"><text:span text:style-name="Emphasis"><text:span text:style-name="T2">name</text:span></text:span></text:span><text:span text:style-name="T2">;</text:span></text:p>
          </text:list-item>
          <text:list-item>
            <text:p text:style-name="P93"><text:span text:style-name="T2">a constant name, e.g. </text:span><text:span text:style-name="Source_20_Text"><text:span text:style-name="Emphasis"><text:span text:style-name="T2">pi</text:span></text:span></text:span><text:span text:style-name="T2">;</text:span></text:p>
          </text:list-item>
          <text:list-item>
            <text:p text:style-name="P93"><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66">a function call.</text:p>
          </text:list-item>
        </text:list>
        <text:p text:style-name="P15"><text:soft-page-break/>Function calls are described in detail in the following section.</text:p>
        <text:h text:style-name="P12"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15">A class feature is defined as one that is:</text:p>
        <text:list text:style-name="L39">
          <text:list-item>
            <text:p text:style-name="P67">a constant;</text:p>
          </text:list-item>
          <text:list-item>
            <text:p text:style-name="P67">an enumeration literal;</text:p>
          </text:list-item>
          <text:list-item>
            <text:p text:style-name="P94"><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15">The last category typically includes 'external' functions that are wrappers for calls to the operating system or other external resource that maintains its own state independently.</text:p>
        <text:p text:style-name="P15">Since a type reference can be made without instantiation, it may be made to an abstract class as well as a concrete one. This facilitates the use of so-called 'utility' classes containing groups of useful functions e.g. for handling specific kinds of strings.</text:p>
        <text:p text:style-name="P15">Examples of type references as qualifiers of class features include the following:</text:p>
        <text:list text:style-name="L40">
          <text:list-item>
            <text:p text:style-name="P95"><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95"><text:soft-page-break/><text:span text:style-name="Source_20_Text"><text:span text:style-name="T2">{Colours}.red</text:span></text:span><text:span text:style-name="T2">, to access an enumeration literal;</text:span></text:p>
          </text:list-item>
          <text:list-item>
            <text:p text:style-name="P95"><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96"><text:span text:style-name="Source_20_Text"><text:span text:style-name="T2">admission_dates.type = {Interval&lt;Iso8601_date_time&gt;}</text:span></text:span><text:span text:style-name="T2">.</text:span></text:p>
          </text:list-item>
        </text:list>
        <text:h text:style-name="P12" text:outline-level="6"><text:bookmark-start text:name="__RefHeading___Toc40330_1418072056"/><text:bookmark text:name="_agents"/>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1" text:outline-level="5"><text:bookmark-start text:name="__RefHeading___Toc40332_1418072056"/><text:bookmark text:name="_variables_2"/>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97"><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97"><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97"><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97"><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1" text:outline-level="5"><text:bookmark-start text:name="__RefHeading___Toc40334_1418072056"/><text:bookmark text:name="_predicates"/><text:soft-page-break/>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3"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1">Figure 36. Predicates</text:p>
        </text:section>
        <text:p text:style-name="P15">The following predicates are pre-defined.</text:p>
        <text:h text:style-name="P12" text:outline-level="6"><text:bookmark-start text:name="__RefHeading___Toc40336_1418072056"/><text:bookmark text:name="_attached_x"/>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
        <text:p text:style-name="Preformatted_20_Text"><text:span text:style-name="Source_20_Text"><text:span text:style-name="T2"><text:s text:c="4"/>invariant</text:span></text:span></text:p>
        <text:p text:style-name="P23"><text:span text:style-name="Source_20_Text"><text:span text:style-name="T2"><text:s text:c="8"/>Validity: attached(url) or attached(value)</text:span></text:span></text:p>
        <text:h text:style-name="P12" text:outline-level="6"><text:bookmark-start text:name="__RefHeading___Toc40338_1418072056"/><text:bookmark text:name="_defined_x"/><text:soft-page-break/>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0">TBD: this might be replaced by another approach.</text:p>
        <text:h text:style-name="P10"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able). Two concrete subtypes of each of these abstract meta-types are used to represent two common kinds of decision structure found in procedural and most object-oriented programming languages:</text:span></text:p>
        <text:list text:style-name="L43">
          <text:list-item>
            <text:p text:style-name="P98"><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98"><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15">The following UML illustrates.</text:p>
        <text:section text:style-name="Sect1" text:name="bmm_expression_decision_table">
          <text:p text:style-name="P7"><draw:frame draw:style-name="fr3"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1"><text:soft-page-break/>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oft-page-break/><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23"><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pan text:style-name="Source_20_Text"><text:span text:style-name="T2"><text:s text:c="16"/>===================</text:span></text:span></text:p>
        <text:p text:style-name="P23"><text:span text:style-name="Source_20_Text"><text:span text:style-name="T2"><text:s text:c="12"/>;</text:span></text:span></text:p>
        <text:h text:style-name="P9" text:outline-level="3"><text:bookmark-start text:name="__RefHeading___Toc40342_1418072056"/><text:bookmark text:name="_operator_expressions"/><text:soft-page-break/>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draw:frame draw:style-name="fr3"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1">Figure 38. Operator meta-types</text:p>
        </text:section>
        <text:p text:style-name="P15">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balance + overdraft_limit &gt; 0</text:span></text:span></text:p>
        <text:p text:style-name="P6"><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text:soft-page-break/></text:p>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23"><text:span text:style-name="Source_20_Text"><text:span text:style-name="T2"><text:s text:c="8"/>alias '+'</text:span></text:span></text:p>
        <text:p text:style-name="P15">A parser processing this expression would produce the result shown below, assuming that the BMM model containing these classes had already been instantiated.</text:p>
        <text:section text:style-name="Sect1" text:name="bmm_expression_property_ref">
          <text:p text:style-name="P7"><draw:frame draw:style-name="fr3"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1">Figure 39. Instantiated Operator Expression</text:p>
        </text:section>
        <text:p text:style-name="P15">Below, we consider a number of examples illustrating expressions containing the various kinds of terminal reference, based on the 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oft-page-break/><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23"><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pan text:style-name="Source_20_Text"><text:span text:style-name="T2"><text:s text:c="4"/>patient.heart_rhythm = Erratic and patient.heart_rate &gt;= Atrial_fibrillation_heart_rate</text:span></text:span></text:p>
        <text:p text:style-name="P15">The following shows a function call whose argument is an expression.</text:p>
        <text:p text:style-name="P3"><text:span text:style-name="Source_20_Text"><text:span text:style-name="T2"><text:s text:c="4"/>date_of_birth.earlier ({Env}.current_date - P10Y)</text:span></text:span></text:p>
        <text:p text:style-name="P6"><text:soft-page-break/><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344_1418072056"/><text:bookmark text:name="_tuples"/>10.4. Tuples<text:bookmark-end text:name="__RefHeading___Toc40344_1418072056"/></text:h>
        <text:p text:style-name="P15">Although rarely useful in class definitions, a Tuple of any degree may be formed from any combination of other EL expressions and 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9"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0" text:outline-level="4"><text:bookmark-start text:name="__RefHeading___Toc40348_1418072056"/><text:bookmark text:name="_simple_assertions"/>10.5.1. Simple Assertions<text:bookmark-end text:name="__RefHeading___Toc40348_1418072056"/></text:h>
        <text:p text:style-name="P15">Simple assertions may be formed from common operators and operands, including the usual logical arithmetic and comparison operators, as well as any operators relating to specific data types. Normally the top-level operator in the Expression graph is a logical <text:soft-page-break/>or relational operator. Since all operators are mapped to functions defined on types, there are no 'floating' or 'built-in' operators as such.</text:p>
        <text:h text:style-name="P10"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15">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 nameItem: items | not nameItem.isEmpty()</text:span></text:span></text:p>
        <text:p text:style-name="P15">A different syntax might express it as follows.</text:p>
        <text:p text:style-name="P5"><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23"><text:span text:style-name="Source_20_Text"><text:span text:style-name="T2"><text:s text:c="8"/>end</text:span></text:span></text:p>
        <text:p text:style-name="P15">A similar invariant, this time using ∃, is shown below.</text:p>
        <text:p text:style-name="P5"><text:span text:style-name="Source_20_Text"><text:span text:style-name="T2"><text:s text:c="4"/>invariant</text:span></text:span></text:p>
        <text:p text:style-name="Preformatted_20_Text"><text:span text:style-name="Source_20_Text"><text:span text:style-name="T2"><text:s text:c="8"/>for nameItem in items</text:span></text:span></text:p>
        <text:p text:style-name="P23"><text:span text:style-name="Source_20_Text"><text:span text:style-name="T2"><text:s text:c="12"/>∃ not nameItem.isEmpty()</text:span></text:span></text:p>
        <text:p text:style-name="P6"><text:soft-page-break/><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pan text:style-name="Source_20_Text"><text:span text:style-name="T2"><text:s text:c="4"/>there_exists (test: Function&lt;[T], Boolean&gt;): Boolean;</text:span></text:span></text:p>
        <text:p text:style-name="P23"><text:span text:style-name="Source_20_Text"><text:span text:style-name="T2"><text:s text:c="12"/>-- True if there is any v in container for which test (v) is True</text:span></text:span></text:p>
        <text:h text:style-name="P9" text:outline-level="3"><text:bookmark-start text:name="__RefHeading___Toc40352_1418072056"/><text:bookmark text:name="_class_definitions_8"/>10.6. Class Definitions<text:bookmark-end text:name="__RefHeading___Toc40352_1418072056"/></text:h>
        <text:h text:style-name="P10" text:outline-level="4"><text:bookmark-start text:name="__RefHeading___Toc40354_1418072056"/><text:bookmark text:name="_el_expression_class"/>10.6.1. EL_EXPRESSIO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oft-page-break/><text:span text:style-name="Emphasis">Post_result</text:span>: <text:span text:style-name="Source_20_Text">Result = 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oft-page-break/><text:span text:style-name="Source_20_Text">Boolean</text:span>).</text:p>
            </table:table-cell>
          </table:table-row>
        </table:table>
        <text:h text:style-name="P10" text:outline-level="4"><text:bookmark-start text:name="__RefHeading___Toc40356_1418072056"/><text:bookmark text:name="_el_terminal_class"/>10.6.2. EL_TERMINAL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i.e. leaves) within operator expressions or tuples.</text:p>
            </table:table-cell>
          </table:table-row>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0" text:outline-level="4"><text:bookmark-start text:name="__RefHeading___Toc40358_1418072056"/><text:bookmark text:name="_el_simple_class"/>10.6.3. EL_SIMPLE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text:soft-page-break/>i.e. logically 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0" text:outline-level="4"><text:bookmark-start text:name="__RefHeading___Toc40360_1418072056"/><text:bookmark text:name="_el_value_generator_class"/>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pan text:style-name="Source_20_Text">Boolean</text:span></text:p>
            </table:table-cell>
            <table:table-cell table:style-name="Table87.A1" office:value-type="string">
              <text:p text:style-name="P25"/>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0" text:outline-level="4"><text:bookmark-start text:name="__RefHeading___Toc40362_1418072056"/><text:bookmark text:name="_el_type_ref_class"/><text:soft-page-break/>10.6.5. EL_TYPE_REF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Type, directly from the name of the reference, e.g. <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text:line-break/>{default = false}</text:span></text:p>
            </table:table-cell>
            <table:table-cell table:style-name="Table88.A1" office:value-type="string">
              <text:p text:style-name="P25"/>
            </table:table-cell>
          </table:table-row>
          <table:table-row>
            <table:table-cell table:style-name="Table88.A1" office:value-type="string">
              <text:p text:style-name="Body_20_Text.tableblock"><text:span text:style-name="Strong_20_Emphasis">Function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0" text:outline-level="4"><text:bookmark-start text:name="__RefHeading___Toc40364_1418072056"/><text:bookmark text:name="_el_literal_class"/>10.6.6. EL_LITERAL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ext:soft-page-break/>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0" text:outline-level="4"><text:bookmark-start text:name="__RefHeading___Toc40366_1418072056"/><text:bookmark text:name="_el_variable_class"/>10.6.7. EL_VARIABLE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any kind of symbolic variable.</text:p>
            </table:table-cell>
          </table:table-row>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0" text:outline-level="4"><text:bookmark-start text:name="__RefHeading___Toc40368_1418072056"/><text:bookmark text:name="_el_writable_variable_class"/><text:soft-page-break/>10.6.8. EL_WRITABLE_VARIABLE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default = true}</text:span></text:p>
            </table:table-cell>
            <table:table-cell table:style-name="Table91.A1" office:value-type="string">
              <text:p text:style-name="P4">Defined to return True in all cases.</text:p>
            </table:table-cell>
          </table:table-row>
        </table:table>
        <text:h text:style-name="P10" text:outline-level="4"><text:bookmark-start text:name="__RefHeading___Toc40370_1418072056"/><text:bookmark text:name="_el_readonly_variable_class"/>10.6.9. EL_READONLY_VARIABLE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ext:soft-page-break/>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0" text:outline-level="4"><text:bookmark-start text:name="__RefHeading___Toc40372_1418072056"/><text:bookmark text:name="_el_feature_ref_class"/>10.6.10. EL_FEATURE_REF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p>
            </table:table-cell>
            <table:table-cell table:style-name="Table93.A1" office:value-type="string">
              <text:p text:style-name="Body_20_Text.tableblock"><text:span text:style-name="Strong_20_Emphasis">scoper</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0" text:outline-level="4"><text:bookmark-start text:name="__RefHeading___Toc40374_1418072056"/><text:bookmark text:name="_el_property_ref_class"/>10.6.11. EL_PROPERTY_REF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soft-page-break/></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redefined)</text:span></text:p>
            </table:table-cell>
            <table:table-cell table:style-name="Table94.A1" office:value-type="string">
              <text:p text:style-name="Body_20_Text.tableblock"><text:span text:style-name="Strong_20_Emphasis">is_writable</text:span>: <text:span text:style-name="Source_20_Text">Boolean<text:line-break/>{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of the current scoping instance. Return <text:span text:style-name="Source_20_Text"><text:span text:style-name="Emphasis">definition.type</text:span></text:span>.</text:p>
            </table:table-cell>
          </table:table-row>
        </table:table>
        <text:h text:style-name="P10" text:outline-level="4"><text:bookmark-start text:name="__RefHeading___Toc40376_1418072056"/><text:bookmark text:name="_el_static_ref_class"/>10.6.12. EL_STATIC_REF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ext:soft-page-break/>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0" text:outline-level="4"><text:bookmark-start text:name="__RefHeading___Toc40378_1418072056"/><text:bookmark text:name="_el_agent_call_class"/>10.6.13. EL_AGENT_CALL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0" text:outline-level="4"><text:bookmark-start text:name="__RefHeading___Toc40380_1418072056"/><text:bookmark text:name="_el_function_call_class"/>10.6.14. EL_FUNCTION_CALL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text:span><text:soft-page-break/><text:span text:style-name="Source_20_Text">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382_1418072056"/><text:bookmark text:name="_el_agent_class"/>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ext:soft-page-break/>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is_writable</text:span>: <text:span text:style-name="Source_20_Text">Boolean<text:line-break/>{default = false}</text:span></text:p>
            </table:table-cell>
            <table:table-cell table:style-name="Table98.A1" office:value-type="string">
              <text:p text:style-name="P25"/>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effected)</text:span></text:p>
            </table:table-cell>
            <table:table-cell table:style-name="Table98.A1" office:value-type="string">
              <text:p text:style-name="Body_20_Text.tableblock"><text:span text:style-name="Strong_20_Emphasis">eval_type</text:span> (): <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text:span><text:soft-page-break/><text:span text:style-name="Source_20_Text">definition.signature</text:span></text:p>
            </table:table-cell>
            <table:table-cell table:style-name="Table98.A1" office:value-type="string">
              <text:p text:style-name="P4">Eval type is the signature corresponding to the (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0" text:outline-level="4"><text:bookmark-start text:name="__RefHeading___Toc40384_1418072056"/><text:bookmark text:name="_el_function_agent_class"/>10.6.16. EL_FUNCTION_AGENT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oft-pag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0" text:outline-level="4"><text:bookmark-start text:name="__RefHeading___Toc40386_1418072056"/><text:bookmark text:name="_el_procedure_agent_class"/>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if any.</text:p>
            </table:table-cell>
          </table:table-row>
        </table:table>
        <text:h text:style-name="P10" text:outline-level="4"><text:bookmark-start text:name="__RefHeading___Toc40388_1418072056"/><text:bookmark text:name="_el_predicate_class"/>10.6.18. EL_PREDICATE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soft-page-break/></text:p>
            </table:table-cell>
            <table:covered-table-cell/>
          </table:table-row>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0" text:outline-level="4"><text:bookmark-start text:name="__RefHeading___Toc40390_1418072056"/><text:bookmark text:name="_el_defined_class"/>10.6.19. EL_DEFINED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argument, that returns true if the reference is resolvable, i.e. the external 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ext:soft-page-break/>to be removed. </text:p>
                  </table:table-cell>
                </table:table-row>
              </table:table>
              <text:p text:style-name="P25"/>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2_1418072056"/><text:bookmark text:name="_el_attached_class"/>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object reference (including function call) that returns True if the reference is attached, i.e. non-Void.</text:p>
            </table:table-cell>
          </table:table-row>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4_1418072056"/><text:bookmark text:name="_el_decision_table_class"/>10.6.21. EL_DECISION_TABLE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text:soft-page-break/>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6_1418072056"/><text:bookmark text:name="_el_decision_branch_class"/>10.6.22. EL_DECISION_BRANCH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8_1418072056"/><text:bookmark text:name="_el_condition_chain_class"/>10.6.23. EL_CONDITION_CHAI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text:soft-page-break/>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RESSION</text:span></text:a><text:span text:style-name="Source_20_Text">&gt;</text:span></text:p>
            </table:table-cell>
            <table:table-cell table:style-name="Table107.A1" office:value-type="string">
              <text:p text:style-name="P4">Members of the chain, equivalent to branches in an if/then/else chain and cases in a case statement.</text:p>
            </table:table-cell>
          </table:table-row>
        </table:table>
        <text:h text:style-name="P10" text:outline-level="4"><text:bookmark-start text:name="__RefHeading___Toc40400_1418072056"/><text:bookmark text:name="_el_conditional_expression_class"/>10.6.24. EL_CONDITIONAL_EXPRESSIO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returns True, the result is the evaluation result of <text:span text:style-name="Source_20_Text"><text:span text:style-name="Emphasis">expression</text:span></text:span>.</text:p>
            </table:table-cell>
            <table:covered-table-cell/>
          </table:table-row>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soft-page-break/><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text:soft-page-break/>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0" text:outline-level="4"><text:bookmark-start text:name="__RefHeading___Toc40402_1418072056"/><text:bookmark text:name="_el_case_table_class"/>10.6.25. EL_CASE_TABLE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and an <text:span text:style-name="Source_20_Text"><text:span text:style-name="Emphasis">else</text:span></text:span> member that as a whole, represents a case statement flavour of 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able is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0" text:outline-level="4"><text:bookmark-start text:name="__RefHeading___Toc40404_1418072056"/><text:bookmark text:name="_el_case_class"/><text:soft-page-break/>10.6.26. EL_CASE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p>
            </table:table-cell>
            <table:table-cell table:style-name="Table110.A1" table:number-columns-spanned="2" office:value-type="string">
              <text:p text:style-name="P4">One branch of a Case table, consisting of a value constraint (the match criterion) and a result, of the generic 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0" text:outline-level="4"><text:bookmark-start text:name="__RefHeading___Toc40406_1418072056"/><text:bookmark text:name="_el_operator_class"/>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ridden</text:span>: <text:span text:style-name="Source_20_Text">Boolean</text:span></text:p>
            </table:table-cell>
            <table:table-cell table:style-name="Table111.A1" office:value-type="string">
              <text:p text:style-name="P4">True if the natural precedence of operators is overridden 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oft-page-break/><text:span text:style-name="Source_20_Text">OPERATOR_DEF.</text:span><text:span text:style-name="Source_20_Text"><text:span text:style-name="Emphasis">symbols</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 expression, inferred by matching operator against functions defined 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operator_definition</text:span> ():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0" text:outline-level="4"><text:bookmark-start text:name="__RefHeading___Toc40408_1418072056"/><text:bookmark text:name="_el_unary_operator_class"/>10.6.28. EL_UNARY_OPERATOR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0" text:outline-level="4"><text:bookmark-start text:name="__RefHeading___Toc40410_1418072056"/><text:bookmark text:name="_el_binary_operator_class"/><text:soft-page-break/>10.6.29. EL_BINARY_OPERATOR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0" text:outline-level="4"><text:bookmark-start text:name="__RefHeading___Toc40412_1418072056"/><text:bookmark text:name="_el_tuple_class"/>10.6.30. EL_TUPLE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ext:soft-page-break/>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1..1<text:line-break/>(effected)</text:span></text:p>
            </table:table-cell>
            <table:table-cell table:style-name="Table11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p>
            </table:table-cell>
          </table:table-row>
        </table:table>
        <text:h text:style-name="P10" text:outline-level="4"><text:bookmark-start text:name="__RefHeading___Toc40414_1418072056"/><text:bookmark text:name="_el_tuple_item_class"/>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p>
            </table:table-cell>
          </table:table-row>
        </table:table>
        <text:h text:style-name="P10" text:outline-level="4"><text:bookmark-start text:name="__RefHeading___Toc40416_1418072056"/><text:bookmark text:name="_el_constrained_class"/>10.6.32. EL_CONSTRAINED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soft-page-break/><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text:soft-page-break/>form.</text:p>
            </table:table-cell>
          </table:table-row>
        </table:table>
        <text:h text:style-name="P10" text:outline-level="4"><text:bookmark-start text:name="__RefHeading___Toc40418_1418072056"/><text:bookmark text:name="_el_boolean_expression_class"/>10.6.33. EL_BOOLEAN_EXPRESSIO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able:table-row>
            <table:table-cell table:style-name="Table117.A1" office:value-type="string">
              <text:p text:style-name="Body_20_Text.tableblock"><text:span text:style-name="Strong_20_Emphasis">Invariants</text:span></text:p>
            </table:table-cell>
            <table:table-cell table:style-name="Table117.A1" office:value-type="string">
              <text:p text:style-name="P4"><text:span text:style-name="Emphasis">Inv_boolean_expression</text:span>: <text:span text:style-name="Source_20_Text">base_expression.is_boolean()</text:span></text:p>
            </table:table-cell>
          </table:table-row>
        </table:table>
        <text:h text:style-name="P8" text:outline-level="2"><text:bookmark-start text:name="__RefHeading___Toc40420_1418072056"/><text:bookmark text:name="_functional_elements"/>11. Functional Elements<text:bookmark-end text:name="__RefHeading___Toc40420_1418072056"/></text:h>
        <text:h text:style-name="P9"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99"><text:soft-page-break/><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99"><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99"><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draw:frame draw:style-name="fr3"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28"><text:span text:style-name="T2">Figure 40. </text:span><text:span text:style-name="Source_20_Text"><text:span text:style-name="T2">bmm.expression</text:span></text:span><text:span text:style-name="T2"> package - Functional Elements</text:span></text:p>
        </text:section>
        <text:h text:style-name="P9" text:outline-level="3"><text:bookmark-start text:name="__RefHeading___Toc40424_1418072056"/><text:bookmark text:name="_agents_2"/>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text:span><text:soft-page-break/><text:span text:style-name="T2">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progressively filled before final execution, each time generating a new agent with a reduced signature.</text:span></text:p>
        <text:h text:style-name="P9" text:outline-level="3"><text:bookmark-start text:name="__RefHeading___Toc40426_1418072056"/><text:bookmark text:name="_calls"/>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oft-page-break/><text:span text:style-name="T2">Such calls are direct equivalents for expressions using basic mathematical operators and functions, on the usual basis that any 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3" draw:name="Image43" text:anchor-type="as-char" svg:width="0.7874in" svg:height="0.3937in" draw:z-index="42"><draw:image xlink:href="../Basic%20Meta-Model%20(BMM)_files/LANG-bmm-nested_call.svg" xlink:type="simple" xlink:show="embed" xlink:actuate="onLoad"/><svg:title>LANG bmm nested call</svg:title></draw:frame><text:s/></text:p>
          <text:p text:style-name="P21">Figure 41. Function call example - Body Mass index (BMI)</text:p>
        </text:section>
        <text:h text:style-name="P8" text:outline-level="2"><text:bookmark-start text:name="__RefHeading___Toc40428_1418072056"/><text:bookmark text:name="_statements"/>12. Statements<text:bookmark-end text:name="__RefHeading___Toc40428_1418072056"/></text:h>
        <text:h text:style-name="P9"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draw:frame draw:style-name="fr3" draw:name="Image44" text:anchor-type="as-char" svg:width="0.7874in" svg:height="0.3937in" draw:z-index="43"><draw:image xlink:href="../Basic%20Meta-Model%20(BMM)_files/LANG-bmm.statement.svg" xlink:type="simple" xlink:show="embed" xlink:actuate="onLoad"/><svg:title>LANG bmm.statement</svg:title></draw:frame><text:s/></text:p>
          <text:p text:style-name="P21">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text:span><text:soft-page-break/><text:span text:style-name="T2">meta-types inherit from this class. A number of common types are included by default, and are described below.</text:span></text:p>
        <text:p text:style-name="P15">This facility is primarily provided to support the definition of higher-level languages by embedding them in the outer BMM meta-model.</text:p>
        <text:h text:style-name="P9"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program text.</text:span></text:p>
        <text:h text:style-name="P9"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oft-page-break/><text:span text:style-name="Source_20_Text"><text:span text:style-name="T2"><text:s text:c="4"/>balance: Decimal;</text:span></text:span></text:p>
        <text:p text:style-name="Preformatted_20_Text"/>
        <text:p text:style-name="Preformatted_20_Text"><text:span text:style-name="Source_20_Text"><text:span text:style-name="T2">feature -- Interface</text:span></text:span></text:p>
        <text:p text:style-name="Preformatted_20_Text"/>
        <text:p text:style-name="Preformatted_20_Text"><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Solvent: position &gt;= 0.0</text:span></text:span></text:p>
        <text:p text:style-name="P15">The BMM meta-model for this statement is shown below.</text:p>
        <text:section text:style-name="Sect1" text:name="bmm_assignment">
          <text:p text:style-name="P7"><draw:frame draw:style-name="fr3" draw:name="Image45" text:anchor-type="as-char" svg:width="0.7874in" svg:height="0.3937in" draw:z-index="44"><draw:image xlink:href="../Basic%20Meta-Model%20(BMM)_files/bmm_assignment.svg" xlink:type="simple" xlink:show="embed" xlink:actuate="onLoad"/><svg:title>bmm assignment</svg:title></draw:frame><text:s/></text:p>
          <text:p text:style-name="P21">Figure 43. Assignment to function Result</text:p>
        </text:section>
        <text:h text:style-name="P9" text:outline-level="3"><text:bookmark-start text:name="__RefHeading___Toc40436_1418072056"/><text:bookmark text:name="_procedure_call"/>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oft-page-break/><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23"><text:span text:style-name="Source_20_Text"><text:span text:style-name="T2"><text:s text:c="4"/>}</text:span></text:span></text:p>
        <text:p text:style-name="P15">The BMM meta-model instance structure for the call is shown below.</text:p>
        <text:section text:style-name="Sect1" text:name="bmm_procedure_call">
          <text:p text:style-name="P7"><draw:frame draw:style-name="fr3" draw:name="Image46" text:anchor-type="as-char" svg:width="0.7874in" svg:height="0.3937in" draw:z-index="45"><draw:image xlink:href="../Basic%20Meta-Model%20(BMM)_files/bmm_procedure_call.svg" xlink:type="simple" xlink:show="embed" xlink:actuate="onLoad"/><svg:title>bmm procedure call</svg:title></draw:frame><text:s/></text:p>
          <text:p text:style-name="P21"><text:soft-page-break/>Figure 44. Procedure call</text:p>
        </text:section>
        <text:h text:style-name="P9" text:outline-level="3"><text:bookmark-start text:name="__RefHeading___Toc40438_1418072056"/><text:bookmark text:name="_action_tables"/>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15">The following example shows the logic of a BMM Action table meta-type, within a procedure that generates appropriate alerts or 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23"><text:span text:style-name="Source_20_Text"><text:span text:style-name="T2"><text:s text:c="4"/>end</text:span></text:span></text:p>
        <text:p text:style-name="P15">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oft-page-break/><text:span text:style-name="Source_20_Text"><text:span text:style-name="T2"><text:s text:c="8"/>oxygen_sat.in_range([low]): <text:s text:c="22"/>call_staff</text:span></text:span></text:p>
        <text:p text:style-name="Preformatted_20_Text"><text:span text:style-name="Source_20_Text"><text:span text:style-name="T2"><text:s text:c="8"/>============================================================================</text:span></text:span></text:p>
        <text:p text:style-name="P23"><text:span text:style-name="Source_20_Text"><text:span text:style-name="T2"><text:s text:c="4"/>end</text:span></text:span></text:p>
        <text:h text:style-name="P9"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9" text:outline-level="3"><text:bookmark-start text:name="__RefHeading___Toc40442_1418072056"/><text:bookmark text:name="_class_definitions_9"/>12.7. Class Definitions<text:bookmark-end text:name="__RefHeading___Toc40442_1418072056"/></text:h>
        <text:h text:style-name="P10" text:outline-level="4"><text:bookmark-start text:name="__RefHeading___Toc40444_1418072056"/><text:bookmark text:name="_bmm_statement_item_class"/>12.7.1. BMM_STATEMENT_ITEM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ypes representing a locally defined routine body.</text:p>
            </table:table-cell>
          </table:table-row>
        </table:table>
        <text:h text:style-name="P10" text:outline-level="4"><text:bookmark-start text:name="__RefHeading___Toc40446_1418072056"/><text:bookmark text:name="_bmm_statement_block_class"/>12.7.2. BMM_STATEMENT_BLOCK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soft-page-break/></text:p>
            </table:table-cell>
            <table:covered-table-cell/>
          </table:table-row>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0" text:outline-level="4"><text:bookmark-start text:name="__RefHeading___Toc40448_1418072056"/><text:bookmark text:name="_bmm_statement_class"/>12.7.3. BMM_STATEMENT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text:span><text:soft-page-break/><text:span text:style-name="Source_20_Text">MENT_ITEM</text:span></text:a></text:p>
            </table:table-cell>
          </table:table-row>
        </table:table>
        <text:h text:style-name="P10" text:outline-level="4"><text:bookmark-start text:name="__RefHeading___Toc40450_1418072056"/><text:bookmark text:name="_bmm_simple_statement_class"/>12.7.4. BMM_SIMPLE_STATEMENT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0" text:outline-level="4"><text:bookmark-start text:name="__RefHeading___Toc40452_1418072056"/><text:bookmark text:name="_bmm_declaration_class"/>12.7.5. BMM_DECLARATIO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soft-page-break/></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0" text:outline-level="4"><text:bookmark-start text:name="__RefHeading___Toc40454_1418072056"/><text:bookmark text:name="_bmm_assignment_class"/>12.7.6. BMM_ASSIGNMENT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ext:soft-page-break/>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0" text:outline-level="4"><text:bookmark-start text:name="__RefHeading___Toc40456_1418072056"/><text:bookmark text:name="_bmm_procedure_call_class"/>12.7.7. BMM_PROCEDURE_CALL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458_1418072056"/><text:bookmark text:name="_bmm_assertion_class"/>12.7.8. BMM_ASSERTIO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May be rendered in syntax as <text:span text:style-name="Source_20_Text">assert condition</text:span> or similar.</text:p>
            </table:table-cell>
            <table:covered-table-cell/>
          </table:table-row>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ext:soft-page-break/>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ON</text:span></text:a></text:p>
            </table:table-cell>
            <table:table-cell table:style-name="Table125.A1" office:value-type="string">
              <text:p text:style-name="P4">Boolean-valued expression of the assertion.</text:p>
            </table:table-cell>
          </table:table-row>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0" text:outline-level="4"><text:bookmark-start text:name="__RefHeading___Toc40460_1418072056"/><text:bookmark text:name="_bmm_action_table_class"/>12.7.9. BMM_ACTION_TABLE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0" text:outline-level="4"><text:bookmark-start text:name="__RefHeading___Toc40462_1418072056"/><text:bookmark text:name="_bmm_action_decision_table_class"/>12.7.10. BMM_ACTION_DECISION_TABLE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text:soft-page-break/>form of Decision Table that allows only procedure call agents (lambdas) as the result of branches.</text:p>
            </table:table-cell>
          </table:table-row>
        </table:table>
        <text:h text:style-name="P8" text:outline-level="2"><text:bookmark-start text:name="__RefHeading___Toc40464_1418072056"/><text:bookmark text:name="_model_semantics_2"/>13. Model Semantics<text:bookmark-end text:name="__RefHeading___Toc40464_1418072056"/></text:h>
        <text:p text:style-name="P15">This section describes various semantics that apply at a whole-of-model level rather than within single entities such as a class, type or property.</text:p>
        <text:h text:style-name="P9" text:outline-level="3"><text:bookmark-start text:name="__RefHeading___Toc40466_1418072056"/><text:bookmark text:name="inheritance_semantics"/>13.1. Inheritance<text:bookmark-end text:name="__RefHeading___Toc40466_1418072056"/></text:h>
        <text:h text:style-name="P10"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68">a simple class;</text:p>
          </text:list-item>
          <text:list-item>
            <text:p text:style-name="P68">a generic class;</text:p>
          </text:list-item>
          <text:list-item>
            <text:p text:style-name="P100"><text:soft-page-break/><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draw:frame draw:style-name="fr2"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1">Figure 45. BMM class - ancestors view</text:p>
        </text:section>
        <text:p text:style-name="P15">The next screenshot shows the descendants view of one of the ancestor classes of the same class.</text:p>
        <text:section text:style-name="Sect1" text:name="awb_class_descendants">
          <text:p text:style-name="P7"><text:soft-page-break/><draw:frame draw:style-name="fr2"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1">Figure 46. BMM class - descendants view</text:p>
        </text:section>
        <text:h text:style-name="P10" text:outline-level="4"><text:bookmark-start text:name="__RefHeading___Toc40470_1418072056"/><text:bookmark text:name="_generic_inheritance"/>13.1.2. Generic Inheritance<text:bookmark-end text:name="__RefHeading___Toc40470_1418072056"/></text:h>
        <text:p text:style-name="P15">Inheritance between generic classes works in the same way as for simple classes, with the additional semantics of formal parameter inheritance, which are as follows:</text:p>
        <text:list text:style-name="L46">
          <text:list-item>
            <text:p text:style-name="P69">each unsubstituted formal parameter of the parent type must have a same-named counterpart in the formal parameters of the inheriting class;</text:p>
          </text:list-item>
          <text:list-item>
            <text:p text:style-name="P69">the formal parameters of the inheriting class may further constrain any of the ancestor type’s formal parameters.</text:p>
          </text:list-item>
        </text:list>
        <text:p text:style-name="P6"><text:soft-page-break/><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2" draw:name="Image49" text:anchor-type="as-char" svg:width="5.7811in" style:rel-width="55%" svg:height="4.7291in" draw:z-index="48"><draw:image xlink:href="../Basic%20Meta-Model%20(BMM)_files/awb_generic_class.png" xlink:type="simple" xlink:show="embed" xlink:actuate="onLoad"/><svg:title>awb generic class</svg:title></draw:frame><text:s/></text:p>
          <text:p text:style-name="P21">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text:span><text:soft-page-break/><text:span text:style-name="T2">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asterisk within the property view to indicate this.</text:span></text:p>
        <text:p text:style-name="P15">A simple class may also inherit from a closed generic type, with the parameters of the latter fixed to specific type(s), as shown in the following example.</text:p>
        <text:section text:style-name="Sect1" text:name="awb_generic_inheritance_closed">
          <text:p text:style-name="P7"><draw:frame draw:style-name="fr2"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1">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2"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1">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2"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1">Figure 50. Generic inheritance, open parameter</text:p>
        </text:section>
        <text:h text:style-name="P10"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2"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1">Figure 51. Multiple inheritance</text:p>
        </text:section>
        <text:h text:style-name="P10"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0">TBD</text:p>
        <text:h text:style-name="P8" text:outline-level="2"><text:bookmark-start text:name="__RefHeading___Toc40476_1418072056"/><text:bookmark text:name="_bmm_extensions"/><text:soft-page-break/>14. BMM Extensions<text:bookmark-end text:name="__RefHeading___Toc40476_1418072056"/></text:h>
        <text:h text:style-name="P9" text:outline-level="3"><text:bookmark-start text:name="__RefHeading___Toc40478_1418072056"/><text:bookmark text:name="_overview_12"/>14.1. Overview<text:bookmark-end text:name="__RefHeading___Toc40478_1418072056"/></text:h>
        <text:h text:style-name="P9" text:outline-level="3"><text:bookmark-start text:name="__RefHeading___Toc40480_1418072056"/><text:bookmark text:name="_general_extensions"/>14.2. General Extensions<text:bookmark-end text:name="__RefHeading___Toc40480_1418072056"/></text:h>
        <text:h text:style-name="P9" text:outline-level="3"><text:bookmark-start text:name="__RefHeading___Toc40482_1418072056"/><text:bookmark text:name="_feature_extensions"/>14.3. Feature Extensions<text:bookmark-end text:name="__RefHeading___Toc40482_1418072056"/></text:h>
        <text:h text:style-name="P8"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29">Last updated 2022-12-18 23:34:47 UTC </text:p>
        </text:section>
      </text:section>
      <text:section text:style-name="Sect1" text:name="monica-content-root">
        <text:p text:style-name="P30"><draw:frame draw:style-name="fr1" draw:name="Image54" text:anchor-type="as-char" svg:width="0.25in" svg:height="0.25in" draw:z-index="53"><draw:image xlink:href="chrome-extension://ofpnmcalabcbjgholdjcjblkibolbppb/static/monicaLogo.png" xlink:type="simple" xlink:show="embed" xlink:actuate="onLoad"/></draw:frame>Ctrl+M</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1-20T12:08:25.693416342</dc:date>
    <meta:editing-duration>PT16H45M16S</meta:editing-duration>
    <meta:editing-cycles>30</meta:editing-cycles>
    <meta:document-statistic meta:table-count="127" meta:image-count="54" meta:object-count="0" meta:page-count="230" meta:paragraph-count="3966" meta:word-count="28140" meta:character-count="200340" meta:non-whitespace-character-count="172951"/>
    <meta:user-defined meta:name="viewport">width=device-width, initial-scale=1.0</meta:user-defined>
  </office:meta>
</office:document-meta>
</file>